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669cm" fo:margin-left="0.032cm" table:align="left"/>
    </style:style>
    <style:style style:name="Таблица1.A" style:family="table-column">
      <style:table-column-properties style:column-width="7.144cm"/>
    </style:style>
    <style:style style:name="Таблица1.B" style:family="table-column">
      <style:table-column-properties style:column-width="2.54cm"/>
    </style:style>
    <style:style style:name="Таблица1.C" style:family="table-column">
      <style:table-column-properties style:column-width="6.985cm"/>
    </style:style>
    <style:style style:name="Таблица1.1" style:family="table-row">
      <style:table-row-properties style:min-row-height="1.445cm" style:use-optimal-row-height="false"/>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1.459cm" style:use-optimal-row-height="false"/>
    </style:style>
    <style:style style:name="Таблица1.3" style:family="table-row">
      <style:table-row-properties style:min-row-height="0.935cm" style:use-optimal-row-height="false"/>
    </style:style>
    <style:style style:name="Таблица1.6" style:family="table-row">
      <style:table-row-properties style:min-row-height="0.951cm" style:use-optimal-row-height="false"/>
    </style:style>
    <style:style style:name="Таблица2" style:family="table">
      <style:table-properties style:width="16.194cm" fo:margin-left="0.191cm" table:align="left"/>
    </style:style>
    <style:style style:name="Таблица2.A" style:family="table-column">
      <style:table-column-properties style:column-width="2.916cm"/>
    </style:style>
    <style:style style:name="Таблица2.B" style:family="table-column">
      <style:table-column-properties style:column-width="2.477cm"/>
    </style:style>
    <style:style style:name="Таблица2.C" style:family="table-column">
      <style:table-column-properties style:column-width="4.129cm"/>
    </style:style>
    <style:style style:name="Таблица2.D" style:family="table-column">
      <style:table-column-properties style:column-width="2.586cm"/>
    </style:style>
    <style:style style:name="Таблица2.E" style:family="table-column">
      <style:table-column-properties style:column-width="4.087cm"/>
    </style:style>
    <style:style style:name="Таблица2.1" style:family="table-row">
      <style:table-row-properties style:min-row-height="1.201cm"/>
    </style:style>
    <style:style style:name="Таблица2.A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style>
    <style:style style:name="Таблица2.B1" style:family="table-cell">
      <style:table-cell-properties style:vertical-align="middle" fo:padding-left="0.191cm" fo:padding-right="0.191cm" fo:padding-top="0cm" fo:padding-bottom="0cm" fo:border="0.5pt solid #000000"/>
    </style:style>
    <style:style style:name="Таблица2.2" style:family="table-row">
      <style:table-row-properties style:min-row-height="0.474cm"/>
    </style:style>
    <style:style style:name="Таблица2.3" style:family="table-row">
      <style:table-row-properties style:min-row-height="0.725cm"/>
    </style:style>
    <style:style style:name="Таблица2.A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B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C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D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E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4" style:family="table-row">
      <style:table-row-properties style:min-row-height="0.868cm"/>
    </style:style>
    <style:style style:name="Таблица2.A4" style:family="table-cell">
      <style:table-cell-properties fo:padding-left="0.191cm" fo:padding-right="0.191cm" fo:padding-top="0cm" fo:padding-bottom="0cm" fo:border="0.5pt solid #000000"/>
    </style:style>
    <style:style style:name="Таблица2.B4" style:family="table-cell">
      <style:table-cell-properties fo:padding-left="0.191cm" fo:padding-right="0.191cm" fo:padding-top="0cm" fo:padding-bottom="0cm" fo:border="0.5pt solid #000000"/>
    </style:style>
    <style:style style:name="Таблица2.C4"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0.5pt solid #000000"/>
    </style:style>
    <style:style style:name="Таблица2.B5" style:family="table-cell">
      <style:table-cell-properties fo:padding-left="0.191cm" fo:padding-right="0.191cm" fo:padding-top="0cm" fo:padding-bottom="0cm" fo:border="0.5pt solid #000000"/>
    </style:style>
    <style:style style:name="Таблица2.C5"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A6" style:family="table-cell">
      <style:table-cell-properties fo:padding-left="0.191cm" fo:padding-right="0.191cm" fo:padding-top="0cm" fo:padding-bottom="0cm" fo:border="0.5pt solid #000000"/>
    </style:style>
    <style:style style:name="Таблица2.B6" style:family="table-cell">
      <style:table-cell-properties fo:padding-left="0.191cm" fo:padding-right="0.191cm" fo:padding-top="0cm" fo:padding-bottom="0cm" fo:border="0.5pt solid #000000"/>
    </style:style>
    <style:style style:name="Таблица2.C6"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A7" style:family="table-cell">
      <style:table-cell-properties fo:padding-left="0.191cm" fo:padding-right="0.191cm" fo:padding-top="0cm" fo:padding-bottom="0cm" fo:border="0.5pt solid #000000"/>
    </style:style>
    <style:style style:name="Таблица2.B7" style:family="table-cell">
      <style:table-cell-properties fo:padding-left="0.191cm" fo:padding-right="0.191cm" fo:padding-top="0cm" fo:padding-bottom="0cm" fo:border="0.5pt solid #000000"/>
    </style:style>
    <style:style style:name="Таблица2.C7"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3" style:family="table">
      <style:table-properties style:width="16.252cm" fo:margin-left="0.189cm" table:align="left"/>
    </style:style>
    <style:style style:name="Таблица3.A" style:family="table-column">
      <style:table-column-properties style:column-width="10.753cm"/>
    </style:style>
    <style:style style:name="Таблица3.B" style:family="table-column">
      <style:table-column-properties style:column-width="1.75cm"/>
    </style:style>
    <style:style style:name="Таблица3.C" style:family="table-column">
      <style:table-column-properties style:column-width="2cm"/>
    </style:style>
    <style:style style:name="Таблица3.1" style:family="table-row">
      <style:table-row-properties style:min-row-height="0.367cm" fo:keep-together="always" style:use-optimal-row-height="false"/>
    </style:style>
    <style:style style:name="Таблица3.A1" style:family="table-cell">
      <style:table-cell-properties fo:padding-left="0.189cm" fo:padding-right="0.189cm" fo:padding-top="0cm" fo:padding-bottom="0cm" fo:border="0.75pt solid #000000"/>
    </style:style>
    <style:style style:name="Таблица3.B1" style:family="table-cell">
      <style:table-cell-properties fo:padding-left="0.189cm" fo:padding-right="0.189cm" fo:padding-top="0cm" fo:padding-bottom="0cm" fo:border-left="0.75pt solid #000000" fo:border-right="0.5pt solid #000000" fo:border-top="0.5pt solid #000000" fo:border-bottom="0.5pt solid #000000"/>
    </style:style>
    <style:style style:name="Таблица3.B2" style:family="table-cell">
      <style:table-cell-properties fo:padding-left="0.189cm" fo:padding-right="0.189cm" fo:padding-top="0cm" fo:padding-bottom="0cm" fo:border-left="0.75pt solid #000000" fo:border-right="0.75pt solid #000000" fo:border-top="0.5pt solid #000000" fo:border-bottom="0.75pt solid #000000"/>
    </style:style>
    <style:style style:name="Таблица3.C2" style:family="table-cell">
      <style:table-cell-properties fo:padding-left="0.189cm" fo:padding-right="0.189cm" fo:padding-top="0cm" fo:padding-bottom="0cm" fo:border-left="0.75pt solid #000000" fo:border-right="0.5pt solid #000000" fo:border-top="0.75pt solid #000000" fo:border-bottom="0.75pt solid #000000"/>
    </style:style>
    <style:style style:name="Таблица3.3" style:family="table-row">
      <style:table-row-properties fo:keep-together="always" style:use-optimal-row-height="false"/>
    </style:style>
    <style:style style:name="Таблица4" style:family="table">
      <style:table-properties style:width="25.781cm" table:align="center"/>
    </style:style>
    <style:style style:name="Таблица4.A" style:family="table-column">
      <style:table-column-properties style:column-width="1.249cm"/>
    </style:style>
    <style:style style:name="Таблица4.B" style:family="table-column">
      <style:table-column-properties style:column-width="12.908cm"/>
    </style:style>
    <style:style style:name="Таблица4.C" style:family="table-column">
      <style:table-column-properties style:column-width="1.476cm"/>
    </style:style>
    <style:style style:name="Таблица4.D" style:family="table-column">
      <style:table-column-properties style:column-width="1.113cm"/>
    </style:style>
    <style:style style:name="Таблица4.E" style:family="table-column">
      <style:table-column-properties style:column-width="1.499cm"/>
    </style:style>
    <style:style style:name="Таблица4.F" style:family="table-column">
      <style:table-column-properties style:column-width="1.055cm"/>
    </style:style>
    <style:style style:name="Таблица4.G" style:family="table-column">
      <style:table-column-properties style:column-width="1.404cm"/>
    </style:style>
    <style:style style:name="Таблица4.H" style:family="table-column">
      <style:table-column-properties style:column-width="1.076cm"/>
    </style:style>
    <style:style style:name="Таблица4.I" style:family="table-column">
      <style:table-column-properties style:column-width="1.101cm"/>
    </style:style>
    <style:style style:name="Таблица4.J" style:family="table-column">
      <style:table-column-properties style:column-width="1.379cm"/>
    </style:style>
    <style:style style:name="Таблица4.K" style:family="table-column">
      <style:table-column-properties style:column-width="1.52cm"/>
    </style:style>
    <style:style style:name="Таблица4.1" style:family="table-row">
      <style:table-row-properties style:min-row-height="0.635cm" style:use-optimal-row-height="false"/>
    </style:style>
    <style:style style:name="Таблица4.A1" style:family="table-cell">
      <style:table-cell-properties style:vertical-align="middle" fo:padding-left="0.191cm" fo:padding-right="0.191cm" fo:padding-top="0cm" fo:padding-bottom="0cm" fo:border="0.5pt solid #000000"/>
    </style:style>
    <style:style style:name="Таблица4.2" style:family="table-row">
      <style:table-row-properties style:min-row-height="0.6cm" style:use-optimal-row-height="false"/>
    </style:style>
    <style:style style:name="Таблица4.C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4.D2" style:family="table-cell">
      <style:table-cell-properties style:vertical-align="middle"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4.J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4.3" style:family="table-row">
      <style:table-row-properties style:min-row-height="0.716cm" style:use-optimal-row-height="false"/>
    </style:style>
    <style:style style:name="Таблица4.4" style:family="table-row">
      <style:table-row-properties style:min-row-height="0.208cm" style:use-optimal-row-height="false"/>
    </style:style>
    <style:style style:name="Таблица4.A4" style:family="table-cell">
      <style:table-cell-properties style:vertical-align="bottom" fo:padding-left="0.191cm" fo:padding-right="0.191cm" fo:padding-top="0cm" fo:padding-bottom="0cm" fo:border="0.5pt solid #000000"/>
    </style:style>
    <style:style style:name="Таблица4.5" style:family="table-row">
      <style:table-row-properties style:min-row-height="0.647cm" style:use-optimal-row-height="false"/>
    </style:style>
    <style:style style:name="Таблица4.A5" style:family="table-cell">
      <style:table-cell-properties fo:padding-left="0.191cm" fo:padding-right="0.191cm" fo:padding-top="0cm" fo:padding-bottom="0cm" fo:border="0.5pt solid #000000"/>
    </style:style>
    <style:style style:name="Таблица4.B5" style:family="table-cell">
      <style:table-cell-properties fo:padding-left="0.191cm" fo:padding-right="0.191cm" fo:padding-top="0cm" fo:padding-bottom="0cm" fo:border="0.5pt solid #000000"/>
    </style:style>
    <style:style style:name="Таблица4.A6" style:family="table-cell">
      <style:table-cell-properties fo:padding-left="0.191cm" fo:padding-right="0.191cm" fo:padding-top="0cm" fo:padding-bottom="0cm" fo:border="0.5pt solid #000000"/>
    </style:style>
    <style:style style:name="Таблица4.B6" style:family="table-cell">
      <style:table-cell-properties fo:padding-left="0.191cm" fo:padding-right="0.191cm" fo:padding-top="0cm" fo:padding-bottom="0cm" fo:border="0.5pt solid #000000"/>
    </style:style>
    <style:style style:name="Таблица4.7" style:family="table-row">
      <style:table-row-properties style:row-height="5.92cm" style:use-optimal-row-height="false"/>
    </style:style>
    <style:style style:name="Таблица4.A7" style:family="table-cell">
      <style:table-cell-properties fo:padding-left="0.191cm" fo:padding-right="0.191cm" fo:padding-top="0cm" fo:padding-bottom="0cm" fo:border="0.5pt solid #000000"/>
    </style:style>
    <style:style style:name="Таблица4.B7" style:family="table-cell">
      <style:table-cell-properties fo:padding-left="0.191cm" fo:padding-right="0.191cm" fo:padding-top="0cm" fo:padding-bottom="0cm" fo:border="0.5pt solid #000000"/>
    </style:style>
    <style:style style:name="Таблица4.8" style:family="table-row">
      <style:table-row-properties fo:keep-together="always" style:use-optimal-row-height="false"/>
    </style:style>
    <style:style style:name="Таблица4.A8" style:family="table-cell">
      <style:table-cell-properties fo:padding-left="0.191cm" fo:padding-right="0.191cm" fo:padding-top="0cm" fo:padding-bottom="0cm" fo:border="0.5pt solid #000000"/>
    </style:style>
    <style:style style:name="Таблица4.B8" style:family="table-cell">
      <style:table-cell-properties fo:padding-left="0.191cm" fo:padding-right="0.191cm" fo:padding-top="0cm" fo:padding-bottom="0cm" fo:border="0.5pt solid #000000"/>
    </style:style>
    <style:style style:name="Таблица4.9" style:family="table-row">
      <style:table-row-properties style:min-row-height="0.413cm" fo:keep-together="always" style:use-optimal-row-height="false"/>
    </style:style>
    <style:style style:name="Таблица4.A9" style:family="table-cell">
      <style:table-cell-properties fo:padding-left="0.191cm" fo:padding-right="0.191cm" fo:padding-top="0cm" fo:padding-bottom="0cm" fo:border="0.5pt solid #000000"/>
    </style:style>
    <style:style style:name="Таблица4.B9" style:family="table-cell">
      <style:table-cell-properties fo:padding-left="0.191cm" fo:padding-right="0.191cm" fo:padding-top="0cm" fo:padding-bottom="0cm" fo:border="0.5pt solid #000000"/>
    </style:style>
    <style:style style:name="Таблица4.A10" style:family="table-cell">
      <style:table-cell-properties fo:padding-left="0.191cm" fo:padding-right="0.191cm" fo:padding-top="0cm" fo:padding-bottom="0cm" fo:border="0.5pt solid #000000"/>
    </style:style>
    <style:style style:name="Таблица4.B10" style:family="table-cell">
      <style:table-cell-properties fo:padding-left="0.191cm" fo:padding-right="0.191cm" fo:padding-top="0cm" fo:padding-bottom="0cm" fo:border="0.5pt solid #000000"/>
    </style:style>
    <style:style style:name="Таблица4.A11" style:family="table-cell">
      <style:table-cell-properties fo:padding-left="0.191cm" fo:padding-right="0.191cm" fo:padding-top="0cm" fo:padding-bottom="0cm" fo:border="0.5pt solid #000000"/>
    </style:style>
    <style:style style:name="Таблица4.B11" style:family="table-cell">
      <style:table-cell-properties fo:padding-left="0.191cm" fo:padding-right="0.191cm" fo:padding-top="0cm" fo:padding-bottom="0cm" fo:border="0.5pt solid #000000"/>
    </style:style>
    <style:style style:name="Таблица4.A12" style:family="table-cell">
      <style:table-cell-properties fo:padding-left="0.191cm" fo:padding-right="0.191cm" fo:padding-top="0cm" fo:padding-bottom="0cm" fo:border="0.5pt solid #000000"/>
    </style:style>
    <style:style style:name="Таблица4.B12" style:family="table-cell">
      <style:table-cell-properties fo:padding-left="0.191cm" fo:padding-right="0.191cm" fo:padding-top="0cm" fo:padding-bottom="0cm" fo:border="0.5pt solid #000000"/>
    </style:style>
    <style:style style:name="Таблица4.A13" style:family="table-cell">
      <style:table-cell-properties fo:padding-left="0.191cm" fo:padding-right="0.191cm" fo:padding-top="0cm" fo:padding-bottom="0cm" fo:border="0.5pt solid #000000"/>
    </style:style>
    <style:style style:name="Таблица4.A14" style:family="table-cell">
      <style:table-cell-properties fo:padding-left="0.191cm" fo:padding-right="0.191cm" fo:padding-top="0cm" fo:padding-bottom="0cm" fo:border="0.5pt solid #000000"/>
    </style:style>
    <style:style style:name="Таблица5" style:family="table">
      <style:table-properties style:width="16.944cm" table:align="center"/>
    </style:style>
    <style:style style:name="Таблица5.A" style:family="table-column">
      <style:table-column-properties style:column-width="1.222cm"/>
    </style:style>
    <style:style style:name="Таблица5.B" style:family="table-column">
      <style:table-column-properties style:column-width="10.001cm"/>
    </style:style>
    <style:style style:name="Таблица5.C" style:family="table-column">
      <style:table-column-properties style:column-width="5.72cm"/>
    </style:style>
    <style:style style:name="Таблица5.A1" style:family="table-cell">
      <style:table-cell-properties style:vertical-align="middle" fo:padding-left="0.191cm" fo:padding-right="0.191cm" fo:padding-top="0cm" fo:padding-bottom="0cm" fo:border="0.5pt solid #000000"/>
    </style:style>
    <style:style style:name="Таблица5.A2" style:family="table-cell">
      <style:table-cell-properties fo:padding-left="0.191cm" fo:padding-right="0.191cm" fo:padding-top="0cm" fo:padding-bottom="0cm" fo:border="0.5pt solid #000000"/>
    </style:style>
    <style:style style:name="Таблица5.B2" style:family="table-cell">
      <style:table-cell-properties fo:padding-left="0.191cm" fo:padding-right="0.191cm" fo:padding-top="0cm" fo:padding-bottom="0cm" fo:border="0.5pt solid #000000"/>
    </style:style>
    <style:style style:name="Таблица5.C2" style:family="table-cell">
      <style:table-cell-properties fo:padding-left="0.191cm" fo:padding-right="0.191cm" fo:padding-top="0cm" fo:padding-bottom="0cm" fo:border="0.5pt solid #000000"/>
    </style:style>
    <style:style style:name="Таблица5.A3" style:family="table-cell">
      <style:table-cell-properties fo:padding-left="0.191cm" fo:padding-right="0.191cm" fo:padding-top="0cm" fo:padding-bottom="0cm" fo:border="0.5pt solid #000000"/>
    </style:style>
    <style:style style:name="Таблица5.B3" style:family="table-cell">
      <style:table-cell-properties fo:padding-left="0.191cm" fo:padding-right="0.191cm" fo:padding-top="0cm" fo:padding-bottom="0cm" fo:border="0.5pt solid #000000"/>
    </style:style>
    <style:style style:name="Таблица5.C3" style:family="table-cell">
      <style:table-cell-properties fo:padding-left="0.191cm" fo:padding-right="0.191cm" fo:padding-top="0cm" fo:padding-bottom="0cm" fo:border="0.5pt solid #000000"/>
    </style:style>
    <style:style style:name="Таблица5.A4" style:family="table-cell">
      <style:table-cell-properties fo:padding-left="0.191cm" fo:padding-right="0.191cm" fo:padding-top="0cm" fo:padding-bottom="0cm" fo:border="0.5pt solid #000000"/>
    </style:style>
    <style:style style:name="Таблица5.B4" style:family="table-cell">
      <style:table-cell-properties fo:padding-left="0.191cm" fo:padding-right="0.191cm" fo:padding-top="0cm" fo:padding-bottom="0cm" fo:border="0.5pt solid #000000"/>
    </style:style>
    <style:style style:name="Таблица5.C4" style:family="table-cell">
      <style:table-cell-properties fo:padding-left="0.191cm" fo:padding-right="0.191cm" fo:padding-top="0cm" fo:padding-bottom="0cm" fo:border="0.5pt solid #000000"/>
    </style:style>
    <style:style style:name="Таблица5.5" style:family="table-row">
      <style:table-row-properties fo:keep-together="always" style:use-optimal-row-height="false"/>
    </style:style>
    <style:style style:name="Таблица5.A5" style:family="table-cell">
      <style:table-cell-properties fo:padding-left="0.191cm" fo:padding-right="0.191cm" fo:padding-top="0cm" fo:padding-bottom="0cm" fo:border="0.5pt solid #000000"/>
    </style:style>
    <style:style style:name="Таблица5.B5" style:family="table-cell">
      <style:table-cell-properties fo:padding-left="0.191cm" fo:padding-right="0.191cm" fo:padding-top="0cm" fo:padding-bottom="0cm" fo:border="0.5pt solid #000000"/>
    </style:style>
    <style:style style:name="Таблица5.C5" style:family="table-cell">
      <style:table-cell-properties fo:padding-left="0.191cm" fo:padding-right="0.191cm" fo:padding-top="0cm" fo:padding-bottom="0cm" fo:border="0.5pt solid #000000"/>
    </style:style>
    <style:style style:name="Таблица5.A6" style:family="table-cell">
      <style:table-cell-properties fo:padding-left="0.191cm" fo:padding-right="0.191cm" fo:padding-top="0cm" fo:padding-bottom="0cm" fo:border="0.5pt solid #000000"/>
    </style:style>
    <style:style style:name="Таблица5.B6" style:family="table-cell">
      <style:table-cell-properties fo:padding-left="0.191cm" fo:padding-right="0.191cm" fo:padding-top="0cm" fo:padding-bottom="0cm" fo:border="0.5pt solid #000000"/>
    </style:style>
    <style:style style:name="Таблица5.C6" style:family="table-cell">
      <style:table-cell-properties fo:padding-left="0.191cm" fo:padding-right="0.191cm" fo:padding-top="0cm" fo:padding-bottom="0cm" fo:border="0.5pt solid #000000"/>
    </style:style>
    <style:style style:name="Таблица6" style:family="table">
      <style:table-properties style:width="16.882cm" table:align="center"/>
    </style:style>
    <style:style style:name="Таблица6.A" style:family="table-column">
      <style:table-column-properties style:column-width="1.24cm"/>
    </style:style>
    <style:style style:name="Таблица6.B" style:family="table-column">
      <style:table-column-properties style:column-width="9.94cm"/>
    </style:style>
    <style:style style:name="Таблица6.C" style:family="table-column">
      <style:table-column-properties style:column-width="5.703cm"/>
    </style:style>
    <style:style style:name="Таблица6.A1" style:family="table-cell">
      <style:table-cell-properties style:vertical-align="middle" fo:padding-left="0.191cm" fo:padding-right="0.191cm" fo:padding-top="0cm" fo:padding-bottom="0cm" fo:border="0.5pt solid #000000"/>
    </style:style>
    <style:style style:name="Таблица7" style:family="table">
      <style:table-properties style:width="16.882cm" table:align="center"/>
    </style:style>
    <style:style style:name="Таблица7.A" style:family="table-column">
      <style:table-column-properties style:column-width="1.24cm"/>
    </style:style>
    <style:style style:name="Таблица7.B" style:family="table-column">
      <style:table-column-properties style:column-width="9.941cm"/>
    </style:style>
    <style:style style:name="Таблица7.C" style:family="table-column">
      <style:table-column-properties style:column-width="5.701cm"/>
    </style:style>
    <style:style style:name="Таблица7.A1" style:family="table-cell">
      <style:table-cell-properties style:vertical-align="middle" fo:padding-left="0.191cm" fo:padding-right="0.191cm" fo:padding-top="0cm" fo:padding-bottom="0cm" fo:border="0.5pt solid #000000"/>
    </style:style>
    <style:style style:name="Таблица7.3" style:family="table-row">
      <style:table-row-properties style:min-row-height="0.15cm"/>
    </style:style>
    <style:style style:name="Таблица7.4" style:family="table-row">
      <style:table-row-properties style:min-row-height="0.406cm"/>
    </style:style>
    <style:style style:name="Таблица8" style:family="table">
      <style:table-properties style:width="16.702cm" table:align="center"/>
    </style:style>
    <style:style style:name="Таблица8.A" style:family="table-column">
      <style:table-column-properties style:column-width="2.103cm"/>
    </style:style>
    <style:style style:name="Таблица8.B" style:family="table-column">
      <style:table-column-properties style:column-width="14.6cm"/>
    </style:style>
    <style:style style:name="Таблица8.A1" style:family="table-cell">
      <style:table-cell-properties style:vertical-align="middle" fo:padding-left="0.191cm" fo:padding-right="0.191cm" fo:padding-top="0cm" fo:padding-bottom="0cm" fo:border="0.5pt solid #000000"/>
    </style:style>
    <style:style style:name="Таблица8.2" style:family="table-row">
      <style:table-row-properties style:min-row-height="0.199cm" style:use-optimal-row-height="false"/>
    </style:style>
    <style:style style:name="Таблица9" style:family="table">
      <style:table-properties style:width="16.494cm" table:align="center"/>
    </style:style>
    <style:style style:name="Таблица9.A" style:family="table-column">
      <style:table-column-properties style:column-width="1.692cm"/>
    </style:style>
    <style:style style:name="Таблица9.B" style:family="table-column">
      <style:table-column-properties style:column-width="10.802cm"/>
    </style:style>
    <style:style style:name="Таблица9.C" style:family="table-column">
      <style:table-column-properties style:column-width="4.001cm"/>
    </style:style>
    <style:style style:name="Таблица9.1" style:family="table-row">
      <style:table-row-properties style:min-row-height="0.423cm"/>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053cm"/>
    </style:style>
    <style:style style:name="Таблица9.A2" style:family="table-cell">
      <style:table-cell-properties fo:padding-left="0.191cm" fo:padding-right="0.191cm" fo:padding-top="0cm" fo:padding-bottom="0cm" fo:border="0.5pt solid #000000"/>
    </style:style>
    <style:style style:name="Таблица9.B2" style:family="table-cell">
      <style:table-cell-properties fo:padding-left="0.191cm" fo:padding-right="0.191cm" fo:padding-top="0cm" fo:padding-bottom="0cm" fo:border="0.5pt solid #000000"/>
    </style:style>
    <style:style style:name="Таблица10" style:family="table">
      <style:table-properties style:width="16.556cm" table:align="center"/>
    </style:style>
    <style:style style:name="Таблица10.A" style:family="table-column">
      <style:table-column-properties style:column-width="1cm"/>
    </style:style>
    <style:style style:name="Таблица10.B" style:family="table-column">
      <style:table-column-properties style:column-width="6.029cm"/>
    </style:style>
    <style:style style:name="Таблица10.C" style:family="table-column">
      <style:table-column-properties style:column-width="1.75cm"/>
    </style:style>
    <style:style style:name="Таблица10.D" style:family="table-column">
      <style:table-column-properties style:column-width="2.501cm"/>
    </style:style>
    <style:style style:name="Таблица10.F" style:family="table-column">
      <style:table-column-properties style:column-width="1.251cm"/>
    </style:style>
    <style:style style:name="Таблица10.G" style:family="table-column">
      <style:table-column-properties style:column-width="2.275cm"/>
    </style:style>
    <style:style style:name="Таблица10.1" style:family="table-row">
      <style:table-row-properties style:min-row-height="0.002cm" style:use-optimal-row-height="false"/>
    </style:style>
    <style:style style:name="Таблица10.A1" style:family="table-cell">
      <style:table-cell-properties style:vertical-align="middle" fo:padding-left="0.191cm" fo:padding-right="0.191cm" fo:padding-top="0cm" fo:padding-bottom="0cm" fo:border="0.5pt solid #000000"/>
    </style:style>
    <style:style style:name="Таблица10.3" style:family="table-row">
      <style:table-row-properties style:min-row-height="0.577cm" style:use-optimal-row-height="false"/>
    </style:style>
    <style:style style:name="Таблица10.B3" style:family="table-cell">
      <style:table-cell-properties fo:padding-left="0.191cm" fo:padding-right="0.191cm" fo:padding-top="0cm" fo:padding-bottom="0cm" fo:border="0.5pt solid #000000"/>
    </style:style>
    <style:style style:name="Таблица10.C3" style:family="table-cell">
      <style:table-cell-properties fo:padding-left="0.191cm" fo:padding-right="0.191cm" fo:padding-top="0cm" fo:padding-bottom="0cm" fo:border="0.5pt solid #000000"/>
    </style:style>
    <style:style style:name="Таблица10.D3" style:family="table-cell">
      <style:table-cell-properties fo:padding-left="0.191cm" fo:padding-right="0.191cm" fo:padding-top="0cm" fo:padding-bottom="0cm" fo:border="0.5pt solid #000000"/>
    </style:style>
    <style:style style:name="Таблица10.F3" style:family="table-cell">
      <style:table-cell-properties fo:padding-left="0.191cm" fo:padding-right="0.191cm" fo:padding-top="0cm" fo:padding-bottom="0cm" fo:border="0.5pt solid #000000"/>
    </style:style>
    <style:style style:name="Таблица10.G3" style:family="table-cell">
      <style:table-cell-properties fo:padding-left="0.191cm" fo:padding-right="0.191cm" fo:padding-top="0cm" fo:padding-bottom="0cm" fo:border="0.5pt solid #000000"/>
    </style:style>
    <style:style style:name="Таблица10.B4" style:family="table-cell">
      <style:table-cell-properties fo:padding-left="0.191cm" fo:padding-right="0.191cm" fo:padding-top="0cm" fo:padding-bottom="0cm" fo:border="0.5pt solid #000000"/>
    </style:style>
    <style:style style:name="Таблица10.C4" style:family="table-cell">
      <style:table-cell-properties fo:padding-left="0.191cm" fo:padding-right="0.191cm" fo:padding-top="0cm" fo:padding-bottom="0cm" fo:border="0.5pt solid #000000"/>
    </style:style>
    <style:style style:name="Таблица10.D4" style:family="table-cell">
      <style:table-cell-properties fo:padding-left="0.191cm" fo:padding-right="0.191cm" fo:padding-top="0cm" fo:padding-bottom="0cm" fo:border="0.5pt solid #000000"/>
    </style:style>
    <style:style style:name="Таблица10.F4" style:family="table-cell">
      <style:table-cell-properties fo:padding-left="0.191cm" fo:padding-right="0.191cm" fo:padding-top="0cm" fo:padding-bottom="0cm" fo:border="0.5pt solid #000000"/>
    </style:style>
    <style:style style:name="Таблица10.G4" style:family="table-cell">
      <style:table-cell-properties fo:padding-left="0.191cm" fo:padding-right="0.191cm" fo:padding-top="0cm" fo:padding-bottom="0cm" fo:border="0.5pt solid #000000"/>
    </style:style>
    <style:style style:name="Таблица10.B5" style:family="table-cell">
      <style:table-cell-properties fo:padding-left="0.191cm" fo:padding-right="0.191cm" fo:padding-top="0cm" fo:padding-bottom="0cm" fo:border="0.5pt solid #000000"/>
    </style:style>
    <style:style style:name="Таблица10.C5" style:family="table-cell">
      <style:table-cell-properties fo:padding-left="0.191cm" fo:padding-right="0.191cm" fo:padding-top="0cm" fo:padding-bottom="0cm" fo:border="0.5pt solid #000000"/>
    </style:style>
    <style:style style:name="Таблица10.D5" style:family="table-cell">
      <style:table-cell-properties fo:padding-left="0.191cm" fo:padding-right="0.191cm" fo:padding-top="0cm" fo:padding-bottom="0cm" fo:border="0.5pt solid #000000"/>
    </style:style>
    <style:style style:name="Таблица10.F5" style:family="table-cell">
      <style:table-cell-properties fo:padding-left="0.191cm" fo:padding-right="0.191cm" fo:padding-top="0cm" fo:padding-bottom="0cm" fo:border="0.5pt solid #000000"/>
    </style:style>
    <style:style style:name="Таблица10.G5" style:family="table-cell">
      <style:table-cell-properties fo:padding-left="0.191cm" fo:padding-right="0.191cm" fo:padding-top="0cm" fo:padding-bottom="0cm" fo:border="0.5pt solid #000000"/>
    </style:style>
    <style:style style:name="Таблица10.B6" style:family="table-cell">
      <style:table-cell-properties fo:padding-left="0.191cm" fo:padding-right="0.191cm" fo:padding-top="0cm" fo:padding-bottom="0cm" fo:border="0.5pt solid #000000"/>
    </style:style>
    <style:style style:name="Таблица10.C6" style:family="table-cell">
      <style:table-cell-properties fo:padding-left="0.191cm" fo:padding-right="0.191cm" fo:padding-top="0cm" fo:padding-bottom="0cm" fo:border="0.5pt solid #000000"/>
    </style:style>
    <style:style style:name="Таблица10.D6" style:family="table-cell">
      <style:table-cell-properties fo:padding-left="0.191cm" fo:padding-right="0.191cm" fo:padding-top="0cm" fo:padding-bottom="0cm" fo:border="0.5pt solid #000000"/>
    </style:style>
    <style:style style:name="Таблица10.F6" style:family="table-cell">
      <style:table-cell-properties fo:padding-left="0.191cm" fo:padding-right="0.191cm" fo:padding-top="0cm" fo:padding-bottom="0cm" fo:border="0.5pt solid #000000"/>
    </style:style>
    <style:style style:name="Таблица10.G6" style:family="table-cell">
      <style:table-cell-properties fo:padding-left="0.191cm" fo:padding-right="0.191cm" fo:padding-top="0cm" fo:padding-bottom="0cm" fo:border="0.5pt solid #000000"/>
    </style:style>
    <style:style style:name="Таблица10.B7" style:family="table-cell">
      <style:table-cell-properties fo:padding-left="0.191cm" fo:padding-right="0.191cm" fo:padding-top="0cm" fo:padding-bottom="0cm" fo:border="0.5pt solid #000000"/>
    </style:style>
    <style:style style:name="Таблица10.C7" style:family="table-cell">
      <style:table-cell-properties fo:padding-left="0.191cm" fo:padding-right="0.191cm" fo:padding-top="0cm" fo:padding-bottom="0cm" fo:border="0.5pt solid #000000"/>
    </style:style>
    <style:style style:name="Таблица10.D7" style:family="table-cell">
      <style:table-cell-properties fo:padding-left="0.191cm" fo:padding-right="0.191cm" fo:padding-top="0cm" fo:padding-bottom="0cm" fo:border="0.5pt solid #000000"/>
    </style:style>
    <style:style style:name="Таблица10.F7" style:family="table-cell">
      <style:table-cell-properties fo:padding-left="0.191cm" fo:padding-right="0.191cm" fo:padding-top="0cm" fo:padding-bottom="0cm" fo:border="0.5pt solid #000000"/>
    </style:style>
    <style:style style:name="Таблица10.G7" style:family="table-cell">
      <style:table-cell-properties fo:padding-left="0.191cm" fo:padding-right="0.191cm" fo:padding-top="0cm" fo:padding-bottom="0cm" fo:border="0.5pt solid #000000"/>
    </style:style>
    <style:style style:name="Таблица10.B8" style:family="table-cell">
      <style:table-cell-properties fo:padding-left="0.191cm" fo:padding-right="0.191cm" fo:padding-top="0cm" fo:padding-bottom="0cm" fo:border="0.5pt solid #000000"/>
    </style:style>
    <style:style style:name="Таблица10.C8" style:family="table-cell">
      <style:table-cell-properties fo:padding-left="0.191cm" fo:padding-right="0.191cm" fo:padding-top="0cm" fo:padding-bottom="0cm" fo:border="0.5pt solid #000000"/>
    </style:style>
    <style:style style:name="Таблица10.D8" style:family="table-cell">
      <style:table-cell-properties fo:padding-left="0.191cm" fo:padding-right="0.191cm" fo:padding-top="0cm" fo:padding-bottom="0cm" fo:border="0.5pt solid #000000"/>
    </style:style>
    <style:style style:name="Таблица10.F8" style:family="table-cell">
      <style:table-cell-properties fo:padding-left="0.191cm" fo:padding-right="0.191cm" fo:padding-top="0cm" fo:padding-bottom="0cm" fo:border="0.5pt solid #000000"/>
    </style:style>
    <style:style style:name="Таблица10.G8" style:family="table-cell">
      <style:table-cell-properties fo:padding-left="0.191cm" fo:padding-right="0.191cm" fo:padding-top="0cm" fo:padding-bottom="0cm" fo:border="0.5pt solid #000000"/>
    </style:style>
    <style:style style:name="Таблица10.B9" style:family="table-cell">
      <style:table-cell-properties fo:padding-left="0.191cm" fo:padding-right="0.191cm" fo:padding-top="0cm" fo:padding-bottom="0cm" fo:border="0.5pt solid #000000"/>
    </style:style>
    <style:style style:name="Таблица10.C9" style:family="table-cell">
      <style:table-cell-properties fo:padding-left="0.191cm" fo:padding-right="0.191cm" fo:padding-top="0cm" fo:padding-bottom="0cm" fo:border="0.5pt solid #000000"/>
    </style:style>
    <style:style style:name="Таблица10.D9" style:family="table-cell">
      <style:table-cell-properties fo:padding-left="0.191cm" fo:padding-right="0.191cm" fo:padding-top="0cm" fo:padding-bottom="0cm" fo:border="0.5pt solid #000000"/>
    </style:style>
    <style:style style:name="Таблица10.F9" style:family="table-cell">
      <style:table-cell-properties fo:padding-left="0.191cm" fo:padding-right="0.191cm" fo:padding-top="0cm" fo:padding-bottom="0cm" fo:border="0.5pt solid #000000"/>
    </style:style>
    <style:style style:name="Таблица10.G9" style:family="table-cell">
      <style:table-cell-properties fo:padding-left="0.191cm" fo:padding-right="0.191cm" fo:padding-top="0cm" fo:padding-bottom="0cm" fo:border="0.5pt solid #000000"/>
    </style:style>
    <style:style style:name="Таблица10.B10" style:family="table-cell">
      <style:table-cell-properties fo:padding-left="0.191cm" fo:padding-right="0.191cm" fo:padding-top="0cm" fo:padding-bottom="0cm" fo:border="0.5pt solid #000000"/>
    </style:style>
    <style:style style:name="Таблица10.C10" style:family="table-cell">
      <style:table-cell-properties fo:padding-left="0.191cm" fo:padding-right="0.191cm" fo:padding-top="0cm" fo:padding-bottom="0cm" fo:border="0.5pt solid #000000"/>
    </style:style>
    <style:style style:name="Таблица10.D10" style:family="table-cell">
      <style:table-cell-properties fo:padding-left="0.191cm" fo:padding-right="0.191cm" fo:padding-top="0cm" fo:padding-bottom="0cm" fo:border="0.5pt solid #000000"/>
    </style:style>
    <style:style style:name="Таблица10.F10" style:family="table-cell">
      <style:table-cell-properties fo:padding-left="0.191cm" fo:padding-right="0.191cm" fo:padding-top="0cm" fo:padding-bottom="0cm" fo:border="0.5pt solid #000000"/>
    </style:style>
    <style:style style:name="Таблица10.G10" style:family="table-cell">
      <style:table-cell-properties fo:padding-left="0.191cm" fo:padding-right="0.191cm" fo:padding-top="0cm" fo:padding-bottom="0cm" fo:border="0.5pt solid #000000"/>
    </style:style>
    <style:style style:name="Таблица11" style:family="table">
      <style:table-properties style:width="26.636cm" table:align="center"/>
    </style:style>
    <style:style style:name="Таблица11.A" style:family="table-column">
      <style:table-column-properties style:column-width="0.97cm"/>
    </style:style>
    <style:style style:name="Таблица11.B" style:family="table-column">
      <style:table-column-properties style:column-width="10.751cm"/>
    </style:style>
    <style:style style:name="Таблица11.C" style:family="table-column">
      <style:table-column-properties style:column-width="1.499cm"/>
    </style:style>
    <style:style style:name="Таблица11.D" style:family="table-column">
      <style:table-column-properties style:column-width="1.677cm"/>
    </style:style>
    <style:style style:name="Таблица11.E" style:family="table-column">
      <style:table-column-properties style:column-width="0.949cm"/>
    </style:style>
    <style:style style:name="Таблица11.F" style:family="table-column">
      <style:table-column-properties style:column-width="0.974cm"/>
    </style:style>
    <style:style style:name="Таблица11.G" style:family="table-column">
      <style:table-column-properties style:column-width="0.877cm"/>
    </style:style>
    <style:style style:name="Таблица11.H" style:family="table-column">
      <style:table-column-properties style:column-width="1.012cm"/>
    </style:style>
    <style:style style:name="Таблица11.I" style:family="table-column">
      <style:table-column-properties style:column-width="0.926cm"/>
    </style:style>
    <style:style style:name="Таблица11.J" style:family="table-column">
      <style:table-column-properties style:column-width="1cm"/>
    </style:style>
    <style:style style:name="Таблица11.1" style:family="table-row">
      <style:table-row-properties style:min-row-height="0.15cm" style:use-optimal-row-height="false"/>
    </style:style>
    <style:style style:name="Таблица11.A1" style:family="table-cell">
      <style:table-cell-properties style:vertical-align="middle" fo:padding-left="0.191cm" fo:padding-right="0.191cm" fo:padding-top="0cm" fo:padding-bottom="0cm" fo:border="0.5pt solid #000000"/>
    </style:style>
    <style:style style:name="Таблица11.C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D1"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1"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2" style:family="table-row">
      <style:table-row-properties style:min-row-height="0.318cm" style:use-optimal-row-height="false"/>
    </style:style>
    <style:style style:name="Таблица11.D2"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H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K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N2"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3" style:family="table-row">
      <style:table-row-properties style:min-row-height="1.729cm" fo:keep-together="always" style:use-optimal-row-height="false"/>
    </style:style>
    <style:style style:name="Таблица11.D3"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F3" style:family="table-cell">
      <style:table-cell-properties style:vertical-align="middle" fo:padding-left="0.191cm" fo:padding-right="0.191cm" fo:padding-top="0cm" fo:padding-bottom="0cm" fo:border="0.5pt solid #000000" style:glyph-orientation-vertical="0"/>
    </style:style>
    <style:style style:name="Таблица11.G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H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I3" style:family="table-cell">
      <style:table-cell-properties style:vertical-align="middle" fo:padding-left="0.191cm" fo:padding-right="0.191cm" fo:padding-top="0cm" fo:padding-bottom="0cm" fo:border="0.5pt solid #000000" style:glyph-orientation-vertical="0"/>
    </style:style>
    <style:style style:name="Таблица11.J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K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L3" style:family="table-cell">
      <style:table-cell-properties style:vertical-align="middle" fo:padding-left="0.191cm" fo:padding-right="0.191cm" fo:padding-top="0cm" fo:padding-bottom="0cm" fo:border="0.5pt solid #000000" style:glyph-orientation-vertical="0"/>
    </style:style>
    <style:style style:name="Таблица11.M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N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O3" style:family="table-cell">
      <style:table-cell-properties style:vertical-align="middle" fo:padding-left="0.191cm" fo:padding-right="0.191cm" fo:padding-top="0cm" fo:padding-bottom="0cm" fo:border="0.5pt solid #000000" style:glyph-orientation-vertical="0"/>
    </style:style>
    <style:style style:name="Таблица11.P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4" style:family="table-row">
      <style:table-row-properties style:min-row-height="0.15cm" fo:keep-together="always" style:use-optimal-row-height="false"/>
    </style:style>
    <style:style style:name="Таблица11.A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2" style:family="table">
      <style:table-properties style:width="16.244cm" table:align="center"/>
    </style:style>
    <style:style style:name="Таблица12.A" style:family="table-column">
      <style:table-column-properties style:column-width="4.501cm"/>
    </style:style>
    <style:style style:name="Таблица12.B" style:family="table-column">
      <style:table-column-properties style:column-width="6.251cm"/>
    </style:style>
    <style:style style:name="Таблица12.C" style:family="table-column">
      <style:table-column-properties style:column-width="5.491cm"/>
    </style:style>
    <style:style style:name="Таблица12.A1" style:family="table-cell">
      <style:table-cell-properties style:vertical-align="middle" fo:padding-left="0.191cm" fo:padding-right="0.191cm" fo:padding-top="0cm" fo:padding-bottom="0cm" fo:border="0.5pt solid #000000"/>
    </style:style>
    <style:style style:name="Таблица12.A2" style:family="table-cell">
      <style:table-cell-properties fo:padding-left="0.191cm" fo:padding-right="0.191cm" fo:padding-top="0cm" fo:padding-bottom="0cm" fo:border="0.5pt solid #000000"/>
    </style:style>
    <style:style style:name="Таблица12.B2" style:family="table-cell">
      <style:table-cell-properties fo:padding-left="0.191cm" fo:padding-right="0.191cm" fo:padding-top="0cm" fo:padding-bottom="0cm" fo:border="0.5pt solid #000000"/>
    </style:style>
    <style:style style:name="Таблица12.C2" style:family="table-cell">
      <style:table-cell-properties fo:padding-left="0.191cm" fo:padding-right="0.191cm" fo:padding-top="0cm" fo:padding-bottom="0cm" fo:border="0.5pt solid #000000"/>
    </style:style>
    <style:style style:name="Таблица12.A3" style:family="table-cell">
      <style:table-cell-properties fo:padding-left="0.191cm" fo:padding-right="0.191cm" fo:padding-top="0cm" fo:padding-bottom="0cm" fo:border="0.5pt solid #000000"/>
    </style:style>
    <style:style style:name="Таблица12.B3" style:family="table-cell">
      <style:table-cell-properties fo:padding-left="0.191cm" fo:padding-right="0.191cm" fo:padding-top="0cm" fo:padding-bottom="0cm" fo:border="0.5pt solid #000000"/>
    </style:style>
    <style:style style:name="Таблица12.C3" style:family="table-cell">
      <style:table-cell-properties fo:padding-left="0.191cm" fo:padding-right="0.191cm" fo:padding-top="0cm" fo:padding-bottom="0cm" fo:border="0.5pt solid #000000"/>
    </style:style>
    <style:style style:name="Таблица12.A4" style:family="table-cell">
      <style:table-cell-properties fo:padding-left="0.191cm" fo:padding-right="0.191cm" fo:padding-top="0cm" fo:padding-bottom="0cm" fo:border="0.5pt solid #000000"/>
    </style:style>
    <style:style style:name="Таблица12.B4" style:family="table-cell">
      <style:table-cell-properties fo:padding-left="0.191cm" fo:padding-right="0.191cm" fo:padding-top="0cm" fo:padding-bottom="0cm" fo:border="0.5pt solid #000000"/>
    </style:style>
    <style:style style:name="Таблица12.C4" style:family="table-cell">
      <style:table-cell-properties fo:padding-left="0.191cm" fo:padding-right="0.191cm" fo:padding-top="0cm" fo:padding-bottom="0cm" fo:border="0.5pt solid #000000"/>
    </style:style>
    <style:style style:name="Таблица12.5" style:family="table-row">
      <style:table-row-properties style:min-row-height="0.231cm"/>
    </style:style>
    <style:style style:name="Таблица12.A5" style:family="table-cell">
      <style:table-cell-properties fo:padding-left="0.191cm" fo:padding-right="0.191cm" fo:padding-top="0cm" fo:padding-bottom="0cm" fo:border="0.5pt solid #000000"/>
    </style:style>
    <style:style style:name="Таблица12.B5" style:family="table-cell">
      <style:table-cell-properties fo:padding-left="0.191cm" fo:padding-right="0.191cm" fo:padding-top="0cm" fo:padding-bottom="0cm" fo:border="0.5pt solid #000000"/>
    </style:style>
    <style:style style:name="Таблица12.C5" style:family="table-cell">
      <style:table-cell-properties fo:padding-left="0.191cm" fo:padding-right="0.191cm" fo:padding-top="0cm" fo:padding-bottom="0cm" fo:border="0.5pt solid #000000"/>
    </style:style>
    <style:style style:name="Таблица13" style:family="table">
      <style:table-properties style:width="16.745cm" table:align="center"/>
    </style:style>
    <style:style style:name="Таблица13.A" style:family="table-column">
      <style:table-column-properties style:column-width="1.185cm"/>
    </style:style>
    <style:style style:name="Таблица13.D" style:family="table-column">
      <style:table-column-properties style:column-width="1.187cm"/>
    </style:style>
    <style:style style:name="Таблица13.E" style:family="table-column">
      <style:table-column-properties style:column-width="1.132cm"/>
    </style:style>
    <style:style style:name="Таблица13.F" style:family="table-column">
      <style:table-column-properties style:column-width="1.242cm"/>
    </style:style>
    <style:style style:name="Таблица13.G" style:family="table-column">
      <style:table-column-properties style:column-width="1.007cm"/>
    </style:style>
    <style:style style:name="Таблица13.H" style:family="table-column">
      <style:table-column-properties style:column-width="1.369cm"/>
    </style:style>
    <style:style style:name="Таблица13.I" style:family="table-column">
      <style:table-column-properties style:column-width="1.062cm"/>
    </style:style>
    <style:style style:name="Таблица13.J" style:family="table-column">
      <style:table-column-properties style:column-width="1.064cm"/>
    </style:style>
    <style:style style:name="Таблица13.L" style:family="table-column">
      <style:table-column-properties style:column-width="1.445cm"/>
    </style:style>
    <style:style style:name="Таблица13.M" style:family="table-column">
      <style:table-column-properties style:column-width="2.619cm"/>
    </style:style>
    <style:style style:name="Таблица13.A1" style:family="table-cell">
      <style:table-cell-properties style:vertical-align="middle" fo:padding-left="0.191cm" fo:padding-right="0.191cm" fo:padding-top="0cm" fo:padding-bottom="0cm" fo:border="0.5pt solid #000000"/>
    </style:style>
    <style:style style:name="Таблица13.3" style:family="table-row">
      <style:table-row-properties style:min-row-height="1.806cm" fo:keep-together="always" style:use-optimal-row-height="false"/>
    </style:style>
    <style:style style:name="Таблица13.A3" style:family="table-cell">
      <style:table-cell-properties style:vertical-align="middle" fo:padding-left="0.191cm" fo:padding-right="0.191cm" fo:padding-top="0cm" fo:padding-bottom="0cm" fo:border="0.5pt solid #000000" style:glyph-orientation-vertical="0"/>
    </style:style>
    <style:style style:name="Таблица13.B3" style:family="table-cell">
      <style:table-cell-properties style:vertical-align="middle" fo:padding-left="0.191cm" fo:padding-right="0.191cm" fo:padding-top="0cm" fo:padding-bottom="0cm" fo:border="0.5pt solid #000000" style:glyph-orientation-vertical="0"/>
    </style:style>
    <style:style style:name="Таблица13.C3" style:family="table-cell">
      <style:table-cell-properties style:vertical-align="middle" fo:padding-left="0.191cm" fo:padding-right="0.191cm" fo:padding-top="0cm" fo:padding-bottom="0cm" fo:border="0.5pt solid #000000" style:glyph-orientation-vertical="0"/>
    </style:style>
    <style:style style:name="Таблица13.D3" style:family="table-cell">
      <style:table-cell-properties style:vertical-align="middle" fo:padding-left="0.191cm" fo:padding-right="0.191cm" fo:padding-top="0cm" fo:padding-bottom="0cm" fo:border="0.5pt solid #000000" style:glyph-orientation-vertical="0"/>
    </style:style>
    <style:style style:name="Таблица13.E3" style:family="table-cell">
      <style:table-cell-properties style:vertical-align="middle" fo:padding-left="0.191cm" fo:padding-right="0.191cm" fo:padding-top="0cm" fo:padding-bottom="0cm" fo:border="0.5pt solid #000000" style:glyph-orientation-vertical="0"/>
    </style:style>
    <style:style style:name="Таблица13.F3" style:family="table-cell">
      <style:table-cell-properties style:vertical-align="middle" fo:padding-left="0.191cm" fo:padding-right="0.191cm" fo:padding-top="0cm" fo:padding-bottom="0cm" fo:border="0.5pt solid #000000" style:glyph-orientation-vertical="0"/>
    </style:style>
    <style:style style:name="Таблица13.G3" style:family="table-cell">
      <style:table-cell-properties style:vertical-align="middle" fo:padding-left="0.191cm" fo:padding-right="0.191cm" fo:padding-top="0cm" fo:padding-bottom="0cm" fo:border="0.5pt solid #000000" style:glyph-orientation-vertical="0"/>
    </style:style>
    <style:style style:name="Таблица13.H3" style:family="table-cell">
      <style:table-cell-properties style:vertical-align="middle" fo:padding-left="0.191cm" fo:padding-right="0.191cm" fo:padding-top="0cm" fo:padding-bottom="0cm" fo:border="0.5pt solid #000000" style:glyph-orientation-vertical="0"/>
    </style:style>
    <style:style style:name="Таблица13.I3" style:family="table-cell">
      <style:table-cell-properties style:vertical-align="middle" fo:padding-left="0.191cm" fo:padding-right="0.191cm" fo:padding-top="0cm" fo:padding-bottom="0cm" fo:border="0.5pt solid #000000" style:glyph-orientation-vertical="0"/>
    </style:style>
    <style:style style:name="Таблица13.J3" style:family="table-cell">
      <style:table-cell-properties style:vertical-align="middle" fo:padding-left="0.191cm" fo:padding-right="0.191cm" fo:padding-top="0cm" fo:padding-bottom="0cm" fo:border="0.5pt solid #000000" style:glyph-orientation-vertical="0"/>
    </style:style>
    <style:style style:name="Таблица13.K3" style:family="table-cell">
      <style:table-cell-properties style:vertical-align="middle" fo:padding-left="0.191cm" fo:padding-right="0.191cm" fo:padding-top="0cm" fo:padding-bottom="0cm" fo:border="0.5pt solid #000000" style:glyph-orientation-vertical="0"/>
    </style:style>
    <style:style style:name="Таблица13.L3" style:family="table-cell">
      <style:table-cell-properties style:vertical-align="middle" fo:padding-left="0.191cm" fo:padding-right="0.191cm" fo:padding-top="0cm" fo:padding-bottom="0cm" fo:border="0.5pt solid #000000" style:glyph-orientation-vertical="0"/>
    </style:style>
    <style:style style:name="Таблица13.4" style:family="table-row">
      <style:table-row-properties style:min-row-height="0.15cm" fo:keep-together="always" style:use-optimal-row-height="false"/>
    </style:style>
    <style:style style:name="Таблица13.5" style:family="table-row">
      <style:table-row-properties style:min-row-height="0.938cm" style:use-optimal-row-height="false"/>
    </style:style>
    <style:style style:name="Таблица14" style:family="table">
      <style:table-properties style:width="16.482cm" table:align="center"/>
    </style:style>
    <style:style style:name="Таблица14.A" style:family="table-column">
      <style:table-column-properties style:column-width="2.242cm"/>
    </style:style>
    <style:style style:name="Таблица14.B" style:family="table-column">
      <style:table-column-properties style:column-width="2cm"/>
    </style:style>
    <style:style style:name="Таблица14.C" style:family="table-column">
      <style:table-column-properties style:column-width="2.251cm"/>
    </style:style>
    <style:style style:name="Таблица14.E" style:family="table-column">
      <style:table-column-properties style:column-width="2.249cm"/>
    </style:style>
    <style:style style:name="Таблица14.G" style:family="table-column">
      <style:table-column-properties style:column-width="3.739cm"/>
    </style:style>
    <style:style style:name="Таблица14.A1" style:family="table-cell">
      <style:table-cell-properties style:vertical-align="middle" fo:padding-left="0.191cm" fo:padding-right="0.191cm" fo:padding-top="0cm" fo:padding-bottom="0cm" fo:border="0.5pt solid #000000"/>
    </style:style>
    <style:style style:name="Таблица15" style:family="table">
      <style:table-properties style:width="16.441cm" table:align="center"/>
    </style:style>
    <style:style style:name="Таблица15.A" style:family="table-column">
      <style:table-column-properties style:column-width="6.502cm"/>
    </style:style>
    <style:style style:name="Таблица15.B" style:family="table-column">
      <style:table-column-properties style:column-width="5.251cm"/>
    </style:style>
    <style:style style:name="Таблица15.C" style:family="table-column">
      <style:table-column-properties style:column-width="0.785cm"/>
    </style:style>
    <style:style style:name="Таблица15.D" style:family="table-column">
      <style:table-column-properties style:column-width="1.715cm"/>
    </style:style>
    <style:style style:name="Таблица15.E" style:family="table-column">
      <style:table-column-properties style:column-width="2.189cm"/>
    </style:style>
    <style:style style:name="Таблица15.A1" style:family="table-cell">
      <style:table-cell-properties fo:padding-left="0.191cm" fo:padding-right="0.191cm" fo:padding-top="0cm" fo:padding-bottom="0cm" fo:border-left="none" fo:border-right="none" fo:border-top="none" fo:border-bottom="0.5pt solid #000000"/>
    </style:style>
    <style:style style:name="Таблица15.A2" style:family="table-cell">
      <style:table-cell-properties fo:padding-left="0.191cm" fo:padding-right="0.191cm" fo:padding-top="0cm" fo:padding-bottom="0cm" fo:border-left="none" fo:border-right="none" fo:border-top="0.5pt solid #000000" fo:border-bottom="none"/>
    </style:style>
    <style:style style:name="Таблица15.A3" style:family="table-cell">
      <style:table-cell-properties fo:padding-left="0.191cm" fo:padding-right="0.191cm" fo:padding-top="0cm" fo:padding-bottom="0cm" fo:border="none"/>
    </style:style>
    <style:style style:name="Таблица16" style:family="table">
      <style:table-properties style:width="16.503cm" table:align="center"/>
    </style:style>
    <style:style style:name="Таблица16.A" style:family="table-column">
      <style:table-column-properties style:column-width="5.001cm"/>
    </style:style>
    <style:style style:name="Таблица16.B" style:family="table-column">
      <style:table-column-properties style:column-width="4.001cm"/>
    </style:style>
    <style:style style:name="Таблица16.C" style:family="table-column">
      <style:table-column-properties style:column-width="0.593cm"/>
    </style:style>
    <style:style style:name="Таблица16.D" style:family="table-column">
      <style:table-column-properties style:column-width="1.408cm"/>
    </style:style>
    <style:style style:name="Таблица16.F" style:family="table-column">
      <style:table-column-properties style:column-width="3.159cm"/>
    </style:style>
    <style:style style:name="Таблица16.G" style:family="table-column">
      <style:table-column-properties style:column-width="1.75cm"/>
    </style:style>
    <style:style style:name="Таблица16.A1" style:family="table-cell">
      <style:table-cell-properties fo:padding-left="0.191cm" fo:padding-right="0.191cm" fo:padding-top="0cm" fo:padding-bottom="0cm" fo:border="none"/>
    </style:style>
    <style:style style:name="Таблица16.A2" style:family="table-cell">
      <style:table-cell-properties fo:padding-left="0.191cm" fo:padding-right="0.191cm" fo:padding-top="0cm" fo:padding-bottom="0cm" fo:border-left="none" fo:border-right="none" fo:border-top="none" fo:border-bottom="0.5pt solid #000000"/>
    </style:style>
    <style:style style:name="Таблица16.4" style:family="table-row">
      <style:table-row-properties style:min-row-height="0.168cm"/>
    </style:style>
    <style:style style:name="Таблица16.G4" style:family="table-cell">
      <style:table-cell-properties style:vertical-align="bottom" fo:padding-left="0.191cm" fo:padding-right="0.191cm" fo:padding-top="0cm" fo:padding-bottom="0cm" fo:border="none"/>
    </style:style>
    <style:style style:name="Таблица16.A5" style:family="table-cell">
      <style:table-cell-properties fo:padding-left="0.191cm" fo:padding-right="0.191cm" fo:padding-top="0cm" fo:padding-bottom="0cm" fo:border-left="none" fo:border-right="none" fo:border-top="0.5pt solid #000000" fo:border-bottom="none"/>
    </style:style>
    <style:style style:name="Таблица16.D5" style:family="table-cell">
      <style:table-cell-properties fo:padding-left="0.191cm" fo:padding-right="0.191cm" fo:padding-top="0cm" fo:padding-bottom="0cm" fo:border-left="none" fo:border-right="none" fo:border-top="0.5pt solid #000000" fo:border-bottom="none"/>
    </style:style>
    <style:style style:name="Таблица16.F5" style:family="table-cell">
      <style:table-cell-properties fo:padding-left="0.191cm" fo:padding-right="0.191cm" fo:padding-top="0cm" fo:padding-bottom="0cm" fo:border-left="none" fo:border-right="none" fo:border-top="0.5pt solid #000000" fo:border-bottom="none"/>
    </style:style>
    <style:style style:name="Таблица17" style:family="table">
      <style:table-properties style:width="16.556cm" table:align="center"/>
    </style:style>
    <style:style style:name="Таблица17.A" style:family="table-column">
      <style:table-column-properties style:column-width="2.778cm"/>
    </style:style>
    <style:style style:name="Таблица17.B" style:family="table-column">
      <style:table-column-properties style:column-width="0.222cm"/>
    </style:style>
    <style:style style:name="Таблица17.C" style:family="table-column">
      <style:table-column-properties style:column-width="3.501cm"/>
    </style:style>
    <style:style style:name="Таблица17.D" style:family="table-column">
      <style:table-column-properties style:column-width="0.416cm"/>
    </style:style>
    <style:style style:name="Таблица17.E" style:family="table-column">
      <style:table-column-properties style:column-width="3.334cm"/>
    </style:style>
    <style:style style:name="Таблица17.F" style:family="table-column">
      <style:table-column-properties style:column-width="0.501cm"/>
    </style:style>
    <style:style style:name="Таблица17.G" style:family="table-column">
      <style:table-column-properties style:column-width="0.803cm"/>
    </style:style>
    <style:style style:name="Таблица17.H" style:family="table-column">
      <style:table-column-properties style:column-width="0.499cm"/>
    </style:style>
    <style:style style:name="Таблица17.I" style:family="table-column">
      <style:table-column-properties style:column-width="2.752cm"/>
    </style:style>
    <style:style style:name="Таблица17.J" style:family="table-column">
      <style:table-column-properties style:column-width="1.697cm"/>
    </style:style>
    <style:style style:name="Таблица17.K" style:family="table-column">
      <style:table-column-properties style:column-width="0.053cm"/>
    </style:style>
    <style:style style:name="Таблица17.A1" style:family="table-cell">
      <style:table-cell-properties fo:padding-left="0.191cm" fo:padding-right="0.191cm" fo:padding-top="0cm" fo:padding-bottom="0cm" fo:border="none"/>
    </style:style>
    <style:style style:name="Таблица17.B2" style:family="table-cell">
      <style:table-cell-properties fo:padding-left="0.191cm" fo:padding-right="0.191cm" fo:padding-top="0cm" fo:padding-bottom="0cm" fo:border-left="none" fo:border-right="none" fo:border-top="none" fo:border-bottom="0.5pt solid #000000"/>
    </style:style>
    <style:style style:name="Таблица17.4" style:family="table-row">
      <style:table-row-properties style:min-row-height="0.168cm" style:use-optimal-row-height="false"/>
    </style:style>
    <style:style style:name="Таблица17.J4" style:family="table-cell">
      <style:table-cell-properties style:vertical-align="bottom" fo:padding-left="0.191cm" fo:padding-right="0.191cm" fo:padding-top="0cm" fo:padding-bottom="0cm" fo:border="none"/>
    </style:style>
    <style:style style:name="Таблица17.C5" style:family="table-cell">
      <style:table-cell-properties fo:padding-left="0.191cm" fo:padding-right="0.191cm" fo:padding-top="0cm" fo:padding-bottom="0cm" fo:border-left="none" fo:border-right="none" fo:border-top="0.5pt solid #000000" fo:border-bottom="none"/>
    </style:style>
    <style:style style:name="Таблица17.E5" style:family="table-cell">
      <style:table-cell-properties fo:padding-left="0.191cm" fo:padding-right="0.191cm" fo:padding-top="0cm" fo:padding-bottom="0cm" fo:border-left="none" fo:border-right="none" fo:border-top="0.5pt solid #000000" fo:border-bottom="none"/>
    </style:style>
    <style:style style:name="Таблица17.G5" style:family="table-cell">
      <style:table-cell-properties fo:padding-left="0.191cm" fo:padding-right="0.191cm" fo:padding-top="0cm" fo:padding-bottom="0cm" fo:border-left="none" fo:border-right="none" fo:border-top="0.5pt solid #000000" fo:border-bottom="none"/>
    </style:style>
    <style:style style:name="Таблица17.I5" style:family="table-cell">
      <style:table-cell-properties fo:padding-left="0.191cm" fo:padding-right="0.191cm" fo:padding-top="0cm" fo:padding-bottom="0cm" fo:border-left="none" fo:border-right="none" fo:border-top="0.5pt solid #000000" fo:border-bottom="none"/>
    </style:style>
    <style:style style:name="Таблица18" style:family="table">
      <style:table-properties style:width="16.563cm" table:align="center"/>
    </style:style>
    <style:style style:name="Таблица18.A" style:family="table-column">
      <style:table-column-properties style:column-width="2.861cm"/>
    </style:style>
    <style:style style:name="Таблица18.B" style:family="table-column">
      <style:table-column-properties style:column-width="1.453cm"/>
    </style:style>
    <style:style style:name="Таблица18.C" style:family="table-column">
      <style:table-column-properties style:column-width="0.773cm"/>
    </style:style>
    <style:style style:name="Таблица18.D" style:family="table-column">
      <style:table-column-properties style:column-width="0.485cm"/>
    </style:style>
    <style:style style:name="Таблица18.E" style:family="table-column">
      <style:table-column-properties style:column-width="0.743cm"/>
    </style:style>
    <style:style style:name="Таблица18.F" style:family="table-column">
      <style:table-column-properties style:column-width="0.439cm"/>
    </style:style>
    <style:style style:name="Таблица18.G" style:family="table-column">
      <style:table-column-properties style:column-width="0.139cm"/>
    </style:style>
    <style:style style:name="Таблица18.H" style:family="table-column">
      <style:table-column-properties style:column-width="0.406cm"/>
    </style:style>
    <style:style style:name="Таблица18.I" style:family="table-column">
      <style:table-column-properties style:column-width="0.145cm"/>
    </style:style>
    <style:style style:name="Таблица18.J" style:family="table-column">
      <style:table-column-properties style:column-width="2.605cm"/>
    </style:style>
    <style:style style:name="Таблица18.K" style:family="table-column">
      <style:table-column-properties style:column-width="0.272cm"/>
    </style:style>
    <style:style style:name="Таблица18.L" style:family="table-column">
      <style:table-column-properties style:column-width="0.242cm"/>
    </style:style>
    <style:style style:name="Таблица18.M" style:family="table-column">
      <style:table-column-properties style:column-width="0.078cm"/>
    </style:style>
    <style:style style:name="Таблица18.N" style:family="table-column">
      <style:table-column-properties style:column-width="0.27cm"/>
    </style:style>
    <style:style style:name="Таблица18.O" style:family="table-column">
      <style:table-column-properties style:column-width="0.746cm"/>
    </style:style>
    <style:style style:name="Таблица18.P" style:family="table-column">
      <style:table-column-properties style:column-width="0.273cm"/>
    </style:style>
    <style:style style:name="Таблица18.Q" style:family="table-column">
      <style:table-column-properties style:column-width="0.275cm"/>
    </style:style>
    <style:style style:name="Таблица18.S" style:family="table-column">
      <style:table-column-properties style:column-width="1.974cm"/>
    </style:style>
    <style:style style:name="Таблица18.U" style:family="table-column">
      <style:table-column-properties style:column-width="1.393cm"/>
    </style:style>
    <style:style style:name="Таблица18.V" style:family="table-column">
      <style:table-column-properties style:column-width="0.097cm"/>
    </style:style>
    <style:style style:name="Таблица18.W" style:family="table-column">
      <style:table-column-properties style:column-width="0.226cm"/>
    </style:style>
    <style:style style:name="Таблица18.X" style:family="table-column">
      <style:table-column-properties style:column-width="0.12cm"/>
    </style:style>
    <style:style style:name="Таблица18.A1" style:family="table-cell">
      <style:table-cell-properties fo:padding-left="0.191cm" fo:padding-right="0.191cm" fo:padding-top="0cm" fo:padding-bottom="0cm" fo:border="none"/>
    </style:style>
    <style:style style:name="Таблица18.B2" style:family="table-cell">
      <style:table-cell-properties fo:padding-left="0.191cm" fo:padding-right="0.191cm" fo:padding-top="0cm" fo:padding-bottom="0cm" fo:border-left="none" fo:border-right="none" fo:border-top="none" fo:border-bottom="0.5pt solid #000000"/>
    </style:style>
    <style:style style:name="Таблица18.4" style:family="table-row">
      <style:table-row-properties style:min-row-height="0.168cm" style:use-optimal-row-height="false"/>
    </style:style>
    <style:style style:name="Таблица18.P4" style:family="table-cell">
      <style:table-cell-properties style:vertical-align="middle" fo:padding-left="0.191cm" fo:padding-right="0.191cm" fo:padding-top="0cm" fo:padding-bottom="0cm" fo:border="none"/>
    </style:style>
    <style:style style:name="Таблица18.T4" style:family="table-cell">
      <style:table-cell-properties style:vertical-align="bottom" fo:padding-left="0.191cm" fo:padding-right="0.191cm" fo:padding-top="0cm" fo:padding-bottom="0cm" fo:border="none"/>
    </style:style>
    <style:style style:name="Таблица18.B5" style:family="table-cell">
      <style:table-cell-properties fo:padding-left="0.191cm" fo:padding-right="0.191cm" fo:padding-top="0cm" fo:padding-bottom="0cm" fo:border-left="none" fo:border-right="none" fo:border-top="0.5pt solid #000000" fo:border-bottom="none"/>
    </style:style>
    <style:style style:name="Таблица18.G5" style:family="table-cell">
      <style:table-cell-properties fo:padding-left="0.191cm" fo:padding-right="0.191cm" fo:padding-top="0cm" fo:padding-bottom="0cm" fo:border-left="none" fo:border-right="none" fo:border-top="0.5pt solid #000000" fo:border-bottom="none"/>
    </style:style>
    <style:style style:name="Таблица18.N5" style:family="table-cell">
      <style:table-cell-properties fo:padding-left="0.191cm" fo:padding-right="0.191cm" fo:padding-top="0cm" fo:padding-bottom="0cm" fo:border-left="none" fo:border-right="none" fo:border-top="0.5pt solid #000000" fo:border-bottom="none"/>
    </style:style>
    <style:style style:name="Таблица18.R5" style:family="table-cell">
      <style:table-cell-properties fo:padding-left="0.191cm" fo:padding-right="0.191cm" fo:padding-top="0cm" fo:padding-bottom="0cm" fo:border-left="none" fo:border-right="none" fo:border-top="0.5pt solid #000000" fo:border-bottom="none"/>
    </style:style>
    <style:style style:name="Таблица18.6" style:family="table-row">
      <style:table-row-properties style:min-row-height="0.355cm" style:use-optimal-row-height="false"/>
    </style:style>
    <style:style style:name="Таблица18.D9" style:family="table-cell">
      <style:table-cell-properties fo:padding-left="0.191cm" fo:padding-right="0.191cm" fo:padding-top="0cm" fo:padding-bottom="0cm" fo:border-left="none" fo:border-right="none" fo:border-top="0.5pt solid #000000" fo:border-bottom="none"/>
    </style:style>
    <style:style style:name="Таблица18.J9" style:family="table-cell">
      <style:table-cell-properties fo:padding-left="0.191cm" fo:padding-right="0.191cm" fo:padding-top="0cm" fo:padding-bottom="0cm" fo:border-left="none" fo:border-right="none" fo:border-top="0.5pt solid #000000" fo:border-bottom="none"/>
    </style:style>
    <style:style style:name="Таблица18.O9" style:family="table-cell">
      <style:table-cell-properties fo:padding-left="0.191cm" fo:padding-right="0.191cm" fo:padding-top="0cm" fo:padding-bottom="0cm" fo:border-left="none" fo:border-right="none" fo:border-top="0.5pt solid #000000" fo:border-bottom="none"/>
    </style:style>
    <style:style style:name="Таблица18.S9" style:family="table-cell">
      <style:table-cell-properties fo:padding-left="0.191cm" fo:padding-right="0.191cm" fo:padding-top="0cm" fo:padding-bottom="0cm" fo:border-left="none" fo:border-right="none" fo:border-top="0.5pt solid #000000" fo:border-bottom="none"/>
    </style:style>
    <style:style style:name="Таблица19" style:family="table">
      <style:table-properties style:width="16.66cm" table:align="center"/>
    </style:style>
    <style:style style:name="Таблица19.A" style:family="table-column">
      <style:table-column-properties style:column-width="3.831cm"/>
    </style:style>
    <style:style style:name="Таблица19.B" style:family="table-column">
      <style:table-column-properties style:column-width="0.452cm"/>
    </style:style>
    <style:style style:name="Таблица19.C" style:family="table-column">
      <style:table-column-properties style:column-width="0.385cm"/>
    </style:style>
    <style:style style:name="Таблица19.D" style:family="table-column">
      <style:table-column-properties style:column-width="0.617cm"/>
    </style:style>
    <style:style style:name="Таблица19.E" style:family="table-column">
      <style:table-column-properties style:column-width="0.633cm"/>
    </style:style>
    <style:style style:name="Таблица19.F" style:family="table-column">
      <style:table-column-properties style:column-width="0.586cm"/>
    </style:style>
    <style:style style:name="Таблица19.G" style:family="table-column">
      <style:table-column-properties style:column-width="0.425cm"/>
    </style:style>
    <style:style style:name="Таблица19.H" style:family="table-column">
      <style:table-column-properties style:column-width="0.106cm"/>
    </style:style>
    <style:style style:name="Таблица19.I" style:family="table-column">
      <style:table-column-properties style:column-width="0.055cm"/>
    </style:style>
    <style:style style:name="Таблица19.J" style:family="table-column">
      <style:table-column-properties style:column-width="0.446cm"/>
    </style:style>
    <style:style style:name="Таблица19.K" style:family="table-column">
      <style:table-column-properties style:column-width="0.049cm"/>
    </style:style>
    <style:style style:name="Таблица19.L" style:family="table-column">
      <style:table-column-properties style:column-width="2.676cm"/>
    </style:style>
    <style:style style:name="Таблица19.M" style:family="table-column">
      <style:table-column-properties style:column-width="0.247cm"/>
    </style:style>
    <style:style style:name="Таблица19.N" style:family="table-column">
      <style:table-column-properties style:column-width="0.254cm"/>
    </style:style>
    <style:style style:name="Таблица19.O" style:family="table-column">
      <style:table-column-properties style:column-width="0.122cm"/>
    </style:style>
    <style:style style:name="Таблица19.P" style:family="table-column">
      <style:table-column-properties style:column-width="0.123cm"/>
    </style:style>
    <style:style style:name="Таблица19.Q" style:family="table-column">
      <style:table-column-properties style:column-width="0.751cm"/>
    </style:style>
    <style:style style:name="Таблица19.R" style:family="table-column">
      <style:table-column-properties style:column-width="0.249cm"/>
    </style:style>
    <style:style style:name="Таблица19.S" style:family="table-column">
      <style:table-column-properties style:column-width="0.168cm"/>
    </style:style>
    <style:style style:name="Таблица19.T" style:family="table-column">
      <style:table-column-properties style:column-width="0.161cm"/>
    </style:style>
    <style:style style:name="Таблица19.U" style:family="table-column">
      <style:table-column-properties style:column-width="0.173cm"/>
    </style:style>
    <style:style style:name="Таблица19.V" style:family="table-column">
      <style:table-column-properties style:column-width="2.305cm"/>
    </style:style>
    <style:style style:name="Таблица19.W" style:family="table-column">
      <style:table-column-properties style:column-width="1.686cm"/>
    </style:style>
    <style:style style:name="Таблица19.X" style:family="table-column">
      <style:table-column-properties style:column-width="0.064cm"/>
    </style:style>
    <style:style style:name="Таблица19.Y" style:family="table-column">
      <style:table-column-properties style:column-width="0.097cm"/>
    </style:style>
    <style:style style:name="Таблица19.1" style:family="table-row">
      <style:table-row-properties style:min-row-height="0.168cm" style:use-optimal-row-height="false"/>
    </style:style>
    <style:style style:name="Таблица19.A1" style:family="table-cell">
      <style:table-cell-properties fo:padding-left="0.191cm" fo:padding-right="0.191cm" fo:padding-top="0cm" fo:padding-bottom="0cm" fo:border="none"/>
    </style:style>
    <style:style style:name="Таблица19.K1" style:family="table-cell">
      <style:table-cell-properties fo:padding-left="0.191cm" fo:padding-right="0.191cm" fo:padding-top="0cm" fo:padding-bottom="0cm" fo:border-left="none" fo:border-right="none" fo:border-top="none" fo:border-bottom="0.5pt solid #000000"/>
    </style:style>
    <style:style style:name="Таблица19.W1" style:family="table-cell">
      <style:table-cell-properties style:vertical-align="bottom" fo:padding-left="0.191cm" fo:padding-right="0.191cm" fo:padding-top="0cm" fo:padding-bottom="0cm" fo:border="none"/>
    </style:style>
    <style:style style:name="Таблица19.E2" style:family="table-cell">
      <style:table-cell-properties fo:padding-left="0.191cm" fo:padding-right="0.191cm" fo:padding-top="0cm" fo:padding-bottom="0cm" fo:border-left="none" fo:border-right="none" fo:border-top="0.5pt solid #000000" fo:border-bottom="none"/>
    </style:style>
    <style:style style:name="Таблица19.K2" style:family="table-cell">
      <style:table-cell-properties fo:padding-left="0.191cm" fo:padding-right="0.191cm" fo:padding-top="0cm" fo:padding-bottom="0cm" fo:border-left="none" fo:border-right="none" fo:border-top="0.5pt solid #000000" fo:border-bottom="none"/>
    </style:style>
    <style:style style:name="Таблица19.Q2" style:family="table-cell">
      <style:table-cell-properties fo:padding-left="0.191cm" fo:padding-right="0.191cm" fo:padding-top="0cm" fo:padding-bottom="0cm" fo:border-left="none" fo:border-right="none" fo:border-top="0.5pt solid #000000" fo:border-bottom="none"/>
    </style:style>
    <style:style style:name="Таблица19.V2" style:family="table-cell">
      <style:table-cell-properties fo:padding-left="0.191cm" fo:padding-right="0.191cm" fo:padding-top="0cm" fo:padding-bottom="0cm" fo:border-left="none" fo:border-right="none" fo:border-top="0.5pt solid #000000" fo:border-bottom="none"/>
    </style:style>
    <style:style style:name="Таблица19.C7" style:family="table-cell">
      <style:table-cell-properties fo:padding-left="0.191cm" fo:padding-right="0.191cm" fo:padding-top="0cm" fo:padding-bottom="0cm" fo:border-left="none" fo:border-right="none" fo:border-top="0.5pt solid #000000" fo:border-bottom="none"/>
    </style:style>
    <style:style style:name="Таблица19.H7" style:family="table-cell">
      <style:table-cell-properties fo:padding-left="0.191cm" fo:padding-right="0.191cm" fo:padding-top="0cm" fo:padding-bottom="0cm" fo:border-left="none" fo:border-right="none" fo:border-top="0.5pt solid #000000" fo:border-bottom="none"/>
    </style:style>
    <style:style style:name="Таблица19.O7" style:family="table-cell">
      <style:table-cell-properties fo:padding-left="0.191cm" fo:padding-right="0.191cm" fo:padding-top="0cm" fo:padding-bottom="0cm" fo:border-left="none" fo:border-right="none" fo:border-top="0.5pt solid #000000" fo:border-bottom="none"/>
    </style:style>
    <style:style style:name="Таблица19.T7"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Обычный">
      <style:paragraph-properties fo:margin-left="0cm" fo:margin-right="0cm" fo:text-indent="0cm" style:auto-text-indent="false"/>
    </style:style>
    <style:style style:name="P2" style:family="paragraph" style:parent-style-name="Обычный">
      <style:paragraph-properties fo:margin-left="0cm" fo:margin-right="0cm" fo:text-indent="0cm" style:auto-text-indent="false"/>
      <style:text-properties fo:font-size="14pt" style:font-size-asian="14pt"/>
    </style:style>
    <style:style style:name="P3" style:family="paragraph" style:parent-style-name="Обычный">
      <style:paragraph-properties fo:margin-left="0cm" fo:margin-right="0cm" fo:text-align="center" style:justify-single-word="false" fo:text-indent="0cm" style:auto-text-indent="false"/>
      <style:text-properties fo:font-size="14pt" style:font-size-asian="14pt"/>
    </style:style>
    <style:style style:name="P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5" style:family="paragraph" style:parent-style-name="Обычный">
      <style:paragraph-properties fo:margin-left="0cm" fo:margin-right="0cm" fo:text-indent="0cm" style:auto-text-indent="false"/>
      <style:text-properties fo:font-size="14pt" fo:language="en" fo:country="US" style:font-size-asian="14pt"/>
    </style:style>
    <style:style style:name="P6" style:family="paragraph" style:parent-style-name="Обычный">
      <style:paragraph-properties fo:margin-left="0cm" fo:margin-right="0cm" fo:text-align="center" style:justify-single-word="false" fo:text-indent="0cm" style:auto-text-indent="false">
        <style:tab-stops/>
      </style:paragraph-properties>
      <style:text-properties fo:color="#000000" fo:font-size="14pt" style:font-size-asian="14pt"/>
    </style:style>
    <style:style style:name="P7" style:family="paragraph" style:parent-style-name="Обычный">
      <style:paragraph-properties fo:margin-left="0cm" fo:margin-right="0cm" fo:text-indent="0cm" style:auto-text-indent="false"/>
      <style:text-properties fo:color="#000000" fo:font-size="14pt" style:font-size-asian="14pt" style:font-weight-complex="bold"/>
    </style:style>
    <style:style style:name="P8" style:family="paragraph" style:parent-style-name="Обычный">
      <style:paragraph-properties fo:margin-left="0cm" fo:margin-right="0cm" fo:text-align="start" style:justify-single-word="false" fo:text-indent="0cm" style:auto-text-indent="false"/>
      <style:text-properties fo:color="#000000" fo:font-size="14pt" style:font-size-asian="14pt" style:font-weight-complex="bold"/>
    </style:style>
    <style:style style:name="P9" style:family="paragraph" style:parent-style-name="Обычный">
      <style:paragraph-properties fo:margin-left="0cm" fo:margin-right="0cm" fo:text-indent="0cm" style:auto-text-indent="false"/>
      <style:text-properties fo:color="#000000" style:font-size-complex="12pt" style:font-weight-complex="bold"/>
    </style:style>
    <style:style style:name="P10"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fo:color="#000000" fo:font-weight="bold" style:font-weight-asian="bold" style:font-size-complex="12pt" style:font-weight-complex="bold"/>
    </style:style>
    <style:style style:name="P11" style:family="paragraph" style:parent-style-name="Обычный">
      <style:paragraph-properties fo:margin-left="0cm" fo:margin-right="0cm" fo:text-align="start" style:justify-single-word="false" fo:text-indent="0cm" style:auto-text-indent="false"/>
    </style:style>
    <style:style style:name="P12"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style>
    <style:style style:name="P13" style:family="paragraph" style:parent-style-name="Обычный">
      <style:paragraph-properties fo:margin-left="0cm" fo:margin-right="0cm" fo:text-indent="0cm" style:auto-text-indent="false"/>
      <style:text-properties style:font-size-complex="12pt"/>
    </style:style>
    <style:style style:name="P14" style:family="paragraph" style:parent-style-name="Обычный">
      <style:paragraph-properties fo:margin-left="0cm" fo:margin-right="0cm" fo:text-align="center" style:justify-single-word="false" fo:text-indent="0cm" style:auto-text-indent="false"/>
      <style:text-properties style:font-size-complex="12pt"/>
    </style:style>
    <style:style style:name="P15" style:family="paragraph" style:parent-style-name="Обычный">
      <style:paragraph-properties fo:margin-left="0cm" fo:margin-right="0cm" fo:text-align="center" style:justify-single-word="false" fo:hyphenation-ladder-count="no-limit" fo:text-indent="0cm" style:auto-text-indent="false"/>
      <style:text-properties style:font-size-complex="12pt" fo:hyphenate="false"/>
    </style:style>
    <style:style style:name="P16" style:family="paragraph" style:parent-style-name="Обычный">
      <style:paragraph-properties fo:margin-left="0cm" fo:margin-right="0cm" fo:text-align="start" style:justify-single-word="false" fo:text-indent="0cm" style:auto-text-indent="false"/>
      <style:text-properties style:font-size-complex="12pt"/>
    </style:style>
    <style:style style:name="P17"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text-properties style:font-size-complex="12pt"/>
    </style:style>
    <style:style style:name="P18" style:family="paragraph" style:parent-style-name="Обычный">
      <style:paragraph-properties fo:margin-left="0cm" fo:margin-right="0cm" fo:text-indent="0cm" style:auto-text-indent="false">
        <style:tab-stops>
          <style:tab-stop style:position="1.501cm"/>
          <style:tab-stop style:position="2.752cm"/>
        </style:tab-stops>
      </style:paragraph-properties>
      <style:text-properties style:font-size-complex="12pt"/>
    </style:style>
    <style:style style:name="P19" style:family="paragraph" style:parent-style-name="Обычный">
      <style:paragraph-properties fo:margin-left="0cm" fo:margin-right="0cm" fo:line-height="0.459cm" fo:text-indent="0cm" style:auto-text-indent="false"/>
      <style:text-properties style:font-size-complex="12pt"/>
    </style:style>
    <style:style style:name="P20" style:family="paragraph" style:parent-style-name="Обычный">
      <style:paragraph-properties fo:margin-left="0cm" fo:margin-right="0cm" fo:line-height="0.459cm" fo:text-indent="0cm" style:auto-text-indent="false">
        <style:tab-stops>
          <style:tab-stop style:position="0cm"/>
          <style:tab-stop style:position="2.752cm"/>
          <style:tab-stop style:position="3.501cm"/>
        </style:tab-stops>
      </style:paragraph-properties>
      <style:text-properties style:font-size-complex="12pt"/>
    </style:style>
    <style:style style:name="P21" style:family="paragraph" style:parent-style-name="Обычный">
      <style:paragraph-properties fo:margin-left="0cm" fo:margin-right="0cm" fo:line-height="0.459cm" fo:text-align="center" style:justify-single-word="false" fo:text-indent="0cm" style:auto-text-indent="false"/>
      <style:text-properties style:font-size-complex="12pt"/>
    </style:style>
    <style:style style:name="P22"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style:font-size-complex="12pt"/>
    </style:style>
    <style:style style:name="P23" style:family="paragraph" style:parent-style-name="Обычный">
      <style:paragraph-properties fo:margin-left="0cm" fo:margin-right="0cm" fo:hyphenation-ladder-count="no-limit" fo:text-indent="0cm" style:auto-text-indent="false"/>
      <style:text-properties style:font-size-complex="12pt" fo:hyphenate="false"/>
    </style:style>
    <style:style style:name="P24"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style:font-size-complex="12pt"/>
    </style:style>
    <style:style style:name="P25" style:family="paragraph" style:parent-style-name="Обычный">
      <style:paragraph-properties fo:margin-left="0cm" fo:margin-right="0cm" fo:text-align="end" style:justify-single-word="false" fo:hyphenation-ladder-count="no-limit" fo:text-indent="0cm" style:auto-text-indent="false"/>
      <style:text-properties style:font-size-complex="12pt" fo:hyphenate="false"/>
    </style:style>
    <style:style style:name="P26" style:family="paragraph" style:parent-style-name="Обычный">
      <style:paragraph-properties fo:margin-left="0cm" fo:margin-right="0cm" fo:text-indent="0cm" style:auto-text-indent="false"/>
      <style:text-properties fo:font-weight="bold" style:font-weight-asian="bold" style:font-size-complex="12pt"/>
    </style:style>
    <style:style style:name="P27" style:family="paragraph" style:parent-style-name="Обычный">
      <style:paragraph-properties fo:margin-left="0cm" fo:margin-right="0cm" fo:text-align="center" style:justify-single-word="false" fo:text-indent="0cm" style:auto-text-indent="false"/>
      <style:text-properties fo:font-weight="bold" style:font-weight-asian="bold" style:font-size-complex="12pt"/>
    </style:style>
    <style:style style:name="P28" style:family="paragraph" style:parent-style-name="Обычный">
      <style:paragraph-properties fo:margin-left="0cm" fo:margin-right="0cm" fo:line-height="0.423cm" fo:text-align="center" style:justify-single-word="false" fo:text-indent="0cm" style:auto-text-indent="false"/>
      <style:text-properties fo:font-weight="bold" style:font-weight-asian="bold" style:font-size-complex="12pt"/>
    </style:style>
    <style:style style:name="P29" style:family="paragraph" style:parent-style-name="Обычный">
      <style:paragraph-properties fo:margin-left="0cm" fo:margin-right="0cm" fo:line-height="0.459cm" fo:text-indent="0cm" style:auto-text-indent="false"/>
      <style:text-properties fo:font-weight="bold" style:font-weight-asian="bold" style:font-size-complex="12pt"/>
    </style:style>
    <style:style style:name="P30"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fo:font-weight="bold" style:font-weight-asian="bold" style:font-size-complex="12pt"/>
    </style:style>
    <style:style style:name="P31" style:family="paragraph" style:parent-style-name="Обычный">
      <style:paragraph-properties fo:margin-left="0cm" fo:margin-right="0cm" fo:text-align="center" style:justify-single-word="false" fo:text-indent="0cm" style:auto-text-indent="false"/>
    </style:style>
    <style:style style:name="P32" style:family="paragraph" style:parent-style-name="Обычный">
      <style:paragraph-properties fo:margin-left="0cm" fo:margin-right="0cm" fo:text-align="center" style:justify-single-word="false" fo:hyphenation-ladder-count="no-limit" fo:text-indent="0cm" style:auto-text-indent="false"/>
      <style:text-properties fo:hyphenate="false"/>
    </style:style>
    <style:style style:name="P33" style:family="paragraph" style:parent-style-name="Обычный">
      <style:paragraph-properties fo:margin-left="0cm" fo:margin-right="0cm" fo:text-align="center" style:justify-single-word="false" fo:text-indent="0cm" style:auto-text-indent="false"/>
      <style:text-properties fo:language="en" fo:country="US" style:font-size-complex="12pt"/>
    </style:style>
    <style:style style:name="P34" style:family="paragraph" style:parent-style-name="Обычный">
      <style:paragraph-properties fo:margin-left="0cm" fo:margin-right="0cm" fo:line-height="0.459cm" fo:text-align="center" style:justify-single-word="false" fo:text-indent="0cm" style:auto-text-indent="false"/>
      <style:text-properties fo:language="en" fo:country="US" style:font-size-complex="12pt"/>
    </style:style>
    <style:style style:name="P35" style:family="paragraph" style:parent-style-name="Обычный">
      <style:paragraph-properties fo:margin-left="0cm" fo:margin-right="0cm" fo:line-height="0.423cm" fo:text-align="center" style:justify-single-word="false" fo:text-indent="0cm" style:auto-text-indent="false"/>
    </style:style>
    <style:style style:name="P36" style:family="paragraph" style:parent-style-name="Обычный">
      <style:paragraph-properties fo:margin-left="0cm" fo:margin-right="0cm" fo:text-align="start" style:justify-single-word="false" fo:text-indent="0cm" style:auto-text-indent="false"/>
      <style:text-properties fo:font-style="italic" style:font-style-asian="italic" style:font-size-complex="12pt"/>
    </style:style>
    <style:style style:name="P37" style:family="paragraph" style:parent-style-name="Обычный">
      <style:paragraph-properties fo:margin-left="0cm" fo:margin-right="0cm" fo:line-height="115%" fo:text-indent="0cm" style:auto-text-indent="false"/>
    </style:style>
    <style:style style:name="P38" style:family="paragraph" style:parent-style-name="Обычный">
      <style:paragraph-properties fo:margin-left="0cm" fo:margin-right="0cm" fo:text-align="center" style:justify-single-word="false" fo:text-indent="0cm" style:auto-text-indent="false"/>
      <style:text-properties style:text-position="super 67%" style:font-size-complex="12pt"/>
    </style:style>
    <style:style style:name="P39" style:family="paragraph" style:parent-style-name="Обычный">
      <style:paragraph-properties fo:margin-left="0cm" fo:margin-right="0cm" fo:text-align="center" style:justify-single-word="false" fo:hyphenation-ladder-count="no-limit" fo:text-indent="0cm" style:auto-text-indent="false"/>
      <style:text-properties style:text-position="super 67%" style:font-size-complex="12pt" fo:hyphenate="false"/>
    </style:style>
    <style:style style:name="P40" style:family="paragraph" style:parent-style-name="Обычный">
      <style:paragraph-properties fo:margin-left="0cm" fo:margin-right="0cm" fo:hyphenation-ladder-count="no-limit" fo:text-indent="0cm" style:auto-text-indent="false"/>
      <style:text-properties fo:hyphenate="false"/>
    </style:style>
    <style:style style:name="P41" style:family="paragraph" style:parent-style-name="Обычный">
      <style:paragraph-properties fo:margin-left="0cm" fo:margin-right="0cm" fo:line-height="150%" fo:text-align="center" style:justify-single-word="false" fo:text-indent="0cm" style:auto-text-indent="false" fo:keep-with-next="always">
        <style:tab-stops/>
      </style:paragraph-properties>
      <style:text-properties fo:color="#000000" fo:font-size="14pt" fo:font-weight="bold" style:font-size-asian="14pt" style:font-weight-asian="bold"/>
    </style:style>
    <style:style style:name="P42" style:family="paragraph" style:parent-style-name="Обычный">
      <style:paragraph-properties fo:margin-left="0cm" fo:margin-right="0cm" fo:margin-top="0cm" fo:margin-bottom="0.212cm" loext:contextual-spacing="false" fo:text-align="center" style:justify-single-word="false" fo:text-indent="0cm" style:auto-text-indent="false"/>
      <style:text-properties style:font-size-complex="12pt"/>
    </style:style>
    <style:style style:name="P43"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style:text-autospace="ideograph-alpha">
        <style:tab-stops/>
      </style:paragraph-properties>
    </style:style>
    <style:style style:name="P44"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fo:break-before="page" style:text-autospace="ideograph-alpha">
        <style:tab-stops/>
      </style:paragraph-properties>
    </style:style>
    <style:style style:name="P45" style:family="paragraph" style:parent-style-name="Обычный">
      <style:paragraph-properties fo:margin-left="0cm" fo:margin-right="0cm" fo:margin-top="0.212cm" fo:margin-bottom="0.353cm" loext:contextual-spacing="false" fo:text-indent="0cm" style:auto-text-indent="false"/>
      <style:text-properties style:font-size-complex="12pt"/>
    </style:style>
    <style:style style:name="P46" style:family="paragraph" style:parent-style-name="Обычный">
      <style:paragraph-properties fo:margin-left="0cm" fo:margin-right="0cm" fo:margin-top="0.212cm" fo:margin-bottom="0.353cm" loext:contextual-spacing="false" fo:text-indent="0cm" style:auto-text-indent="false" fo:keep-with-next="always">
        <style:tab-stops>
          <style:tab-stop style:position="0.25cm"/>
          <style:tab-stop style:position="2.752cm"/>
        </style:tab-stops>
      </style:paragraph-properties>
      <style:text-properties style:font-size-complex="12pt"/>
    </style:style>
    <style:style style:name="P47" style:family="paragraph" style:parent-style-name="Обычный">
      <style:paragraph-properties fo:margin-left="0cm" fo:margin-right="0cm" fo:margin-top="0.071cm" fo:margin-bottom="0.071cm" loext:contextual-spacing="false" fo:text-align="center" style:justify-single-word="false" fo:text-indent="0cm" style:auto-text-indent="false"/>
      <style:text-properties fo:font-weight="bold" style:font-weight-asian="bold" style:font-size-complex="12pt"/>
    </style:style>
    <style:style style:name="P48" style:family="paragraph" style:parent-style-name="Обычный">
      <style:paragraph-properties fo:margin-left="0cm" fo:margin-right="0cm" fo:margin-top="0.085cm" fo:margin-bottom="0.353cm" loext:contextual-spacing="false" fo:text-align="center" style:justify-single-word="false" fo:text-indent="0cm" style:auto-text-indent="false"/>
      <style:text-properties style:font-size-complex="12pt"/>
    </style:style>
    <style:style style:name="P49" style:family="paragraph" style:parent-style-name="Абзац_20_списка">
      <style:paragraph-properties fo:margin-left="0cm" fo:margin-right="0cm" fo:text-align="start" style:justify-single-word="false" fo:text-indent="0cm" style:auto-text-indent="false">
        <style:tab-stops>
          <style:tab-stop style:position="0.73cm"/>
          <style:tab-stop style:position="1.482cm"/>
        </style:tab-stops>
      </style:paragraph-properties>
      <style:text-properties style:font-size-complex="12pt"/>
    </style:style>
    <style:style style:name="P50" style:family="paragraph" style:parent-style-name="Обычный">
      <style:paragraph-properties fo:margin-left="0cm" fo:margin-right="0cm" fo:margin-top="0.035cm" fo:margin-bottom="0.035cm" loext:contextual-spacing="false" fo:text-align="center" style:justify-single-word="false" fo:text-indent="0cm" style:auto-text-indent="false"/>
    </style:style>
    <style:style style:name="P51" style:family="paragraph" style:parent-style-name="Обычный">
      <style:paragraph-properties fo:margin-left="0cm" fo:margin-right="0cm" fo:margin-top="0.035cm" fo:margin-bottom="0.035cm" loext:contextual-spacing="false" fo:text-align="center" style:justify-single-word="false" fo:text-indent="0cm" style:auto-text-indent="false"/>
      <style:text-properties fo:font-weight="bold" style:font-weight-asian="bold" style:font-size-complex="12pt"/>
    </style:style>
    <style:style style:name="P52" style:family="paragraph" style:parent-style-name="Обычный">
      <style:paragraph-properties fo:margin-left="0cm" fo:margin-right="0cm" fo:margin-top="0.423cm" fo:margin-bottom="0.106cm" loext:contextual-spacing="false" fo:text-indent="0cm" style:auto-text-indent="false"/>
      <style:text-properties fo:color="#000000" fo:font-weight="bold" style:font-weight-asian="bold" style:font-size-complex="12pt" style:font-weight-complex="bold"/>
    </style:style>
    <style:style style:name="P53" style:family="paragraph" style:parent-style-name="Обычный">
      <style:paragraph-properties fo:margin-left="0cm" fo:margin-right="0cm" fo:margin-top="0.212cm" fo:margin-bottom="0.106cm" loext:contextual-spacing="false" fo:text-indent="0cm" style:auto-text-indent="false"/>
      <style:text-properties fo:color="#000000" fo:font-weight="bold" style:font-weight-asian="bold" style:font-size-complex="12pt" style:font-weight-complex="bold"/>
    </style:style>
    <style:style style:name="P54" style:family="paragraph" style:parent-style-name="Text_20_body_20_indent">
      <style:paragraph-properties fo:margin-left="0cm" fo:margin-right="0cm" fo:text-align="center" style:justify-single-word="false" fo:text-indent="0cm" style:auto-text-indent="false">
        <style:tab-stops>
          <style:tab-stop style:position="2.752cm"/>
        </style:tab-stops>
      </style:paragraph-properties>
      <style:text-properties style:font-size-complex="12pt"/>
    </style:style>
    <style:style style:name="P55" style:family="paragraph" style:parent-style-name="Text_20_body_20_indent">
      <style:paragraph-properties fo:margin-left="0cm" fo:margin-right="0cm" fo:text-indent="0cm" style:auto-text-indent="false">
        <style:tab-stops>
          <style:tab-stop style:position="2.752cm"/>
        </style:tab-stops>
      </style:paragraph-properties>
      <style:text-properties style:font-size-complex="12pt"/>
    </style:style>
    <style:style style:name="P56"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text-properties style:font-size-complex="12pt"/>
    </style:style>
    <style:style style:name="P57"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style>
    <style:style style:name="P58" style:family="paragraph" style:parent-style-name="Обычный">
      <style:paragraph-properties fo:margin-left="9.684cm" fo:margin-right="0cm" fo:line-height="150%" fo:text-align="start" style:justify-single-word="false" fo:text-indent="0cm" style:auto-text-indent="false" fo:keep-with-next="always">
        <style:tab-stops>
          <style:tab-stop style:position="-6.932cm"/>
        </style:tab-stops>
      </style:paragraph-properties>
    </style:style>
    <style:style style:name="P59" style:family="paragraph" style:parent-style-name="Обычный">
      <style:paragraph-properties fo:break-before="page"/>
    </style:style>
    <style:style style:name="P60" style:family="paragraph" style:parent-style-name="Обычный">
      <style:paragraph-properties fo:margin-left="0cm" fo:margin-right="0cm" fo:text-indent="1.251cm" style:auto-text-indent="false"/>
    </style:style>
    <style:style style:name="P61" style:family="paragraph" style:parent-style-name="Обычный">
      <style:paragraph-properties fo:margin-left="0cm" fo:margin-right="0cm" fo:text-indent="1.251cm" style:auto-text-indent="false"/>
      <style:text-properties style:font-size-complex="12pt"/>
    </style:style>
    <style:style style:name="P62" style:family="paragraph" style:parent-style-name="Обычный">
      <style:paragraph-properties fo:margin-left="0cm" fo:margin-right="0cm" fo:text-align="end" style:justify-single-word="false" fo:text-indent="1.251cm" style:auto-text-indent="false"/>
      <style:text-properties style:font-size-complex="12pt"/>
    </style:style>
    <style:style style:name="P63"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4"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style>
    <style:style style:name="P65"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style:font-size-complex="12pt"/>
    </style:style>
    <style:style style:name="P66"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67"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style>
    <style:style style:name="P68"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9"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weight="bold" style:font-weight-asian="bold" style:font-size-complex="12pt"/>
    </style:style>
    <style:style style:name="P70"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1" style:family="paragraph" style:parent-style-name="Обычный">
      <style:paragraph-properties fo:margin-left="-0.201cm" fo:margin-right="0cm" fo:line-height="0.388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2"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style:font-size-complex="12pt"/>
    </style:style>
    <style:style style:name="P73"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74"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style>
    <style:style style:name="P75"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style>
    <style:style style:name="P76" style:family="paragraph" style:parent-style-name="Обычный">
      <style:paragraph-properties fo:margin-left="-0.201cm" fo:margin-right="0cm" fo:text-indent="0.012cm" style:auto-text-indent="false">
        <style:tab-stops>
          <style:tab-stop style:position="2.953cm"/>
        </style:tab-stops>
      </style:paragraph-properties>
    </style:style>
    <style:style style:name="P77" style:family="paragraph" style:parent-style-name="Обычный">
      <style:paragraph-properties fo:margin-left="-0.201cm" fo:margin-right="0cm" fo:text-indent="0.012cm" style:auto-text-indent="false">
        <style:tab-stops>
          <style:tab-stop style:position="2.953cm"/>
        </style:tab-stops>
      </style:paragraph-properties>
      <style:text-properties style:font-size-complex="12pt"/>
    </style:style>
    <style:style style:name="P78"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style:font-size-complex="12pt"/>
    </style:style>
    <style:style style:name="P79" style:family="paragraph" style:parent-style-name="Обычный">
      <style:paragraph-properties fo:margin-left="-0.201cm" fo:margin-right="0cm" fo:margin-top="0.071cm" fo:margin-bottom="0.071cm" loext:contextual-spacing="false" fo:text-indent="0.012cm" style:auto-text-indent="false">
        <style:tab-stops>
          <style:tab-stop style:position="2.953cm"/>
        </style:tab-stops>
      </style:paragraph-properties>
      <style:text-properties style:font-size-complex="12pt"/>
    </style:style>
    <style:style style:name="P80"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fo:language="en" fo:country="US" style:font-size-complex="12pt"/>
    </style:style>
    <style:style style:name="P81" style:family="paragraph" style:parent-style-name="Обычный">
      <style:paragraph-properties fo:margin-left="-0.201cm" fo:margin-right="-0.2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2" style:family="paragraph" style:parent-style-name="Обычный">
      <style:paragraph-properties fo:margin-left="-0.201cm" fo:margin-right="-0.10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83" style:family="paragraph" style:parent-style-name="Обычный">
      <style:paragraph-properties fo:margin-left="-0.201cm" fo:margin-right="-0.078cm" fo:margin-top="0.071cm" fo:margin-bottom="0.071cm" loext:contextual-spacing="false" fo:text-indent="0.012cm" style:auto-text-indent="false">
        <style:tab-stops>
          <style:tab-stop style:position="2.953cm"/>
        </style:tab-stops>
      </style:paragraph-properties>
    </style:style>
    <style:style style:name="P84" style:family="paragraph" style:parent-style-name="Обычный">
      <style:paragraph-properties fo:margin-left="0cm" fo:margin-right="-0.191cm" fo:line-height="0.459cm" fo:text-align="center" style:justify-single-word="false" fo:text-indent="0cm" style:auto-text-indent="false">
        <style:tab-stops>
          <style:tab-stop style:position="0.559cm"/>
          <style:tab-stop style:position="2.752cm"/>
          <style:tab-stop style:position="3.501cm"/>
        </style:tab-stops>
      </style:paragraph-properties>
      <style:text-properties fo:font-weight="bold" style:font-weight-asian="bold" style:font-size-complex="12pt"/>
    </style:style>
    <style:style style:name="P85" style:family="paragraph" style:parent-style-name="Обычный">
      <style:paragraph-properties fo:margin-left="0cm" fo:margin-right="-0.191cm" fo:line-height="0.459cm" fo:text-align="center" style:justify-single-word="false" fo:text-indent="0cm" style:auto-text-indent="false">
        <style:tab-stops>
          <style:tab-stop style:position="2.752cm"/>
          <style:tab-stop style:position="3.501cm"/>
        </style:tab-stops>
      </style:paragraph-properties>
      <style:text-properties fo:font-weight="bold" style:font-weight-asian="bold" style:font-size-complex="12pt"/>
    </style:style>
    <style:style style:name="P86" style:family="paragraph" style:parent-style-name="Обычный">
      <style:paragraph-properties fo:margin-left="0cm" fo:margin-right="-0.191cm" fo:hyphenation-ladder-count="no-limit" fo:text-indent="0cm" style:auto-text-indent="false"/>
      <style:text-properties style:font-size-complex="12pt" fo:hyphenate="false"/>
    </style:style>
    <style:style style:name="P87" style:family="paragraph" style:parent-style-name="Обычный">
      <style:paragraph-properties fo:margin-left="0cm" fo:margin-right="-0.191cm" fo:text-align="center" style:justify-single-word="false" fo:text-indent="0cm" style:auto-text-indent="false"/>
      <style:text-properties style:font-size-complex="12pt"/>
    </style:style>
    <style:style style:name="P88" style:family="paragraph" style:parent-style-name="Обычный">
      <style:paragraph-properties>
        <style:tab-stops>
          <style:tab-stop style:position="2.752cm"/>
          <style:tab-stop style:position="9.5cm"/>
        </style:tab-stops>
      </style:paragraph-properties>
      <style:text-properties style:font-size-complex="12pt"/>
    </style:style>
    <style:style style:name="P89" style:family="paragraph" style:parent-style-name="Обычный">
      <style:text-properties fo:font-weight="bold" style:font-weight-asian="bold"/>
    </style:style>
    <style:style style:name="P90" style:family="paragraph" style:parent-style-name="Обычный">
      <style:text-properties fo:language="en" fo:country="US"/>
    </style:style>
    <style:style style:name="P91" style:family="paragraph" style:parent-style-name="NOINDENT-12">
      <style:text-properties fo:font-weight="bold" style:font-weight-asian="bold"/>
    </style:style>
    <style:style style:name="P92" style:family="paragraph" style:parent-style-name="NOINDENT-12">
      <style:paragraph-properties fo:text-align="center" style:justify-single-word="false"/>
      <style:text-properties fo:font-weight="bold" style:font-weight-asian="bold"/>
    </style:style>
    <style:style style:name="P93" style:family="paragraph" style:parent-style-name="NOINDENT-12">
      <style:paragraph-properties fo:text-align="center" style:justify-single-word="false"/>
    </style:style>
    <style:style style:name="P94" style:family="paragraph" style:parent-style-name="NOINDENT-12">
      <style:paragraph-properties fo:text-align="start" style:justify-single-word="false"/>
    </style:style>
    <style:style style:name="P95" style:family="paragraph" style:parent-style-name="NOINDENT-12">
      <style:paragraph-properties fo:text-align="center" style:justify-single-word="false"/>
      <style:text-properties fo:language="en" fo:country="US"/>
    </style:style>
    <style:style style:name="P96" style:family="paragraph" style:parent-style-name="Обычный">
      <style:paragraph-properties fo:margin-top="0cm" fo:margin-bottom="0.282cm" loext:contextual-spacing="false" fo:line-height="107%"/>
      <style:text-properties fo:font-weight="bold" style:font-weight-asian="bold" style:font-size-complex="12pt"/>
    </style:style>
    <style:style style:name="P97" style:family="paragraph" style:parent-style-name="Обычный">
      <style:paragraph-properties fo:margin-top="0cm" fo:margin-bottom="0.282cm" loext:contextual-spacing="false" fo:line-height="106%"/>
      <style:text-properties style:font-size-complex="12pt"/>
    </style:style>
    <style:style style:name="P98" style:family="paragraph" style:parent-style-name="Обычный">
      <style:paragraph-properties fo:margin-left="0cm" fo:margin-right="-0.101cm" fo:text-align="center" style:justify-single-word="false" fo:text-indent="0cm" style:auto-text-indent="false"/>
      <style:text-properties style:font-size-complex="12pt"/>
    </style:style>
    <style:style style:name="P99" style:family="paragraph" style:parent-style-name="Обычный">
      <style:paragraph-properties fo:margin-left="0cm" fo:margin-right="-0.273cm" fo:hyphenation-ladder-count="no-limit" fo:text-indent="0cm" style:auto-text-indent="false"/>
      <style:text-properties style:font-size-complex="12pt" fo:hyphenate="false"/>
    </style:style>
    <style:style style:name="P100" style:family="paragraph" style:parent-style-name="Heading_20_1">
      <style:paragraph-properties fo:break-before="page"/>
    </style:style>
    <style:style style:name="P101"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text-properties style:font-size-complex="12pt"/>
    </style:style>
    <style:style style:name="P102"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style:font-size-complex="12pt"/>
    </style:style>
    <style:style style:name="P103"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text-properties style:font-size-complex="12pt"/>
    </style:style>
    <style:style style:name="P104"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style>
    <style:style style:name="P105"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style>
    <style:style style:name="P106"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fo:language="en" fo:country="US" style:font-size-complex="12pt"/>
    </style:style>
    <style:style style:name="P107" style:family="paragraph" style:parent-style-name="Обычный" style:master-page-name="MP0">
      <style:paragraph-properties fo:margin-left="0cm" fo:margin-right="0cm" fo:text-align="center" style:justify-single-word="false" fo:text-indent="0cm" style:auto-text-indent="false" style:page-number="auto" fo:break-before="page"/>
      <style:text-properties fo:font-size="14pt" style:font-size-asian="14pt"/>
    </style:style>
    <style:style style:name="P108" style:family="paragraph" style:parent-style-name="Обычный" style:master-page-name="MP1">
      <style:paragraph-properties fo:margin-left="0cm" fo:margin-right="0cm" fo:margin-top="0cm" fo:margin-bottom="0.353cm" loext:contextual-spacing="false" fo:line-height="115%" fo:text-align="start" style:justify-single-word="false" fo:orphans="2" fo:widows="2" fo:text-indent="0cm" style:auto-text-indent="false" style:page-number="auto" fo:break-before="page" style:text-autospace="ideograph-alpha">
        <style:tab-stops/>
      </style:paragraph-properties>
    </style:style>
    <style:style style:name="P109" style:family="paragraph" style:parent-style-name="Обычный" style:master-page-name="MP2">
      <style:paragraph-properties fo:margin-left="0cm" fo:margin-right="0cm" fo:margin-top="0.212cm" fo:margin-bottom="0.353cm" loext:contextual-spacing="false" fo:text-indent="0cm" style:auto-text-indent="false" style:page-number="auto" fo:break-before="page"/>
      <style:text-properties style:font-size-complex="12pt"/>
    </style:style>
    <style:style style:name="P110" style:family="paragraph" style:parent-style-name="Обычный">
      <style:paragraph-properties fo:margin-left="0cm" fo:margin-right="0cm" fo:text-indent="0cm" style:auto-text-indent="false"/>
    </style:style>
    <style:style style:name="P111" style:family="paragraph" style:parent-style-name="Обычный">
      <style:paragraph-properties fo:margin-left="0cm" fo:margin-right="0cm" fo:text-indent="0cm" style:auto-text-indent="false"/>
      <style:text-properties fo:font-size="14pt" style:font-size-asian="14pt"/>
    </style:style>
    <style:style style:name="P112" style:family="paragraph" style:parent-style-name="Обычный">
      <style:paragraph-properties fo:margin-left="0cm" fo:margin-right="0cm" fo:text-indent="0cm" style:auto-text-indent="false"/>
      <style:text-properties fo:font-size="14pt" officeooo:rsid="000583ae" officeooo:paragraph-rsid="000583ae" style:font-size-asian="14pt"/>
    </style:style>
    <style:style style:name="P113" style:family="paragraph" style:parent-style-name="Обычный">
      <style:paragraph-properties fo:margin-left="0cm" fo:margin-right="0cm" fo:text-align="start" style:justify-single-word="false" fo:text-indent="0cm" style:auto-text-indent="false"/>
      <style:text-properties fo:font-size="14pt" officeooo:rsid="000583ae" officeooo:paragraph-rsid="000583ae" style:font-size-asian="14pt"/>
    </style:style>
    <style:style style:name="P11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115" style:family="paragraph" style:parent-style-name="Обычный">
      <style:paragraph-properties fo:margin-left="0cm" fo:margin-right="0cm" fo:text-align="start" style:justify-single-word="false" fo:text-indent="0cm" style:auto-text-indent="false"/>
      <style:text-properties fo:font-size="14pt" officeooo:paragraph-rsid="00085a54" style:font-size-asian="14pt"/>
    </style:style>
    <style:style style:name="P116" style:family="paragraph" style:parent-style-name="Обычный">
      <style:paragraph-properties fo:margin-left="0cm" fo:margin-right="0cm" fo:text-align="start" style:justify-single-word="false" fo:text-indent="0cm" style:auto-text-indent="false"/>
      <style:text-properties fo:font-size="14pt" officeooo:paragraph-rsid="00095286" style:font-size-asian="14pt"/>
    </style:style>
    <style:style style:name="P117" style:family="paragraph" style:parent-style-name="Обычный">
      <style:paragraph-properties fo:margin-left="0cm" fo:margin-right="0cm" fo:text-align="start" style:justify-single-word="false" fo:text-indent="0cm" style:auto-text-indent="false"/>
      <style:text-properties fo:font-size="14pt" officeooo:paragraph-rsid="00108215" style:font-size-asian="14pt"/>
    </style:style>
    <style:style style:name="P118" style:family="paragraph" style:parent-style-name="Обычный" style:master-page-name="MP4">
      <style:paragraph-properties style:page-number="auto" fo:break-before="page"/>
    </style:style>
    <style:style style:name="P119" style:family="paragraph" style:parent-style-name="NOINDENT-12" style:master-page-name="MP3">
      <style:paragraph-properties style:page-number="auto" fo:break-before="page"/>
    </style:style>
    <style:style style:name="P120" style:family="paragraph" style:parent-style-name="List_20_of_20_buttons" style:list-style-name=""/>
    <style:style style:name="P121" style:family="paragraph" style:parent-style-name="List_20_of_20_papers">
      <style:text-properties style:font-size-complex="14pt"/>
    </style:style>
    <style:style style:name="T1" style:family="text">
      <style:text-properties fo:color="#000000" fo:font-size="14pt" style:font-size-asian="14pt"/>
    </style:style>
    <style:style style:name="T2" style:family="text">
      <style:text-properties fo:color="#000000" fo:font-size="14pt" style:font-size-asian="14pt" style:font-weight-complex="bold"/>
    </style:style>
    <style:style style:name="T3" style:family="text">
      <style:text-properties fo:color="#000000" fo:font-size="9pt" fo:font-weight="bold" style:font-size-asian="9pt" style:font-weight-asian="bold" style:font-size-complex="9pt"/>
    </style:style>
    <style:style style:name="T4" style:family="text">
      <style:text-properties fo:color="#000000" fo:font-size="9pt" fo:language="en" fo:country="US" fo:font-weight="bold" style:font-size-asian="9pt" style:font-weight-asian="bold" style:font-size-complex="9pt"/>
    </style:style>
    <style:style style:name="T5" style:family="text">
      <style:text-properties fo:color="#000000" fo:language="en" fo:country="US" fo:font-weight="bold" style:font-weight-asian="bold" style:font-size-complex="12pt"/>
    </style:style>
    <style:style style:name="T6" style:family="text">
      <style:text-properties fo:color="#000000" fo:language="en" fo:country="US" style:font-size-complex="12pt"/>
    </style:style>
    <style:style style:name="T7" style:family="text">
      <style:text-properties fo:color="#000000" fo:font-weight="bold" style:font-weight-asian="bold" style:font-size-complex="12pt"/>
    </style:style>
    <style:style style:name="T8" style:family="text">
      <style:text-properties fo:color="#000000" fo:font-weight="bold" style:font-weight-asian="bold" style:font-size-complex="12pt" style:font-weight-complex="bold"/>
    </style:style>
    <style:style style:name="T9" style:family="text">
      <style:text-properties fo:color="#000000" style:font-size-complex="12pt"/>
    </style:style>
    <style:style style:name="T10" style:family="text">
      <style:text-properties fo:color="#000000" style:font-size-complex="12pt" style:font-weight-complex="bold"/>
    </style:style>
    <style:style style:name="T11" style:family="text">
      <style:text-properties fo:font-size="14pt" style:font-size-asian="14pt"/>
    </style:style>
    <style:style style:name="T12" style:family="text">
      <style:text-properties fo:font-size="14pt" style:font-size-asian="14pt" style:font-weight-complex="bold"/>
    </style:style>
    <style:style style:name="T13" style:family="text">
      <style:text-properties fo:font-size="14pt" officeooo:rsid="001538ad" style:font-size-asian="14pt" style:font-weight-complex="bold"/>
    </style:style>
    <style:style style:name="T14" style:family="text">
      <style:text-properties style:font-name-asian="Times New Roman"/>
    </style:style>
    <style:style style:name="T15" style:family="text">
      <style:text-properties fo:font-weight="bold" style:font-weight-asian="bold"/>
    </style:style>
    <style:style style:name="T16" style:family="text">
      <style:text-properties fo:font-weight="bold" style:font-weight-asian="bold" style:font-size-complex="12pt"/>
    </style:style>
    <style:style style:name="T17" style:family="text">
      <style:text-properties fo:language="en" fo:country="US"/>
    </style:style>
    <style:style style:name="T18" style:family="text">
      <style:text-properties fo:language="en" fo:country="US" fo:font-weight="bold" style:font-weight-asian="bold" style:font-size-complex="12pt"/>
    </style:style>
    <style:style style:name="T19" style:family="text">
      <style:text-properties fo:language="en" fo:country="US" style:font-size-complex="12pt"/>
    </style:style>
    <style:style style:name="T20" style:family="text">
      <style:text-properties fo:font-style="italic" fo:font-weight="bold" style:font-style-asian="italic" style:font-weight-asian="bold"/>
    </style:style>
    <style:style style:name="T21" style:family="text">
      <style:text-properties fo:font-style="italic" style:font-style-asian="italic" style:font-size-complex="12pt"/>
    </style:style>
    <style:style style:name="T22" style:family="text">
      <style:text-properties style:font-size-complex="12pt"/>
    </style:style>
    <style:style style:name="T23" style:family="text">
      <style:text-properties style:font-size-complex="12pt" style:font-weight-complex="bold"/>
    </style:style>
    <style:style style:name="T24" style:family="text">
      <style:text-properties fo:language="ru" fo:country="RU"/>
    </style:style>
    <style:style style:name="T25" style:family="text">
      <style:text-properties fo:font-size="10pt" style:font-size-asian="10pt" style:font-size-complex="10pt"/>
    </style:style>
    <style:style style:name="T26" style:family="text">
      <style:text-properties fo:font-size="10pt" fo:language="ru" fo:country="RU" style:font-size-asian="10pt" style:font-size-complex="10pt"/>
    </style:style>
    <style:style style:name="T27" style:family="text">
      <style:text-properties fo:font-size="10pt" fo:language="en" fo:country="US" style:font-size-asian="10pt" style:font-size-complex="10pt"/>
    </style:style>
    <style:style style:name="T28" style:family="text">
      <style:text-properties fo:background-color="#ffff00" loext:char-shading-value="0"/>
    </style:style>
    <style:style style:name="T29" style:family="text">
      <style:text-properties style:text-position="super 67%" style:font-size-complex="12pt"/>
    </style:style>
    <style:style style:name="T30" style:family="text">
      <style:text-properties officeooo:rsid="00085a54"/>
    </style:style>
    <style:style style:name="T31" style:family="text">
      <style:text-properties officeooo:rsid="0011d37a"/>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Министерство образования и науки Российской Федерации</text:p>
      <text:p text:style-name="P3">Федеральное государственное бюджетное образовательное<text:line-break/>учреждение высшего образования<text:line-break/>«Иркутский национальный исследовательский технический университет»<text:line-break/>Институт кибернетики</text:p>
      <text:p text:style-name="P3">Кафедра вычислительной техники</text:p>
      <text:p text:style-name="P2"/>
      <text:p text:style-name="P58"><text:span text:style-name="Основной_20_шрифт_20_абзаца"><text:span text:style-name="T2">УТВЕРЖДАЮ<text:line-break/></text:span></text:span><text:span text:style-name="Основной_20_шрифт_20_абзаца"><text:span text:style-name="T1">Директор института <text:line-break/>__________ /О.В. Дударева/<text:line-break/>"____"____________2016 г.</text:span></text:span></text:p>
      <text:p text:style-name="P2"/>
      <text:p text:style-name="P41">Рабочая программа дисциплины</text:p>
      <text:p text:style-name="P6">Б1.В.ОД.12. ИНТЕЛЛЕКТНЫЕ ВЫЧИСЛИТЕЛЬНЫЕ СИСТЕМЫ</text:p>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Направление подготовки:</text:p>
          </table:table-cell>
          <table:table-cell table:style-name="Таблица1.A1" office:value-type="string">
            <text:p text:style-name="P112"><text:text-input text:description="{{ code }}">{{ code }}</text:text-input></text:p>
          </table:table-cell>
          <table:table-cell table:style-name="Таблица1.A1" office:value-type="string">
            <text:p text:style-name="P113"><text:text-input text:description="">{{ name }}</text:text-input><text:text-input text:description="">{{ code+"12321" }}</text:text-input></text:p>
          </table:table-cell>
        </table:table-row>
        <table:table-row table:style-name="Таблица1.2">
          <table:table-cell table:style-name="Таблица1.A1" office:value-type="string">
            <text:p text:style-name="P2">Программа бакалавриата:</text:p>
          </table:table-cell>
          <table:table-cell table:style-name="Таблица1.A1" table:number-columns-spanned="2" office:value-type="string">
            <text:p text:style-name="P4">«Вычислительные машины, комплексы, системы и сети»</text:p>
          </table:table-cell>
          <table:covered-table-cell/>
        </table:table-row>
        <table:table-row table:style-name="Таблица1.3">
          <table:table-cell table:style-name="Таблица1.A1" table:number-columns-spanned="3" office:value-type="string">
            <text:p text:style-name="P115"><text:text-input text:description="">{% for degree in degrees %}</text:text-input></text:p>
          </table:table-cell>
          <table:covered-table-cell/>
          <table:covered-table-cell/>
        </table:table-row>
        <table:table-row table:style-name="Таблица1.3">
          <table:table-cell table:style-name="Таблица1.A1" office:value-type="string">
            <text:p text:style-name="P1"><text:span text:style-name="Основной_20_шрифт_20_абзаца"><text:span text:style-name="T12">Квалификация (степень)</text:span></text:span><text:span text:style-name="Основной_20_шрифт_20_абзаца"><text:span text:style-name="T11">:</text:span></text:span></text:p>
          </table:table-cell>
          <table:table-cell table:style-name="Таблица1.A1" table:number-columns-spanned="2" office:value-type="string">
            <text:p text:style-name="P117"><text:span text:style-name="T31">-</text:span><text:span text:style-name="T31"><text:text-input text:description="">{{ {'1':2}['1'] }}</text:text-input></text:span><text:span text:style-name="T31">-</text:span></text:p>
            <text:p text:style-name="P117"/>
            <text:p text:style-name="P116"><text:text-input text:description="">{{ degree.value }}</text:text-input></text:p>
            <text:p text:style-name="P116"><text:span text:style-name="T30"><text:text-input text:description="">{{ degree.token }}</text:text-input></text:span></text:p>
          </table:table-cell>
          <table:covered-table-cell/>
        </table:table-row>
        <table:table-row table:style-name="Таблица1.3">
          <table:table-cell table:style-name="Таблица1.A1" table:number-columns-spanned="3" office:value-type="string">
            <text:p text:style-name="P115"><text:text-input text:description=""/><text:text-input text:description="">{% endfor %}</text:text-input></text:p>
          </table:table-cell>
          <table:covered-table-cell/>
          <table:covered-table-cell/>
        </table:table-row>
        <table:table-row table:style-name="Таблица1.6">
          <table:table-cell table:style-name="Таблица1.A1" office:value-type="string">
            <text:p text:style-name="P2">Форма обучения:</text:p>
          </table:table-cell>
          <table:table-cell table:style-name="Таблица1.A1" table:number-columns-spanned="2" office:value-type="string">
            <text:p text:style-name="P4">очная</text:p>
          </table:table-cell>
          <table:covered-table-cell/>
        </table:table-row>
        <table:table-row table:style-name="Таблица1.6">
          <table:table-cell table:style-name="Таблица1.A1" office:value-type="string">
            <text:p text:style-name="P7">Составитель программы: </text:p>
            <text:p text:style-name="P2"/>
          </table:table-cell>
          <table:table-cell table:style-name="Таблица1.A1" table:number-columns-spanned="2" office:value-type="string">
            <text:p text:style-name="P11"><text:span text:style-name="Основной_20_шрифт_20_абзаца"><text:span text:style-name="T2">Черкашин Евгений Александрович, к.т.н., <text:line-break/>доцент</text:span></text:span><text:span text:style-name="Основной_20_шрифт_20_абзаца"><text:span text:style-name="T11"> кафедры вычислительной техники</text:span></text:span><text:span text:style-name="Основной_20_шрифт_20_абзаца"><text:span text:style-name="T2"> </text:span></text:span></text:p>
          </table:table-cell>
          <table:covered-table-cell/>
        </table:table-row>
      </table:table>
      <text:p text:style-name="P8"/>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4">На учебный год</text:p>
          </table:table-cell>
          <table:table-cell table:style-name="Таблица2.B1" table:number-columns-spanned="2" office:value-type="string">
            <text:p text:style-name="P14">ОДОБРЕНО<text:line-break/>на заседании кафедры</text:p>
          </table:table-cell>
          <table:covered-table-cell/>
          <table:table-cell table:style-name="Таблица2.B1" table:number-columns-spanned="2" office:value-type="string">
            <text:p text:style-name="P14">УТВЕРЖДАЮ<text:line-break/>заведующий кафедрой</text:p>
          </table:table-cell>
          <table:covered-table-cell/>
        </table:table-row>
        <table:table-row table:style-name="Таблица2.2">
          <table:covered-table-cell/>
          <table:table-cell table:style-name="Таблица2.A1" office:value-type="string">
            <text:p text:style-name="P27">Протокол</text:p>
          </table:table-cell>
          <table:table-cell table:style-name="Таблица2.A1" office:value-type="string">
            <text:p text:style-name="P27">Дата</text:p>
          </table:table-cell>
          <table:table-cell table:style-name="Таблица2.A1" office:value-type="string">
            <text:p text:style-name="P27">Подпись</text:p>
          </table:table-cell>
          <table:table-cell table:style-name="Таблица2.A1" office:value-type="string">
            <text:p text:style-name="P27">Дата</text:p>
          </table:table-cell>
        </table:table-row>
        <table:table-row table:style-name="Таблица2.3">
          <table:table-cell table:style-name="Таблица2.A3" office:value-type="string">
            <text:p text:style-name="P42">2015 – 2016</text:p>
          </table:table-cell>
          <table:table-cell table:style-name="Таблица2.B3" office:value-type="string">
            <text:p text:style-name="P42">№____</text:p>
          </table:table-cell>
          <table:table-cell table:style-name="Таблица2.C3" office:value-type="string">
            <text:p text:style-name="P42">«___»______20__г</text:p>
          </table:table-cell>
          <table:table-cell table:style-name="Таблица2.D3" office:value-type="string">
            <text:p text:style-name="P42"/>
          </table:table-cell>
          <table:table-cell table:style-name="Таблица2.E3" office:value-type="string">
            <text:p text:style-name="P42">«___»______20___г</text:p>
          </table:table-cell>
        </table:table-row>
        <table:table-row table:style-name="Таблица2.4">
          <table:table-cell table:style-name="Таблица2.A4" office:value-type="string">
            <text:p text:style-name="P42">2016 – 2017</text:p>
          </table:table-cell>
          <table:table-cell table:style-name="Таблица2.B4" office:value-type="string">
            <text:p text:style-name="P42">№____</text:p>
          </table:table-cell>
          <table:table-cell table:style-name="Таблица2.C4" office:value-type="string">
            <text:p text:style-name="P42">«___»______20__г</text:p>
          </table:table-cell>
          <table:table-cell table:style-name="Таблица2.D4" office:value-type="string">
            <text:p text:style-name="P42"/>
          </table:table-cell>
          <table:table-cell table:style-name="Таблица2.E4" office:value-type="string">
            <text:p text:style-name="P42">«___»______20___г</text:p>
          </table:table-cell>
        </table:table-row>
        <table:table-row table:style-name="Таблица2.4">
          <table:table-cell table:style-name="Таблица2.A5" office:value-type="string">
            <text:p text:style-name="P42">20__ – 20__</text:p>
          </table:table-cell>
          <table:table-cell table:style-name="Таблица2.B5" office:value-type="string">
            <text:p text:style-name="P42">№____</text:p>
          </table:table-cell>
          <table:table-cell table:style-name="Таблица2.C5" office:value-type="string">
            <text:p text:style-name="P42">«___»______20__г</text:p>
          </table:table-cell>
          <table:table-cell table:style-name="Таблица2.D5" office:value-type="string">
            <text:p text:style-name="P42"/>
          </table:table-cell>
          <table:table-cell table:style-name="Таблица2.E5" office:value-type="string">
            <text:p text:style-name="P42">«___»______20___г</text:p>
          </table:table-cell>
        </table:table-row>
        <table:table-row table:style-name="Таблица2.4">
          <table:table-cell table:style-name="Таблица2.A6" office:value-type="string">
            <text:p text:style-name="P42">20__ – 20__</text:p>
          </table:table-cell>
          <table:table-cell table:style-name="Таблица2.B6" office:value-type="string">
            <text:p text:style-name="P42">№____</text:p>
          </table:table-cell>
          <table:table-cell table:style-name="Таблица2.C6" office:value-type="string">
            <text:p text:style-name="P42">«___»______20__г</text:p>
          </table:table-cell>
          <table:table-cell table:style-name="Таблица2.D6" office:value-type="string">
            <text:p text:style-name="P42"/>
          </table:table-cell>
          <table:table-cell table:style-name="Таблица2.E6" office:value-type="string">
            <text:p text:style-name="P42">«___»______20___г</text:p>
          </table:table-cell>
        </table:table-row>
        <text:soft-page-break/>
        <table:table-row table:style-name="Таблица2.4">
          <table:table-cell table:style-name="Таблица2.A7" office:value-type="string">
            <text:p text:style-name="P42">20__ – 20__</text:p>
          </table:table-cell>
          <table:table-cell table:style-name="Таблица2.B7" office:value-type="string">
            <text:p text:style-name="P42">№____</text:p>
          </table:table-cell>
          <table:table-cell table:style-name="Таблица2.C7" office:value-type="string">
            <text:p text:style-name="P42">«___»______20__г</text:p>
          </table:table-cell>
          <table:table-cell table:style-name="Таблица2.D7" office:value-type="string">
            <text:p text:style-name="P42"/>
          </table:table-cell>
          <table:table-cell table:style-name="Таблица2.E7" office:value-type="string">
            <text:p text:style-name="P42">«___»______20___г</text:p>
          </table:table-cell>
        </table:table-row>
      </table:table>
      <text:p text:style-name="P5"/>
      <text:p text:style-name="P3">Иркутск 2016 г</text:p>
      <text:p text:style-name="P59"/>
      <text:h text:style-name="Heading_20_1" text:outline-level="1">Перечень планируемых результатов обучения по дисциплине</text:h>
      <text:h text:style-name="Heading_20_2" text:outline-level="2">Перечень<text:span text:style-name="Основной_20_шрифт_20_абзаца"><text:span text:style-name="T14"> компетенций, установленных ФГОС</text:span></text:span></text:h>
      <text:p text:style-name="Обычный">Обучение дисциплине позволит сформировать следующие компетенции:</text:p>
      <text:list xml:id="list5296044695614746340" text:style-name="LFO7">
        <text:list-item>
          <text:p text:style-name="List_20_of_20_buttons">способность к самоорганизации и самообразованию (ОК-7);</text:p>
        </text:list-item>
        <text:list-item>
          <text:p text:style-name="List_20_of_20_buttons">способностью осваивать методики использования программных средств для решения практических задач (ОПК – 2);</text:p>
        </text:list-item>
        <text:list-item>
          <text:p text:style-name="List_20_of_20_buttons">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p>
        </text:list-item>
      </text:list>
      <text:h text:style-name="Heading_20_2" text:outline-level="2">Цели и задачи освоения программы дисциплины</text:h>
      <text:p text:style-name="Обычный"><text:span text:style-name="Основной_20_шрифт_20_абзаца"><text:span text:style-name="T15">Целью</text:span></text:span> дисциплины «Интеллектные вычислительные системы» является изучение методов решения задач искусственного интеллекта (ИИ) и классификации этих задач по признакам; изучение методов решения задач ИИ в зависимости от класса в классификации; ознакомление с существующим программным обеспечением, а также самостоятельная разработка подсистем ИИ. Особое внимание уделяется фундаментальным знаниям в области построения систем, основанных на формализованных знаниях, в частности программированию на языке Пролог.</text:p>
      <text:p text:style-name="Обычный">Для выполнения данной цели поставлены следующие задачи:</text:p>
      <text:list xml:id="list122614998818697" text:continue-numbering="true" text:style-name="LFO7">
        <text:list-item>
          <text:p text:style-name="List_20_of_20_buttons"><text:span text:style-name="Основной_20_шрифт_20_абзаца"><text:span text:style-name="T17">освоение тематического материала;</text:span></text:span></text:p>
        </text:list-item>
        <text:list-item>
          <text:p text:style-name="List_20_of_20_buttons">изучение классификации задач искусственного интеллекта, методами их решения и соответствующим программным обеспечением;</text:p>
        </text:list-item>
        <text:list-item>
          <text:p text:style-name="List_20_of_20_buttons">выявление задачи ИИсреди производственных задач, требующих автоматизации; </text:p>
        </text:list-item>
        <text:list-item>
          <text:p text:style-name="List_20_of_20_buttons">разработка и реализация алгоритмов искусственного интеллекта;</text:p>
        </text:list-item>
        <text:list-item>
          <text:p text:style-name="List_20_of_20_buttons">развитие навыков логического мышления; </text:p>
        </text:list-item>
        <text:list-item>
          <text:p text:style-name="List_20_of_20_buttons">изложение основных положений парадигмы логического программирования, конструкций языка программирования Пролог, а также приемов программирования на этом языке.</text:p>
        </text:list-item>
      </text:list>
      <text:h text:style-name="Heading_20_2" text:outline-level="2">Результаты освоения дисциплины</text:h>
      <text:p text:style-name="Обычный">В результате изучения дисциплины студенты должны:</text:p>
      <text:p text:style-name="P120"><text:span text:style-name="Основной_20_шрифт_20_абзаца"><text:span text:style-name="T20">знать</text:span></text:span>:</text:p>
      <text:list xml:id="list122614744305279" text:continue-numbering="true" text:style-name="LFO7">
        <text:list-item>
          <text:p text:style-name="List_20_of_20_buttons">методы формализации с использованием логики предикатов первого порядка; </text:p>
        </text:list-item>
        <text:list-item>
          <text:p text:style-name="List_20_of_20_buttons">методики обработки рекурсивных структур данных;</text:p>
        </text:list-item>
        <text:list-item>
          <text:p text:style-name="List_20_of_20_buttons">методы эвристического целенаправленного перебора<text:span text:style-name="Основной_20_шрифт_20_абзаца"><text:span text:style-name="T17">;</text:span></text:span></text:p>
        </text:list-item>
      </text:list>
      <text:p text:style-name="P120"><text:span text:style-name="Основной_20_шрифт_20_абзаца"><text:span text:style-name="T20">уметь</text:span></text:span>:</text:p>
      <text:list xml:id="list122616049365155" text:continue-numbering="true" text:style-name="LFO7">
        <text:list-item>
          <text:p text:style-name="List_20_of_20_buttons">разрабатывать программы в соответствии с логической парадигмой программирования;</text:p>
        </text:list-item>
        <text:list-item>
          <text:p text:style-name="List_20_of_20_buttons">обосновывать корректность рекурсивных программ;</text:p>
        </text:list-item>
        <text:list-item>
          <text:p text:style-name="List_20_of_20_buttons">разрабатывать алгоритмы автоматизации принятия решения;</text:p>
        </text:list-item>
      </text:list>
      <text:p text:style-name="P120"><text:span text:style-name="Основной_20_шрифт_20_абзаца"><text:span text:style-name="T20">владеть</text:span></text:span><text:span text:style-name="Основной_20_шрифт_20_абзаца"><text:span text:style-name="T17">:</text:span></text:span></text:p>
      <text:list xml:id="list122615526689391" text:continue-numbering="true" text:style-name="LFO7">
        <text:list-item>
          <text:p text:style-name="List_20_of_20_buttons"><text:bookmark text:name="docs-internal-guid-7a9d84d3-98de-ebbe-92"/>языком программирования Пролог стандарта ISO/IEC 13211-1:1995,</text:p>
        </text:list-item>
        <text:list-item>
          <text:p text:style-name="List_20_of_20_buttons"><text:bookmark text:name="docs-internal-guid-7a9d84d3-98de-b827-86"/>методами построения переборных и рекурсивных алгоритмов,</text:p>
        </text:list-item>
        <text:list-item>
          <text:p text:style-name="List_20_of_20_buttons">методами разработки оптимизационных программ класса эволюционных <text:soft-page-break/>алгоритмов;</text:p>
        </text:list-item>
        <text:list-item>
          <text:p text:style-name="List_20_of_20_buttons"><text:bookmark text:name="docs-internal-guid-7a9d84d3-98de-786d-7e"/>методами программными средствами разработки экспертных систем.</text:p>
        </text:list-item>
      </text:list>
      <text:h text:style-name="Heading_20_1" text:outline-level="1">Место дисциплины в структуре ООП</text:h>
      <text:p text:style-name="Обычный">Для изучения дисциплины, необходимо освоения содержания дисциплин:</text:p>
      <text:list xml:id="list122614849278343" text:continue-numbering="true" text:style-name="LFO7">
        <text:list-item>
          <text:p text:style-name="List_20_of_20_buttons">Информатика;</text:p>
        </text:list-item>
        <text:list-item>
          <text:p text:style-name="List_20_of_20_buttons">Программирование;</text:p>
        </text:list-item>
      </text:list>
      <text:p text:style-name="Обычный">Знания и умения, приобретаемые студентами после освоения содержания дисциплины, будут использоваться при изучении дисциплин, связанных с программированием:</text:p>
      <text:list xml:id="list122615271357865" text:continue-numbering="true" text:style-name="LFO7">
        <text:list-item>
          <text:p text:style-name="List_20_of_20_buttons">Технологии разработки программных комплексов.</text:p>
        </text:list-item>
      </text:list>
      <text:p text:style-name="Обычный">Знания и умения, полученные после освоения дисциплины, будут использоваться также при прохождении производственной практик, выполнении выпускной квалификационной работы.</text:p>
      <text:h text:style-name="Heading_20_1" text:outline-level="1">Структура дисциплины</text:h>
      <text:p text:style-name="P61">Общая трудоёмкость дисциплины составляет 3 ЗЕТ (108 часов). Видами промежуточной аттестации (итогового контроля по дисциплине) являются зачет. Структура дисциплины представлена в таблице 1.</text:p>
      <text:p text:style-name="P62"/>
      <text:p text:style-name="P13">Таблица 1 – Количество академических часов, выделенных на дисциплину</text:p>
      <table:table table:name="Таблица3" table:style-name="Таблица3">
        <table:table-column table:style-name="Таблица3.A"/>
        <table:table-column table:style-name="Таблица3.B"/>
        <table:table-column table:style-name="Таблица3.C"/>
        <table:table-column table:style-name="Таблица3.B"/>
        <table:table-row table:style-name="Таблица3.1">
          <table:table-cell table:style-name="Таблица3.A1" table:number-rows-spanned="3" office:value-type="string">
            <text:p text:style-name="P27">Вид учебной работы</text:p>
          </table:table-cell>
          <table:table-cell table:style-name="Таблица3.B1" table:number-columns-spanned="3" office:value-type="string">
            <text:p text:style-name="P27">Трудоемкость, часов</text:p>
          </table:table-cell>
          <table:covered-table-cell/>
          <table:covered-table-cell/>
        </table:table-row>
        <table:table-row table:style-name="Таблица3.1">
          <table:covered-table-cell/>
          <table:table-cell table:style-name="Таблица3.B2" table:number-rows-spanned="2" office:value-type="string">
            <text:p text:style-name="P27">Всего</text:p>
          </table:table-cell>
          <table:table-cell table:style-name="Таблица3.C2" table:number-columns-spanned="2" office:value-type="string">
            <text:p text:style-name="P27">Семестр</text:p>
          </table:table-cell>
          <table:covered-table-cell/>
        </table:table-row>
        <table:table-row table:style-name="Таблица3.3">
          <table:covered-table-cell/>
          <table:covered-table-cell/>
          <table:table-cell table:style-name="Таблица3.A1" office:value-type="string">
            <text:p text:style-name="P31"><text:span text:style-name="Основной_20_шрифт_20_абзаца"><text:span text:style-name="T16">№ </text:span></text:span><text:span text:style-name="Основной_20_шрифт_20_абзаца"><text:span text:style-name="T18">7</text:span></text:span></text:p>
          </table:table-cell>
          <table:table-cell table:style-name="Таблица3.C2" office:value-type="string">
            <text:p text:style-name="P31"><text:span text:style-name="Основной_20_шрифт_20_абзаца"><text:span text:style-name="T16">№ </text:span></text:span><text:span text:style-name="Основной_20_шрифт_20_абзаца"><text:span text:style-name="T18">8</text:span></text:span></text:p>
          </table:table-cell>
        </table:table-row>
        <table:table-row>
          <table:table-cell table:style-name="Таблица3.A1" office:value-type="string">
            <text:p text:style-name="P13">Общая трудоемкость дисциплины</text:p>
          </table:table-cell>
          <table:table-cell table:style-name="Таблица3.A1" office:value-type="string">
            <text:p text:style-name="P31"><text:span text:style-name="Основной_20_шрифт_20_абзаца"><text:span text:style-name="T22">10</text:span></text:span><text:span text:style-name="Основной_20_шрифт_20_абзаца"><text:span text:style-name="T19">8</text:span></text:span></text:p>
          </table:table-cell>
          <table:table-cell table:style-name="Таблица3.A1" office:value-type="string">
            <text:p text:style-name="P31"><text:span text:style-name="Основной_20_шрифт_20_абзаца"><text:span text:style-name="T22">10</text:span></text:span><text:span text:style-name="Основной_20_шрифт_20_абзаца"><text:span text:style-name="T19">8</text:span></text:span></text:p>
          </table:table-cell>
          <table:table-cell table:style-name="Таблица3.C2" office:value-type="string">
            <text:p text:style-name="P33">-</text:p>
          </table:table-cell>
        </table:table-row>
        <table:table-row>
          <table:table-cell table:style-name="Таблица3.A1" office:value-type="string">
            <text:p text:style-name="P13">Аудиторные занятия, в том числе:</text:p>
          </table:table-cell>
          <table:table-cell table:style-name="Таблица3.A1" office:value-type="string">
            <text:p text:style-name="P33">51</text:p>
          </table:table-cell>
          <table:table-cell table:style-name="Таблица3.A1" office:value-type="string">
            <text:p text:style-name="P33">51</text:p>
          </table:table-cell>
          <table:table-cell table:style-name="Таблица3.C2" office:value-type="string">
            <text:p text:style-name="P33">-</text:p>
          </table:table-cell>
        </table:table-row>
        <table:table-row>
          <table:table-cell table:style-name="Таблица3.A1" office:value-type="string">
            <text:p text:style-name="P13">лекции</text:p>
          </table:table-cell>
          <table:table-cell table:style-name="Таблица3.A1" office:value-type="string">
            <text:p text:style-name="P33">17</text:p>
          </table:table-cell>
          <table:table-cell table:style-name="Таблица3.A1" office:value-type="string">
            <text:p text:style-name="P33">17</text:p>
          </table:table-cell>
          <table:table-cell table:style-name="Таблица3.C2" office:value-type="string">
            <text:p text:style-name="P33">-</text:p>
          </table:table-cell>
        </table:table-row>
        <table:table-row>
          <table:table-cell table:style-name="Таблица3.A1" office:value-type="string">
            <text:p text:style-name="P13">лабораторные работы</text:p>
          </table:table-cell>
          <table:table-cell table:style-name="Таблица3.A1" office:value-type="string">
            <text:p text:style-name="P33">34</text:p>
          </table:table-cell>
          <table:table-cell table:style-name="Таблица3.A1" office:value-type="string">
            <text:p text:style-name="P33">34</text:p>
          </table:table-cell>
          <table:table-cell table:style-name="Таблица3.C2" office:value-type="string">
            <text:p text:style-name="P33">-</text:p>
          </table:table-cell>
        </table:table-row>
        <table:table-row>
          <table:table-cell table:style-name="Таблица3.A1" office:value-type="string">
            <text:p text:style-name="P13">практические/семинарские занятия</text:p>
          </table:table-cell>
          <table:table-cell table:style-name="Таблица3.A1" office:value-type="string">
            <text:p text:style-name="P14">-</text:p>
          </table:table-cell>
          <table:table-cell table:style-name="Таблица3.A1" office:value-type="string">
            <text:p text:style-name="P14">-</text:p>
          </table:table-cell>
          <table:table-cell table:style-name="Таблица3.C2" office:value-type="string">
            <text:p text:style-name="P33">-</text:p>
          </table:table-cell>
        </table:table-row>
        <table:table-row>
          <table:table-cell table:style-name="Таблица3.A1" office:value-type="string">
            <text:p text:style-name="P13">Самостоятельная работа (в том числе курсовое проектирование)</text:p>
          </table:table-cell>
          <table:table-cell table:style-name="Таблица3.A1" office:value-type="string">
            <text:p text:style-name="P33">57</text:p>
          </table:table-cell>
          <table:table-cell table:style-name="Таблица3.A1" office:value-type="string">
            <text:p text:style-name="P33">57</text:p>
          </table:table-cell>
          <table:table-cell table:style-name="Таблица3.C2" office:value-type="string">
            <text:p text:style-name="P33">-</text:p>
          </table:table-cell>
        </table:table-row>
        <table:table-row>
          <table:table-cell table:style-name="Таблица3.A1" office:value-type="string">
            <text:p text:style-name="P13">Вид промежуточной аттестации (итогового контроля по дисциплине), в том числе курсовое проектирование</text:p>
          </table:table-cell>
          <table:table-cell table:style-name="Таблица3.A1" office:value-type="string">
            <text:p text:style-name="P33">Зач.</text:p>
          </table:table-cell>
          <table:table-cell table:style-name="Таблица3.A1" office:value-type="string">
            <text:p text:style-name="P31"><text:span text:style-name="Основной_20_шрифт_20_абзаца"><text:span text:style-name="T19">Зач</text:span></text:span><text:span text:style-name="Основной_20_шрифт_20_абзаца"><text:span text:style-name="T22">.</text:span></text:span></text:p>
          </table:table-cell>
          <table:table-cell table:style-name="Таблица3.C2" office:value-type="string">
            <text:p text:style-name="P33">-</text:p>
          </table:table-cell>
        </table:table-row>
      </table:table>
      <text:h text:style-name="Heading_20_1" text:outline-level="1">Содержание дисциплины</text:h>
      <text:p text:style-name="P60"><text:span text:style-name="Основной_20_шрифт_20_абзаца"><text:span text:style-name="T22">Содержание</text:span></text:span><text:span text:style-name="Основной_20_шрифт_20_абзаца"><text:span text:style-name="T23"> дисциплины «Базы данных» представлено в таблице 2.</text:span></text:span></text:p>
      <text:p text:style-name="P43"/>
      <text:p text:style-name="P108"><text:span text:style-name="Основной_20_шрифт_20_абзаца"><text:span text:style-name="T22">Таблица 3 – Перечень лабораторных работ</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column table:style-name="Таблица4.J"/>
        <table:table-column table:style-name="Таблица4.K"/>
        <table:table-header-rows>
          <table:table-row table:style-name="Таблица4.1">
            <table:table-cell table:style-name="Таблица4.A1" table:number-rows-spanned="3" office:value-type="string">
              <text:p text:style-name="P63">№ <text:line-break/>п/п</text:p>
            </table:table-cell>
            <table:table-cell table:style-name="Таблица4.A1" table:number-rows-spanned="3" office:value-type="string">
              <text:p text:style-name="P68">Наименование раздела и темы дисциплины</text:p>
            </table:table-cell>
            <table:table-cell table:style-name="Таблица4.A1" table:number-columns-spanned="9" office:value-type="string">
              <text:p text:style-name="P69">Вид учебной работы</text:p>
            </table:table-cell>
            <table:covered-table-cell/>
            <table:covered-table-cell/>
            <table:covered-table-cell/>
            <table:covered-table-cell/>
            <table:covered-table-cell/>
            <table:covered-table-cell/>
            <table:covered-table-cell/>
            <table:covered-table-cell/>
          </table:table-row>
          <table:table-row table:style-name="Таблица4.2">
            <table:covered-table-cell/>
            <table:covered-table-cell/>
            <table:table-cell table:style-name="Таблица4.C2" table:number-rows-spanned="2" office:value-type="string">
              <text:p text:style-name="P74"><text:span text:style-name="Основной_20_шрифт_20_абзаца"><text:span text:style-name="T3">Лекции</text:span></text:span><text:span text:style-name="Основной_20_шрифт_20_абзаца"><text:span text:style-name="T4">,</text:span></text:span><text:span text:style-name="Основной_20_шрифт_20_абзаца"><text:span text:style-name="T3"> час.</text:span></text:span></text:p>
            </table:table-cell>
            <table:table-cell table:style-name="Таблица4.D2" table:number-columns-spanned="2" office:value-type="string">
              <text:p text:style-name="P70">ЛР</text:p>
            </table:table-cell>
            <table:covered-table-cell/>
            <table:table-cell table:style-name="Таблица4.D2" table:number-columns-spanned="2" office:value-type="string">
              <text:p text:style-name="P81">ПЗ (СЕМ)</text:p>
            </table:table-cell>
            <table:covered-table-cell/>
            <table:table-cell table:style-name="Таблица4.D2" table:number-columns-spanned="2" office:value-type="string">
              <text:p text:style-name="P70">СРС</text:p>
            </table:table-cell>
            <table:covered-table-cell/>
            <table:table-cell table:style-name="Таблица4.J2" table:number-columns-spanned="2" office:value-type="string">
              <text:p text:style-name="P70">КП (КР)</text:p>
            </table:table-cell>
            <table:covered-table-cell/>
          </table:table-row>
          <table:table-row table:style-name="Таблица4.3">
            <table:covered-table-cell/>
            <table:covered-table-cell/>
            <table:covered-table-cell/>
            <table:table-cell table:style-name="Таблица4.J2" office:value-type="string">
              <text:p text:style-name="P64"><text:span text:style-name="Основной_20_шрифт_20_абзаца"><text:span text:style-name="T3">№</text:span></text:span></text:p>
            </table:table-cell>
            <table:table-cell table:style-name="Таблица4.C2" office:value-type="string">
              <text:p text:style-name="P70">Кол.</text:p>
              <text:p text:style-name="P70">час.</text:p>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C2" office:value-type="string">
              <text:p text:style-name="P82">Кол.</text:p>
              <text:p text:style-name="P82">час.</text:p>
              <text:p text:style-name="P70"/>
            </table:table-cell>
            <table:table-cell table:style-name="Таблица4.J2" office:value-type="string">
              <text:p text:style-name="P71">№</text:p>
            </table:table-cell>
            <table:table-cell table:style-name="Таблица4.A1" office:value-type="string">
              <text:p text:style-name="P82">Кол.</text:p>
              <text:p text:style-name="P82">час.</text:p>
              <text:p text:style-name="P70"/>
            </table:table-cell>
          </table:table-row>
        </table:table-header-rows>
        <table:table-row table:style-name="Таблица4.4">
          <table:table-cell table:style-name="Таблица4.A4" table:number-columns-spanned="11" office:value-type="string">
            <text:p text:style-name="P75"><text:span text:style-name="Основной_20_шрифт_20_абзаца"><text:span text:style-name="T5">7</text:span></text:span><text:span text:style-name="Основной_20_шрифт_20_абзаца"><text:span text:style-name="T7"> семестр</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4.5">
          <table:table-cell table:style-name="Таблица4.A5" office:value-type="string">
            <text:p text:style-name="P78">1</text:p>
          </table:table-cell>
          <table:table-cell table:style-name="Таблица4.B5" office:value-type="string">
            <text:p text:style-name="P76"><text:span text:style-name="Основной_20_шрифт_20_абзаца"><text:span text:style-name="T16">Введение</text:span></text:span><text:span text:style-name="Основной_20_шрифт_20_абзаца"><text:span text:style-name="T22">. Области применения технологий искусственного интеллекта. Определение задач ИИ в контексте курса. Классификация задач искусственного интеллекта, их свойства. Понятия символьной обработки информации, автоматизация принятия решения. Данные и знания. Формализмы представления знаний: продукционный, логический, фреймовый и сетевой. </text:span></text:span></text:p>
          </table:table-cell>
          <table:table-cell table:style-name="Таблица4.C2" office:value-type="string">
            <text:p text:style-name="P80">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6" office:value-type="string">
            <text:p text:style-name="P78">2</text:p>
          </table:table-cell>
          <table:table-cell table:style-name="Таблица4.B6" office:value-type="string">
            <text:p text:style-name="P76"><text:span text:style-name="Основной_20_шрифт_20_абзаца"><text:span text:style-name="T16">Язык программирования ПРОЛОГ. </text:span></text:span><text:span text:style-name="Основной_20_шрифт_20_абзаца"><text:span text:style-name="T22">Основные термины. Пролог. Структура языка. Простые типы данных. <text:tab/>Программа на языке Пролог. Унификация и мэтчинг. Списки и их обработка. Интерпретации пролог-программ. <text:tab/>Управление логическим выводом. Базы данных в Прологе. Поиск решения на основе перебора. </text:span></text:span></text:p>
          </table:table-cell>
          <table:table-cell table:style-name="Таблица4.C2" office:value-type="string">
            <text:p text:style-name="P78">2</text:p>
          </table:table-cell>
          <table:table-cell table:style-name="Таблица4.J2" office:value-type="string">
            <text:p text:style-name="P75"><text:span text:style-name="Основной_20_шрифт_20_абзаца"><text:span text:style-name="T9">1</text:span></text:span><text:span text:style-name="Основной_20_шрифт_20_абзаца"><text:span text:style-name="T6">,2</text:span></text:span></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1,2</text:p>
          </table:table-cell>
          <table:table-cell table:style-name="Таблица4.C2" office:value-type="string">
            <text:p text:style-name="P73">17</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7">
          <table:table-cell table:style-name="Таблица4.A7" office:value-type="string">
            <text:p text:style-name="P78">3</text:p>
          </table:table-cell>
          <table:table-cell table:style-name="Таблица4.B7" office:value-type="string">
            <text:p text:style-name="P83"><text:span text:style-name="Основной_20_шрифт_20_абзаца"><text:span text:style-name="T16">Планирование действий</text:span></text:span><text:span text:style-name="Основной_20_шрифт_20_абзаца"><text:span text:style-name="T22">. Формализация проблемы. Граф пространства состояний. Алгоритмы и стратегии поиска решения без учета дополнительной информации. Стратегии и алгоритмы поиска «в глубину» и «в ширину». Стратегии поиска решения с учетом дополнительной информации. Понятия штрафов и стоимости решения, эвристик. Эвристический поиск. Алгоритм А*. и его модификации: <text:s/></text:span></text:span><text:span text:style-name="Основной_20_шрифт_20_абзаца"><text:span text:style-name="T19">IDA</text:span></text:span><text:span text:style-name="Основной_20_шрифт_20_абзаца"><text:span text:style-name="T22">*, </text:span></text:span><text:span text:style-name="Основной_20_шрифт_20_абзаца"><text:span text:style-name="T19">SMA</text:span></text:span><text:span text:style-name="Основной_20_шрифт_20_абзаца"><text:span text:style-name="T22">*. <text:s/>И-ИЛИ графы. Понятия задач и подзадач. Отношение между задачами и подзадачами. <text:tab/>Алгоритмы эвристического поиска в И-ИЛИ-графах. <text:s/><text:tab/></text:span></text:span><text:span text:style-name="Основной_20_шрифт_20_абзаца"><text:span text:style-name="T19">CSP</text:span></text:span><text:span text:style-name="Основной_20_шрифт_20_абзаца"><text:span text:style-name="T22">-задачи. Алгоритмы поиска решения. Правило «большого пальца». Итеративные алгоритмы: оценки ограничений и градиентного спуска.</text:span></text:span></text:p>
          </table:table-cell>
          <table:table-cell table:style-name="Таблица4.C2" office:value-type="string">
            <text:p text:style-name="P80">3</text:p>
          </table:table-cell>
          <table:table-cell table:style-name="Таблица4.J2" office:value-type="string">
            <text:p text:style-name="P73">3-1</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1</text:p>
          </table:table-cell>
          <table:table-cell table:style-name="Таблица4.C2" office:value-type="string">
            <text:p text:style-name="P75"><text:span text:style-name="Основной_20_шрифт_20_абзаца"><text:span text:style-name="T6">2</text:span></text:span><text:span text:style-name="Основной_20_шрифт_20_абзаца"><text:span text:style-name="T9">0</text:span></text:span></text:p>
          </table:table-cell>
          <table:table-cell table:style-name="Таблица4.J2" office:value-type="string">
            <text:p text:style-name="P72"/>
          </table:table-cell>
          <table:table-cell table:style-name="Таблица4.A1" office:value-type="string">
            <text:p text:style-name="P72"/>
          </table:table-cell>
        </table:table-row>
        <text:soft-page-break/>
        <table:table-row table:style-name="Таблица4.8">
          <table:table-cell table:style-name="Таблица4.A8" office:value-type="string">
            <text:p text:style-name="P78">4</text:p>
          </table:table-cell>
          <table:table-cell table:style-name="Таблица4.B8" office:value-type="string">
            <text:p text:style-name="P76"><text:span text:style-name="Основной_20_шрифт_20_абзаца"><text:span text:style-name="T16">Игровые задачи. </text:span></text:span><text:span text:style-name="Основной_20_шрифт_20_абзаца"><text:span text:style-name="T22">Представление позиционных пошаговых игр с полной информацией. Формальное описание пошаговых игр с полной информацией для двух игроков. Оценочные функции и методы их разработки. Алгоритм MiniMax. Альфа-бета – отсечение. Обход дерева MiniMaxа вглубину. Понятие горизонта. Сужение области поиска с помощью Альфа-Бета отсечения. Сужение области поиска при помощи реализации языка подсказок.</text:span></text:span></text:p>
          </table:table-cell>
          <table:table-cell table:style-name="Таблица4.C2" office:value-type="string">
            <text:p text:style-name="P80">2</text:p>
          </table:table-cell>
          <table:table-cell table:style-name="Таблица4.J2" office:value-type="string">
            <text:p text:style-name="P73">3-2</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6">3-</text:span></text:span><text:span text:style-name="Основной_20_шрифт_20_абзаца"><text:span text:style-name="T9">2</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style-name="Таблица4.9">
          <table:table-cell table:style-name="Таблица4.A9" office:value-type="string">
            <text:p text:style-name="P78">5</text:p>
          </table:table-cell>
          <table:table-cell table:style-name="Таблица4.B9" office:value-type="string">
            <text:p text:style-name="P76"><text:span text:style-name="Основной_20_шрифт_20_абзаца"><text:span text:style-name="T16">Экспертные системы.</text:span></text:span><text:span text:style-name="Основной_20_шрифт_20_абзаца"><text:span text:style-name="T22"> Классификация экспертных систем. Представление знаний в экспертных системах. Обработка знаний экспертных систем машиной логического вывода. Программирование в терминах типовых конфигураций: принцип функционирования. Обратный вывод. Продукции. Представление знаний с помощью продукций. Продукции системы CLIPS. Продукционный формализм представления знаний. Представление фактов и знаний в языке CLIPS. Принципы построения подсистем объяснения вывода в экспертных системах. Представление процесса консультации с экспертной системой как построение дерева рассуждений. Анализ дерева рассуждений. <text:tab/>Инженерия знаний. Полнота базы знаний.</text:span></text:span></text:p>
            <text:p text:style-name="P77">Представление о процессе наполнения базы знаний формализованными знаниями, диалог с экспертом-человеком. Понятие о полноте базы знаний.</text:p>
          </table:table-cell>
          <table:table-cell table:style-name="Таблица4.C2" office:value-type="string">
            <text:p text:style-name="P80">2</text:p>
          </table:table-cell>
          <table:table-cell table:style-name="Таблица4.J2" office:value-type="string">
            <text:p text:style-name="P73">5</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5</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0" office:value-type="string">
            <text:p text:style-name="P78">6</text:p>
          </table:table-cell>
          <table:table-cell table:style-name="Таблица4.B10" office:value-type="string">
            <text:p text:style-name="P76"><text:span text:style-name="Основной_20_шрифт_20_абзаца"><text:span text:style-name="T16">Нечеткая логика. Нечеткие системы управления.</text:span></text:span><text:span text:style-name="Основной_20_шрифт_20_абзаца"><text:span text:style-name="T22"> Нечеткая логика как обобщение формальной пропозициональной логики. Нечеткие правила и логические связки. Представление и формализация нечетких понятий. Системы правления Нечеткая логика. Нечеткие системы управления, основанные на нечеткой логике. Нечеткие контроллеры. Обработка неопределенности в экспертных системах.</text:span></text:span></text:p>
            <text:p text:style-name="P77">Представление нечетких данных в экспертных системах. <text:soft-page-break/>Коэффициенты достоверности. Система FuzzyCLIPS.</text:p>
          </table:table-cell>
          <table:table-cell table:style-name="Таблица4.C2" office:value-type="string">
            <text:p text:style-name="P80">2</text:p>
          </table:table-cell>
          <table:table-cell table:style-name="Таблица4.J2" office:value-type="string">
            <text:p text:style-name="P66">3-3</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7"><text:span text:style-name="Основной_20_шрифт_20_абзаца"><text:span text:style-name="T9">3</text:span></text:span><text:span text:style-name="Основной_20_шрифт_20_абзаца"><text:span text:style-name="T6">-3</text:span></text:span></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1" office:value-type="string">
            <text:p text:style-name="P78">7</text:p>
          </table:table-cell>
          <table:table-cell table:style-name="Таблица4.B11" office:value-type="string">
            <text:p text:style-name="P76"><text:span text:style-name="Основной_20_шрифт_20_абзаца"><text:span text:style-name="T16">Эволюционные вычисления.</text:span></text:span><text:span text:style-name="Основной_20_шрифт_20_абзаца"><text:span text:style-name="T22"> Постановка класса задач и пространство решений. Оптимизационные алгоритмы. Градиентный спуск. Алгоритмы последовательного улучшения. Генетические алгоритмы. Определение абстрактного генетического алгоритма. Кодирование информации. Решение задач с помощью генетических алгоритмов. Решение CSP-задач с помощью оптимизационных алгоритмов. Алгоритмы последовательного улучшения. Задача о составлении расписания. Нейронные сети. Формализованный нейрон, его структура. Определение нейронной сети. Разновидности нейронных сетей: Формальные нейроны МкКаллока и Питса, Сеть Хемминга, Сеть Хопфилда. Структуры нейронных сетей, Перцептрон.</text:span></text:span></text:p>
          </table:table-cell>
          <table:table-cell table:style-name="Таблица4.C2" office:value-type="string">
            <text:p text:style-name="P80">2</text:p>
          </table:table-cell>
          <table:table-cell table:style-name="Таблица4.J2" office:value-type="string">
            <text:p text:style-name="P66">3-4</text:p>
          </table:table-cell>
          <table:table-cell table:style-name="Таблица4.C2" office:value-type="string">
            <text:p text:style-name="P73">12</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3-4</text:p>
          </table:table-cell>
          <table:table-cell table:style-name="Таблица4.C2" office:value-type="string">
            <text:p text:style-name="P73">2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2" office:value-type="string">
            <text:p text:style-name="P78">8</text:p>
          </table:table-cell>
          <table:table-cell table:style-name="Таблица4.B12" office:value-type="string">
            <text:p text:style-name="P76"><text:span text:style-name="Основной_20_шрифт_20_абзаца"><text:span text:style-name="T16">Обучение интеллектных. </text:span></text:span><text:span text:style-name="Основной_20_шрифт_20_абзаца"><text:span text:style-name="T22">Методы обучения: с учителем (метод «кнута и пряника»), без учителя. Деревья решений. Анализ набора фактов и исходов. Представление этого набора в виде дерева решений. Консультация с деревом решений. Энтропия. Обучение нейронных сетей. Методы многомерного статистического анализа данных. Задачи поиска корреляции, классификации, кластерного анализа, анализа информативности признаков, планирования эксперимента. </text:span></text:span></text:p>
          </table:table-cell>
          <table:table-cell table:style-name="Таблица4.C2" office:value-type="string">
            <text:p text:style-name="P78">2</text:p>
          </table:table-cell>
          <table:table-cell table:style-name="Таблица4.J2" office:value-type="string">
            <text:p text:style-name="P66">4</text:p>
          </table:table-cell>
          <table:table-cell table:style-name="Таблица4.C2" office:value-type="string">
            <text:p text:style-name="P73">6</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6">4</text:p>
          </table:table-cell>
          <table:table-cell table:style-name="Таблица4.C2" office:value-type="string">
            <text:p text:style-name="P73">10</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3" table:number-columns-spanned="2" office:value-type="string">
            <text:p text:style-name="P79">Итого</text:p>
          </table:table-cell>
          <table:covered-table-cell/>
          <table:table-cell table:style-name="Таблица4.C2" office:value-type="string">
            <text:p text:style-name="P78">17</text:p>
          </table:table-cell>
          <table:table-cell table:style-name="Таблица4.J2" office:value-type="string">
            <text:p text:style-name="P65"/>
          </table:table-cell>
          <table:table-cell table:style-name="Таблица4.C2" office:value-type="string">
            <text:p text:style-name="P72">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2">57</text:p>
          </table:table-cell>
          <table:table-cell table:style-name="Таблица4.J2" office:value-type="string">
            <text:p text:style-name="P72"/>
          </table:table-cell>
          <table:table-cell table:style-name="Таблица4.A1" office:value-type="string">
            <text:p text:style-name="P72"/>
          </table:table-cell>
        </table:table-row>
        <table:table-row>
          <table:table-cell table:style-name="Таблица4.A14" table:number-columns-spanned="2" office:value-type="string">
            <text:p text:style-name="P79">ИТОГО</text:p>
          </table:table-cell>
          <table:covered-table-cell/>
          <table:table-cell table:style-name="Таблица4.C2" office:value-type="string">
            <text:p text:style-name="P80">17</text:p>
          </table:table-cell>
          <table:table-cell table:style-name="Таблица4.J2" office:value-type="string">
            <text:p text:style-name="P65"/>
          </table:table-cell>
          <table:table-cell table:style-name="Таблица4.C2" office:value-type="string">
            <text:p text:style-name="P73">34</text:p>
          </table:table-cell>
          <table:table-cell table:style-name="Таблица4.J2" office:value-type="string">
            <text:p text:style-name="P72"/>
          </table:table-cell>
          <table:table-cell table:style-name="Таблица4.C2" office:value-type="string">
            <text:p text:style-name="P72"/>
          </table:table-cell>
          <table:table-cell table:style-name="Таблица4.J2" office:value-type="string">
            <text:p text:style-name="P65"/>
          </table:table-cell>
          <table:table-cell table:style-name="Таблица4.C2" office:value-type="string">
            <text:p text:style-name="P73">57</text:p>
          </table:table-cell>
          <table:table-cell table:style-name="Таблица4.J2" office:value-type="string">
            <text:p text:style-name="P72"/>
          </table:table-cell>
          <table:table-cell table:style-name="Таблица4.A1" office:value-type="string">
            <text:p text:style-name="P72"/>
          </table:table-cell>
        </table:table-row>
      </table:table>
      <text:p text:style-name="P109">Таблица 3 – Перечень лабораторных работ</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47">№</text:p>
            </table:table-cell>
            <table:table-cell table:style-name="Таблица5.A1" office:value-type="string">
              <text:p text:style-name="P47">Наименование лабораторной работы</text:p>
            </table:table-cell>
            <table:table-cell table:style-name="Таблица5.A1" office:value-type="string">
              <text:p text:style-name="P47">Интерактивные технологии</text:p>
            </table:table-cell>
          </table:table-row>
        </table:table-header-rows>
        <table:table-row>
          <table:table-cell table:style-name="Таблица5.A2" office:value-type="string">
            <text:p text:style-name="P48">1</text:p>
          </table:table-cell>
          <table:table-cell table:style-name="Таблица5.B2" office:value-type="string">
            <text:p text:style-name="P17">Построение логической модели предметной области и запись этой модели в виде Пролог-программы</text:p>
          </table:table-cell>
          <table:table-cell table:style-name="Таблица5.C2"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3" office:value-type="string">
            <text:p text:style-name="P48">2</text:p>
          </table:table-cell>
          <table:table-cell table:style-name="Таблица5.B3" office:value-type="string">
            <text:p text:style-name="P17">Разработка программы, обрабатывающей рекурсивную структуру данных:</text:p>
            <text:list xml:id="list1965015957922053484" text:style-name="L1">
              <text:list-item>
                <text:p text:style-name="P101">список (сортировка и т.п.),</text:p>
              </text:list-item>
              <text:list-item>
                <text:p text:style-name="P101">дерево (поиск, вычисление производных, сокращение выражений),</text:p>
              </text:list-item>
              <text:list-item>
                <text:p text:style-name="P104"><text:span text:style-name="Основной_20_шрифт_20_абзаца"><text:span text:style-name="T19">трансляция английских выражений.</text:span></text:span></text:p>
              </text:list-item>
            </text:list>
            <text:p text:style-name="P49"/>
          </table:table-cell>
          <table:table-cell table:style-name="Таблица5.C3"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4" office:value-type="string">
            <text:p text:style-name="P48">3</text:p>
          </table:table-cell>
          <table:table-cell table:style-name="Таблица5.B4" office:value-type="string">
            <text:p text:style-name="P17">Реализация метода искусственного интеллекта (на выбор):</text:p>
            <text:list xml:id="list6455421066561659613" text:style-name="L2">
              <text:list-item>
                <text:p text:style-name="P106">задача планирования действий,</text:p>
              </text:list-item>
              <text:list-item>
                <text:p text:style-name="P106">игровая задача,</text:p>
              </text:list-item>
              <text:list-item>
                <text:p text:style-name="P106">программирование в терминах образцов,</text:p>
              </text:list-item>
              <text:list-item>
                <text:p text:style-name="P106">нечеткая логика и управление,</text:p>
              </text:list-item>
              <text:list-item>
                <text:p text:style-name="P102">эволюционные вычисления и т.д.</text:p>
              </text:list-item>
            </text:list>
          </table:table-cell>
          <table:table-cell table:style-name="Таблица5.C4" office:value-type="string">
            <text:p text:style-name="P12"><text:span text:style-name="Основной_20_шрифт_20_абзаца"><text:span text:style-name="T22">1.</text:span></text:span><text:span text:style-name="Основной_20_шрифт_20_абзаца"><text:span text:style-name="T19"> </text:span></text:span><text:span text:style-name="Основной_20_шрифт_20_абзаца"><text:span text:style-name="T22">Демонстрация работы интерпретатора Пролога. Студенты производят реализацию методов на языке программирования согласно их предпочтению.</text:span></text:span></text:p>
            <text:p text:style-name="P12"><text:span text:style-name="Основной_20_шрифт_20_абзаца"><text:span text:style-name="T22">2.</text:span></text:span><text:span text:style-name="Основной_20_шрифт_20_абзаца"><text:span text:style-name="T19"> </text:span></text:span><text:span text:style-name="Основной_20_шрифт_20_абзаца"><text:span text:style-name="T22">Работа в команде: групповая разработка программного обеспечения, создание взаимодействующих программных агентов.</text:span></text:span></text:p>
          </table:table-cell>
        </table:table-row>
        <text:soft-page-break/>
        <table:table-row table:style-name="Таблица5.5">
          <table:table-cell table:style-name="Таблица5.A5" office:value-type="string">
            <text:p text:style-name="P48">4</text:p>
          </table:table-cell>
          <table:table-cell table:style-name="Таблица5.B5" office:value-type="string">
            <text:p text:style-name="P17">Изучение методов многомерного статистического анализа данных</text:p>
            <text:list xml:id="list5935631447505496307" text:style-name="L3">
              <text:list-item>
                <text:p text:style-name="P105"><text:span text:style-name="Основной_20_шрифт_20_абзаца"><text:span text:style-name="T19">поиск зависимостей,</text:span></text:span></text:p>
              </text:list-item>
              <text:list-item>
                <text:p text:style-name="P105"><text:span text:style-name="Основной_20_шрифт_20_абзаца"><text:span text:style-name="T19">классификация (таксономия),</text:span></text:span></text:p>
              </text:list-item>
              <text:list-item>
                <text:p text:style-name="P105"><text:span text:style-name="Основной_20_шрифт_20_абзаца"><text:span text:style-name="T19">кластеризация (выявление таксономий),</text:span></text:span></text:p>
              </text:list-item>
              <text:list-item>
                <text:p text:style-name="P103">анализ информативности признаков и объектов,</text:p>
              </text:list-item>
              <text:list-item>
                <text:p text:style-name="P105"><text:span text:style-name="Основной_20_шрифт_20_абзаца"><text:span text:style-name="T19">планирование экперимента.</text:span></text:span></text:p>
              </text:list-item>
            </text:list>
          </table:table-cell>
          <table:table-cell table:style-name="Таблица5.C5" office:value-type="string">
            <text:p text:style-name="P12"><text:span text:style-name="Основной_20_шрифт_20_абзаца"><text:span text:style-name="T22">1.</text:span></text:span><text:span text:style-name="Основной_20_шрифт_20_абзаца"><text:span text:style-name="T19"> </text:span></text:span><text:span text:style-name="Основной_20_шрифт_20_абзаца"><text:span text:style-name="T22">Демонстрация работы с средств многомерного статистического анализа данных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ext:p text:style-name="P12"><text:span text:style-name="Основной_20_шрифт_20_абзаца"><text:span text:style-name="T22">2.</text:span></text:span><text:span text:style-name="Основной_20_шрифт_20_абзаца"><text:span text:style-name="T19"> </text:span></text:span><text:span text:style-name="Основной_20_шрифт_20_абзаца"><text:span text:style-name="T22">Совместное с преподавателем решение задач и интерпретация результатов.</text:span></text:span></text:p>
          </table:table-cell>
        </table:table-row>
        <table:table-row table:style-name="Таблица5.5">
          <table:table-cell table:style-name="Таблица5.A6" office:value-type="string">
            <text:p text:style-name="P48">5</text:p>
          </table:table-cell>
          <table:table-cell table:style-name="Таблица5.B6" office:value-type="string">
            <text:p text:style-name="P17">Разработка экспертной системы</text:p>
          </table:table-cell>
          <table:table-cell table:style-name="Таблица5.C6" office:value-type="string">
            <text:p text:style-name="P12"><text:span text:style-name="Основной_20_шрифт_20_абзаца"><text:span text:style-name="T22">Демонстрация работы со средством разработки экспертных систем </text:span></text:span><text:span text:style-name="Основной_20_шрифт_20_абзаца"><text:span text:style-name="T19">CLIPS</text:span></text:span><text:span text:style-name="Основной_20_шрифт_20_абзаца"><text:span text:style-name="T22">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able:table-cell>
        </table:table-row>
      </table:table>
      <text:p text:style-name="P45"/>
      <text:p text:style-name="P45">Таблица 4 – Перечень практических занятий</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1"><text:span text:style-name="Основной_20_шрифт_20_абзаца"><text:span text:style-name="T16">№</text:span></text:span></text:p>
          </table:table-cell>
          <table:table-cell table:style-name="Таблица6.A1" office:value-type="string">
            <text:p text:style-name="P27">Тема практического (семинарского) занятия</text:p>
          </table:table-cell>
          <table:table-cell table:style-name="Таблица6.A1" office:value-type="string">
            <text:p text:style-name="P27">Интерактивные технологии</text:p>
          </table:table-cell>
        </table:table-row>
        <table:table-row>
          <table:table-cell table:style-name="Таблица6.A1" office:value-type="string">
            <text:p text:style-name="P54">1</text:p>
          </table:table-cell>
          <table:table-cell table:style-name="Таблица6.A1" office:value-type="string">
            <text:p text:style-name="P18"/>
          </table:table-cell>
          <table:table-cell table:style-name="Таблица6.A1" office:value-type="string">
            <text:p text:style-name="P55"/>
          </table:table-cell>
        </table:table-row>
      </table:table>
      <text:p text:style-name="P1"><text:span text:style-name="Основной_20_шрифт_20_абзаца"><text:span text:style-name="T22">Практические (семинарские) занятия</text:span></text:span><text:span text:style-name="Основной_20_шрифт_20_абзаца"><text:span text:style-name="T10"> учебным планом не предусмотрены.</text:span></text:span></text:p>
      <text:p text:style-name="P45"/>
      <text:p text:style-name="P45">Таблица 5 – Перечень СРС</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50"><text:span text:style-name="Основной_20_шрифт_20_абзаца"><text:span text:style-name="T16">№ </text:span></text:span></text:p>
            </table:table-cell>
            <table:table-cell table:style-name="Таблица7.A1" office:value-type="string">
              <text:p text:style-name="P51">Вид СРС</text:p>
            </table:table-cell>
            <table:table-cell table:style-name="Таблица7.A1" office:value-type="string">
              <text:p text:style-name="P51">Форма отчета</text:p>
            </table:table-cell>
          </table:table-row>
        </table:table-header-rows>
        <table:table-row>
          <table:table-cell table:style-name="Таблица7.A1" office:value-type="string">
            <text:p text:style-name="P54">1</text:p>
          </table:table-cell>
          <table:table-cell table:style-name="Таблица7.A1" office:value-type="string">
            <text:p text:style-name="P16">Ознакомление с формализмами представления знаний</text:p>
          </table:table-cell>
          <table:table-cell table:style-name="Таблица7.A1" office:value-type="string">
            <text:p text:style-name="P56">Защита лабораторных работ</text:p>
          </table:table-cell>
        </table:table-row>
        <table:table-row table:style-name="Таблица7.3">
          <table:table-cell table:style-name="Таблица7.A1" office:value-type="string">
            <text:p text:style-name="P54">2</text:p>
          </table:table-cell>
          <table:table-cell table:style-name="Таблица7.A1" office:value-type="string">
            <text:p text:style-name="P16">Изучение области применимости рекурсивных структур, а также элементов функционального программирования.</text:p>
          </table:table-cell>
          <table:table-cell table:style-name="Таблица7.A1" office:value-type="string">
            <text:p text:style-name="P56">Защита лабораторных работ </text:p>
          </table:table-cell>
        </table:table-row>
        <text:soft-page-break/>
        <table:table-row table:style-name="Таблица7.4">
          <table:table-cell table:style-name="Таблица7.A1" office:value-type="string">
            <text:p text:style-name="P54">3</text:p>
          </table:table-cell>
          <table:table-cell table:style-name="Таблица7.A1" office:value-type="string">
            <text:p text:style-name="P16">Исследования проблем, полученных в качестве заданий на курсовую и выпускную квалификационную работу, на предмет наличия комбинаторных и оптимизационных задач.</text:p>
          </table:table-cell>
          <table:table-cell table:style-name="Таблица7.A1" office:value-type="string">
            <text:p text:style-name="P57"><text:span text:style-name="Основной_20_шрифт_20_абзаца"><text:span text:style-name="T22">Защита лабораторных работ</text:span></text:span></text:p>
          </table:table-cell>
        </table:table-row>
        <table:table-row>
          <table:table-cell table:style-name="Таблица7.A1" office:value-type="string">
            <text:p text:style-name="P54">4</text:p>
          </table:table-cell>
          <table:table-cell table:style-name="Таблица7.A1" office:value-type="string">
            <text:p text:style-name="P13">Поиск данных в Интернет, их изучение и интерпретация</text:p>
          </table:table-cell>
          <table:table-cell table:style-name="Таблица7.A1" office:value-type="string">
            <text:p text:style-name="P56">Защита лабораторных работ</text:p>
          </table:table-cell>
        </table:table-row>
        <table:table-row>
          <table:table-cell table:style-name="Таблица7.A1" office:value-type="string">
            <text:p text:style-name="P54">5</text:p>
          </table:table-cell>
          <table:table-cell table:style-name="Таблица7.A1" office:value-type="string">
            <text:p text:style-name="P13">Выбор и формализация предметной области экспертной системы</text:p>
          </table:table-cell>
          <table:table-cell table:style-name="Таблица7.A1" office:value-type="string">
            <text:p text:style-name="P56">Защита лабораторных работ</text:p>
          </table:table-cell>
        </table:table-row>
      </table:table>
      <text:p text:style-name="P52"/>
      <text:p text:style-name="P52">Курсовой проект</text:p>
      <text:p text:style-name="P9">Таблица 6 – Задания на курсовое проектирование</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8">Вариант</text:p>
            </table:table-cell>
            <table:table-cell table:style-name="Таблица8.A1" office:value-type="string">
              <text:p text:style-name="P35"><text:span text:style-name="Основной_20_шрифт_20_абзаца"><text:span text:style-name="T8">Тема курсового проекта (работы)</text:span></text:span></text:p>
            </table:table-cell>
          </table:table-row>
        </table:table-header-rows>
        <table:table-row table:style-name="Таблица8.2">
          <table:table-cell table:style-name="Таблица8.A1" office:value-type="string">
            <text:p text:style-name="P14"/>
          </table:table-cell>
          <table:table-cell table:style-name="Таблица8.A1" office:value-type="string">
            <text:p text:style-name="P13"/>
          </table:table-cell>
        </table:table-row>
      </table:table>
      <text:p text:style-name="P1"><text:span text:style-name="Основной_20_шрифт_20_абзаца"><text:span text:style-name="T22">Курсовое проектирование</text:span></text:span><text:span text:style-name="Основной_20_шрифт_20_абзаца"><text:span text:style-name="T10"> учебным планом не предусмотрено.</text:span></text:span></text:p>
      <text:p text:style-name="P13"/>
      <text:p text:style-name="P9">Таблица 7 – Этапы (темы задач) курсового проектирования</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7">№ задачи</text:p>
          </table:table-cell>
          <table:table-cell table:style-name="Таблица9.A1" office:value-type="string">
            <text:p text:style-name="P27">Наименование этапа (задачи)</text:p>
          </table:table-cell>
          <table:table-cell table:style-name="Таблица9.A1" office:value-type="string">
            <text:p text:style-name="P27">Интерактивная технология</text:p>
          </table:table-cell>
        </table:table-row>
        <table:table-row table:style-name="Таблица9.2">
          <table:table-cell table:style-name="Таблица9.A2" office:value-type="string">
            <text:p text:style-name="P14"/>
          </table:table-cell>
          <table:table-cell table:style-name="Таблица9.B2" office:value-type="string">
            <text:p text:style-name="P19"/>
          </table:table-cell>
          <table:table-cell table:style-name="Таблица9.A1" office:value-type="string">
            <text:p text:style-name="P29"/>
          </table:table-cell>
        </table:table-row>
      </table:table>
      <text:p text:style-name="P1"><text:span text:style-name="Основной_20_шрифт_20_абзаца"><text:span text:style-name="T22">Курсовое проектирование</text:span></text:span><text:span text:style-name="Основной_20_шрифт_20_абзаца"><text:span text:style-name="T10"> учебным планом не предусмотрено.</text:span></text:span></text:p>
      <text:p text:style-name="P53"/>
      <text:p text:style-name="P53">Интерактивные формы обучения</text:p>
      <text:p text:style-name="P9">Таблица 8 – Интерактивные формы обучения</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C"/>
        <table:table-column table:style-name="Таблица10.F"/>
        <table:table-column table:style-name="Таблица10.G"/>
        <table:table-row table:style-name="Таблица10.1">
          <table:table-cell table:style-name="Таблица10.A1" table:number-rows-spanned="2" office:value-type="string">
            <text:p text:style-name="P30">№ п/п</text:p>
          </table:table-cell>
          <table:table-cell table:style-name="Таблица10.A1" table:number-rows-spanned="2" office:value-type="string">
            <text:p text:style-name="P30">Технологии</text:p>
          </table:table-cell>
          <table:table-cell table:style-name="Таблица10.A1" table:number-columns-spanned="5" office:value-type="string">
            <text:p text:style-name="P30">Количество часов по учебному плану </text:p>
            <text:p text:style-name="P30">(по видам занятий)</text:p>
          </table:table-cell>
          <table:covered-table-cell/>
          <table:covered-table-cell/>
          <table:covered-table-cell/>
          <table:covered-table-cell/>
        </table:table-row>
        <table:table-row table:style-name="Таблица10.1">
          <table:covered-table-cell/>
          <table:covered-table-cell/>
          <table:table-cell table:style-name="Таблица10.A1" office:value-type="string">
            <text:p text:style-name="P84">Лекции</text:p>
          </table:table-cell>
          <table:table-cell table:style-name="Таблица10.A1" office:value-type="string">
            <text:p text:style-name="P85">ЛР</text:p>
          </table:table-cell>
          <table:table-cell table:style-name="Таблица10.A1" office:value-type="string">
            <text:p text:style-name="P85">ПЗ (СЕМ)</text:p>
          </table:table-cell>
          <table:table-cell table:style-name="Таблица10.A1" office:value-type="string">
            <text:p text:style-name="P85">СРС</text:p>
          </table:table-cell>
          <table:table-cell table:style-name="Таблица10.A1" office:value-type="string">
            <text:p text:style-name="P30">КП (КР)</text:p>
          </table:table-cell>
        </table:table-row>
        <table:table-row table:style-name="Таблица10.3">
          <table:table-cell table:style-name="Таблица10.A1" office:value-type="string">
            <text:p text:style-name="P20">1</text:p>
          </table:table-cell>
          <table:table-cell table:style-name="Таблица10.B3" office:value-type="string">
            <text:p text:style-name="P11"><text:span text:style-name="Основной_20_шрифт_20_абзаца"><text:span text:style-name="T21">Интерактивные лекции </text:span></text:span><text:span text:style-name="Основной_20_шрифт_20_абзаца"><text:span text:style-name="T22">(применение слайд-материалов с последующей дискуссией по теме лекции);</text:span></text:span></text:p>
            <text:p text:style-name="P11"><text:span text:style-name="Основной_20_шрифт_20_абзаца"><text:span text:style-name="T22">1.</text:span></text:span><text:span text:style-name="Основной_20_шрифт_20_абзаца"><text:span text:style-name="T19"> </text:span></text:span><text:span text:style-name="Основной_20_шрифт_20_абзаца"><text:span text:style-name="T22">визуальная демонстрация работы средств разработки систем искусственного интеллекта, технологиями анализа данных.</text:span></text:span></text:p>
            <text:p text:style-name="P11"><text:span text:style-name="Основной_20_шрифт_20_абзаца"><text:span text:style-name="T22">2.</text:span></text:span><text:span text:style-name="Основной_20_шрифт_20_абзаца"><text:span text:style-name="T19"> </text:span></text:span><text:span text:style-name="Основной_20_шрифт_20_абзаца"><text:span text:style-name="T22">полемическое взаимодействие в форме дискуссии.</text:span></text:span></text:p>
          </table:table-cell>
          <table:table-cell table:style-name="Таблица10.C3" office:value-type="string">
            <text:p text:style-name="P14">1</text:p>
            <text:p text:style-name="P14"/>
            <text:p text:style-name="P14"/>
            <text:p text:style-name="P14"/>
            <text:p text:style-name="P14"/>
            <text:p text:style-name="P14"/>
            <text:p text:style-name="P14"/>
            <text:p text:style-name="P14"/>
            <text:p text:style-name="P14"/>
            <text:p text:style-name="P14"/>
          </table:table-cell>
          <table:table-cell table:style-name="Таблица10.D3" office:value-type="string">
            <text:p text:style-name="P33">2</text:p>
          </table:table-cell>
          <table:table-cell table:style-name="Таблица10.A1" office:value-type="string">
            <text:p text:style-name="P21"/>
          </table:table-cell>
          <table:table-cell table:style-name="Таблица10.F3" office:value-type="string">
            <text:p text:style-name="P14"/>
            <text:p text:style-name="P14"/>
            <text:p text:style-name="P14"/>
            <text:p text:style-name="P14"/>
            <text:p text:style-name="P14"/>
            <text:p text:style-name="P14"/>
            <text:p text:style-name="P14"/>
            <text:p text:style-name="P14"/>
            <text:p text:style-name="P14"/>
          </table:table-cell>
          <table:table-cell table:style-name="Таблица10.G3" office:value-type="string">
            <text:p text:style-name="P14"/>
          </table:table-cell>
        </table:table-row>
        <table:table-row table:style-name="Таблица10.3">
          <table:table-cell table:style-name="Таблица10.A1" office:value-type="string">
            <text:p text:style-name="P20">2</text:p>
          </table:table-cell>
          <table:table-cell table:style-name="Таблица10.B4" office:value-type="string">
            <text:p text:style-name="P36">Опережающее обучение</text:p>
            <text:p text:style-name="P11"><text:span text:style-name="Основной_20_шрифт_20_абзаца"><text:span text:style-name="T22">Постановка вопроса о наличии той или иной технологии искусственного интеллекта на производстве (в начале лекции), в конце лекции </text:span></text:span><text:soft-page-break/><text:span text:style-name="Основной_20_шрифт_20_абзаца"><text:span text:style-name="T22">сообщается тема следующей лекции) и кратка ограничивается ее области практического приложения, чтобы простимулировать студентов к анализу предметной области в рамках СРС.</text:span></text:span></text:p>
          </table:table-cell>
          <table:table-cell table:style-name="Таблица10.C4" office:value-type="string">
            <text:p text:style-name="P33">1</text:p>
          </table:table-cell>
          <table:table-cell table:style-name="Таблица10.D4" office:value-type="string">
            <text:p text:style-name="P33">2</text:p>
          </table:table-cell>
          <table:table-cell table:style-name="Таблица10.A1" office:value-type="string">
            <text:p text:style-name="P21"/>
          </table:table-cell>
          <table:table-cell table:style-name="Таблица10.F4" office:value-type="string">
            <text:p text:style-name="P14"/>
          </table:table-cell>
          <table:table-cell table:style-name="Таблица10.G4" office:value-type="string">
            <text:p text:style-name="P14"/>
          </table:table-cell>
        </table:table-row>
        <table:table-row table:style-name="Таблица10.3">
          <table:table-cell table:style-name="Таблица10.A1" office:value-type="string">
            <text:p text:style-name="P20">3</text:p>
          </table:table-cell>
          <table:table-cell table:style-name="Таблица10.B5" office:value-type="string">
            <text:p text:style-name="P36">Проблемное обучение</text:p>
          </table:table-cell>
          <table:table-cell table:style-name="Таблица10.C5" office:value-type="string">
            <text:p text:style-name="P33">0.75</text:p>
          </table:table-cell>
          <table:table-cell table:style-name="Таблица10.D5" office:value-type="string">
            <text:p text:style-name="P14"/>
          </table:table-cell>
          <table:table-cell table:style-name="Таблица10.A1" office:value-type="string">
            <text:p text:style-name="P21"/>
          </table:table-cell>
          <table:table-cell table:style-name="Таблица10.F5" office:value-type="string">
            <text:p text:style-name="P14"/>
          </table:table-cell>
          <table:table-cell table:style-name="Таблица10.G5" office:value-type="string">
            <text:p text:style-name="P14"/>
          </table:table-cell>
        </table:table-row>
        <table:table-row table:style-name="Таблица10.3">
          <table:table-cell table:style-name="Таблица10.A1" office:value-type="string">
            <text:p text:style-name="P20">4</text:p>
          </table:table-cell>
          <table:table-cell table:style-name="Таблица10.B6" office:value-type="string">
            <text:p text:style-name="P11"><text:span text:style-name="Основной_20_шрифт_20_абзаца"><text:span text:style-name="T21">Работа в команде </text:span></text:span><text:span text:style-name="Основной_20_шрифт_20_абзаца"><text:span text:style-name="T22">– совместная разработка функциональных блоков лабораторной работы 3.</text:span></text:span></text:p>
          </table:table-cell>
          <table:table-cell table:style-name="Таблица10.C6" office:value-type="string">
            <text:p text:style-name="P14"/>
          </table:table-cell>
          <table:table-cell table:style-name="Таблица10.D6" office:value-type="string">
            <text:p text:style-name="P14">2</text:p>
          </table:table-cell>
          <table:table-cell table:style-name="Таблица10.A1" office:value-type="string">
            <text:p text:style-name="P21"/>
          </table:table-cell>
          <table:table-cell table:style-name="Таблица10.F6" office:value-type="string">
            <text:p text:style-name="P14"/>
          </table:table-cell>
          <table:table-cell table:style-name="Таблица10.G6" office:value-type="string">
            <text:p text:style-name="P14"/>
          </table:table-cell>
        </table:table-row>
        <table:table-row table:style-name="Таблица10.3">
          <table:table-cell table:style-name="Таблица10.A1" office:value-type="string">
            <text:p text:style-name="P20">5</text:p>
          </table:table-cell>
          <table:table-cell table:style-name="Таблица10.B7" office:value-type="string">
            <text:p text:style-name="P36">Проектный метод</text:p>
          </table:table-cell>
          <table:table-cell table:style-name="Таблица10.C7" office:value-type="string">
            <text:p text:style-name="P14"/>
          </table:table-cell>
          <table:table-cell table:style-name="Таблица10.D7" office:value-type="string">
            <text:p text:style-name="P33">1</text:p>
          </table:table-cell>
          <table:table-cell table:style-name="Таблица10.A1" office:value-type="string">
            <text:p text:style-name="P21"/>
          </table:table-cell>
          <table:table-cell table:style-name="Таблица10.F7" office:value-type="string">
            <text:p text:style-name="P33">4</text:p>
          </table:table-cell>
          <table:table-cell table:style-name="Таблица10.G7" office:value-type="string">
            <text:p text:style-name="P14"/>
          </table:table-cell>
        </table:table-row>
        <table:table-row table:style-name="Таблица10.3">
          <table:table-cell table:style-name="Таблица10.A1" office:value-type="string">
            <text:p text:style-name="P20">6</text:p>
          </table:table-cell>
          <table:table-cell table:style-name="Таблица10.B8" office:value-type="string">
            <text:p text:style-name="P36">Исследовательский метод</text:p>
          </table:table-cell>
          <table:table-cell table:style-name="Таблица10.C8" office:value-type="string">
            <text:p text:style-name="P14"/>
          </table:table-cell>
          <table:table-cell table:style-name="Таблица10.D8" office:value-type="string">
            <text:p text:style-name="P33">1</text:p>
          </table:table-cell>
          <table:table-cell table:style-name="Таблица10.A1" office:value-type="string">
            <text:p text:style-name="P21"/>
          </table:table-cell>
          <table:table-cell table:style-name="Таблица10.F8" office:value-type="string">
            <text:p text:style-name="P33">4</text:p>
          </table:table-cell>
          <table:table-cell table:style-name="Таблица10.G8" office:value-type="string">
            <text:p text:style-name="P14"/>
          </table:table-cell>
        </table:table-row>
        <table:table-row table:style-name="Таблица10.3">
          <table:table-cell table:style-name="Таблица10.A1" office:value-type="string">
            <text:p text:style-name="P20">7</text:p>
          </table:table-cell>
          <table:table-cell table:style-name="Таблица10.B9" office:value-type="string">
            <text:p text:style-name="P11"><text:span text:style-name="Основной_20_шрифт_20_абзаца"><text:span text:style-name="T22">Синхронное выполнение действий с преподавателем (с использованием ПК и мультимедиа-техники).</text:span></text:span></text:p>
          </table:table-cell>
          <table:table-cell table:style-name="Таблица10.C9" office:value-type="string">
            <text:p text:style-name="P33">1</text:p>
          </table:table-cell>
          <table:table-cell table:style-name="Таблица10.D9" office:value-type="string">
            <text:p text:style-name="P33">2</text:p>
          </table:table-cell>
          <table:table-cell table:style-name="Таблица10.A1" office:value-type="string">
            <text:p text:style-name="P21"/>
          </table:table-cell>
          <table:table-cell table:style-name="Таблица10.F9" office:value-type="string">
            <text:p text:style-name="P33">2</text:p>
          </table:table-cell>
          <table:table-cell table:style-name="Таблица10.G9" office:value-type="string">
            <text:p text:style-name="P14"/>
          </table:table-cell>
        </table:table-row>
        <table:table-row table:style-name="Таблица10.3">
          <table:table-cell table:style-name="Таблица10.A1" office:value-type="string">
            <text:p text:style-name="P20">8</text:p>
          </table:table-cell>
          <table:table-cell table:style-name="Таблица10.B10" office:value-type="string">
            <text:p text:style-name="P16">Демонстрация формального подхода к анализу программ.</text:p>
          </table:table-cell>
          <table:table-cell table:style-name="Таблица10.C10" office:value-type="string">
            <text:p text:style-name="P31"><text:span text:style-name="Основной_20_шрифт_20_абзаца"><text:span text:style-name="T22">0,</text:span></text:span><text:span text:style-name="Основной_20_шрифт_20_абзаца"><text:span text:style-name="T19">2</text:span></text:span><text:span text:style-name="Основной_20_шрифт_20_абзаца"><text:span text:style-name="T22">5</text:span></text:span></text:p>
          </table:table-cell>
          <table:table-cell table:style-name="Таблица10.D10" office:value-type="string">
            <text:p text:style-name="P14"/>
          </table:table-cell>
          <table:table-cell table:style-name="Таблица10.A1" office:value-type="string">
            <text:p text:style-name="P21"/>
          </table:table-cell>
          <table:table-cell table:style-name="Таблица10.F10" office:value-type="string">
            <text:p text:style-name="P14"/>
          </table:table-cell>
          <table:table-cell table:style-name="Таблица10.G10" office:value-type="string">
            <text:p text:style-name="P14"/>
          </table:table-cell>
        </table:table-row>
        <table:table-row table:style-name="Таблица10.3">
          <table:table-cell table:style-name="Таблица10.A1" table:number-columns-spanned="2" office:value-type="string">
            <text:p text:style-name="P19">ИТОГО</text:p>
          </table:table-cell>
          <table:covered-table-cell/>
          <table:table-cell table:style-name="Таблица10.A1" office:value-type="string">
            <text:p text:style-name="P34">4</text:p>
          </table:table-cell>
          <table:table-cell table:style-name="Таблица10.A1" office:value-type="string">
            <text:p text:style-name="P34">10</text:p>
          </table:table-cell>
          <table:table-cell table:style-name="Таблица10.A1" office:value-type="string">
            <text:p text:style-name="P21"/>
          </table:table-cell>
          <table:table-cell table:style-name="Таблица10.A1" office:value-type="string">
            <text:p text:style-name="P34">10</text:p>
          </table:table-cell>
          <table:table-cell table:style-name="Таблица10.A1" office:value-type="string">
            <text:p text:style-name="P22"/>
          </table:table-cell>
        </table:table-row>
      </table:table>
      <text:h text:style-name="Heading_20_1" text:outline-level="1">Перечень учебно-методического обеспечения для самостоятельной работы обучающихся</text:h>
      <text:h text:style-name="Heading_20_1" text:outline-level="1">Фонд оценочных средств для проведения текущей и промежуточной аттестации обучающихся по дисциплине</text:h>
      <text:h text:style-name="Heading_20_2" text:outline-level="2">Контролируемые элементы содержания дисциплины и виды учебных работ</text:h>
      <text:p text:style-name="P88">По результатам выполнения лабораторных работ и их защиты осуществляется текущий контроль, представленный в фонде оценочных средств по дисциплине и в таблице 9.</text:p>
      <text:p text:style-name="P119">Таблица 9 – Контролируемые элементы содержания дисциплины и виды учебных работ, по результатам выполнения которых и отчета по ним осуществляется текущий контроль</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column table:style-name="Таблица11.J" table:number-columns-repeated="7"/>
        <table:table-header-rows>
          <table:table-row table:style-name="Таблица11.1">
            <table:table-cell table:style-name="Таблица11.A1" table:number-rows-spanned="3" office:value-type="string">
              <text:p text:style-name="NOINDENT-12">№</text:p>
              <text:p text:style-name="NOINDENT-12">п/п</text:p>
            </table:table-cell>
            <table:table-cell table:style-name="Таблица11.A1" table:number-rows-spanned="3" office:value-type="string">
              <text:p text:style-name="P91">Контролируемые элементы содержания дисциплины</text:p>
            </table:table-cell>
            <table:table-cell table:style-name="Таблица11.C1" table:number-rows-spanned="3" office:value-type="string">
              <text:p text:style-name="P92">Компетенции</text:p>
            </table:table-cell>
            <table:table-cell table:style-name="Таблица11.D3" table:number-rows-spanned="3" office:value-type="string">
              <text:p text:style-name="P92">№ раздела, темы</text:p>
              <text:p text:style-name="P92">по табл. 2</text:p>
            </table:table-cell>
            <table:table-cell table:style-name="Таблица11.E1" table:number-columns-spanned="12" office:value-type="string">
              <text:p text:style-name="P92">Текущий контроль успеваемости (ТК)</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2">
            <table:covered-table-cell/>
            <table:covered-table-cell/>
            <table:covered-table-cell/>
            <table:covered-table-cell/>
            <table:table-cell table:style-name="Таблица11.E2" table:number-columns-spanned="3" office:value-type="string">
              <text:p text:style-name="P92">ЛР № по табл. 3</text:p>
            </table:table-cell>
            <table:covered-table-cell/>
            <table:covered-table-cell/>
            <table:table-cell table:style-name="Таблица11.H2" table:number-columns-spanned="3" office:value-type="string">
              <text:p text:style-name="P92">ПЗ/СЕМ № по табл.4</text:p>
            </table:table-cell>
            <table:covered-table-cell/>
            <table:covered-table-cell/>
            <table:table-cell table:style-name="Таблица11.K2" table:number-columns-spanned="3" office:value-type="string">
              <text:p text:style-name="P92">СРС № по табл.5</text:p>
            </table:table-cell>
            <table:covered-table-cell/>
            <table:covered-table-cell/>
            <table:table-cell table:style-name="Таблица11.N2" table:number-columns-spanned="3" office:value-type="string">
              <text:p text:style-name="P92">КП (КР) № по табл.7</text:p>
            </table:table-cell>
            <table:covered-table-cell/>
            <table:covered-table-cell/>
          </table:table-row>
          <table:table-row table:style-name="Таблица11.3">
            <table:covered-table-cell/>
            <table:covered-table-cell/>
            <table:covered-table-cell/>
            <table:covered-table-cell/>
            <table:table-cell table:style-name="Таблица11.E3" office:value-type="string">
              <text:p text:style-name="P92">ТК <text:s/>№ 1</text:p>
            </table:table-cell>
            <table:table-cell table:style-name="Таблица11.F3" office:value-type="string">
              <text:p text:style-name="P92">ТК <text:s/>№ 2</text:p>
            </table:table-cell>
            <table:table-cell table:style-name="Таблица11.G3" office:value-type="string">
              <text:p text:style-name="P92">ТК <text:s/>№ 3</text:p>
            </table:table-cell>
            <table:table-cell table:style-name="Таблица11.H3" office:value-type="string">
              <text:p text:style-name="P92">ТК <text:s/>№ 1</text:p>
            </table:table-cell>
            <table:table-cell table:style-name="Таблица11.I3" office:value-type="string">
              <text:p text:style-name="P92">ТК <text:s/>№ 2</text:p>
            </table:table-cell>
            <table:table-cell table:style-name="Таблица11.J3" office:value-type="string">
              <text:p text:style-name="P92">ТК <text:s/>№ 3</text:p>
            </table:table-cell>
            <table:table-cell table:style-name="Таблица11.K3" office:value-type="string">
              <text:p text:style-name="P92">ТК <text:s/>№ 1</text:p>
            </table:table-cell>
            <table:table-cell table:style-name="Таблица11.L3" office:value-type="string">
              <text:p text:style-name="P92">ТК <text:s/>№ 2</text:p>
            </table:table-cell>
            <table:table-cell table:style-name="Таблица11.M3" office:value-type="string">
              <text:p text:style-name="P92">ТК <text:s/>№ 3</text:p>
            </table:table-cell>
            <table:table-cell table:style-name="Таблица11.N3" office:value-type="string">
              <text:p text:style-name="P92">ТК <text:s/>№ 1</text:p>
            </table:table-cell>
            <table:table-cell table:style-name="Таблица11.O3" office:value-type="string">
              <text:p text:style-name="P92">ТК <text:s/>№ 2</text:p>
            </table:table-cell>
            <table:table-cell table:style-name="Таблица11.P3" office:value-type="string">
              <text:p text:style-name="P92">ТК <text:s/>№ 3</text:p>
            </table:table-cell>
          </table:table-row>
        </table:table-header-rows>
        <table:table-row table:style-name="Таблица11.4">
          <table:table-cell table:style-name="Таблица11.A4" table:number-columns-spanned="16" office:value-type="string">
            <text:p text:style-name="NOINDENT-12">Семестр<text:span text:style-name="Основной_20_шрифт_20_абзаца"><text:span text:style-name="T17"> 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3">
          <table:table-cell table:style-name="Таблица11.A1" office:value-type="string">
            <text:p text:style-name="P93">1</text:p>
          </table:table-cell>
          <table:table-cell table:style-name="Таблица11.A1" office:value-type="string">
            <text:p text:style-name="NOINDENT-12"><text:span text:style-name="Основной_20_шрифт_20_абзаца"><text:span text:style-name="T24">знать </text:span></text:span>методы формализации с использованием логики предикатов первого порядка</text:p>
          </table:table-cell>
          <table:table-cell table:style-name="Таблица11.C5"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5" office:value-type="string">
            <text:p text:style-name="P95">2,3</text:p>
          </table:table-cell>
          <table:table-cell table:style-name="Таблица11.E5" office:value-type="string">
            <text:p text:style-name="P93">1,2</text:p>
          </table:table-cell>
          <table:table-cell table:style-name="Таблица11.A1" office:value-type="string">
            <text:p text:style-name="P95"/>
          </table:table-cell>
          <table:table-cell table:style-name="Таблица11.G5" office:value-type="string">
            <text:p text:style-name="P93"/>
          </table:table-cell>
          <table:table-cell table:style-name="Таблица11.H5" office:value-type="string">
            <text:p text:style-name="P93"/>
          </table:table-cell>
          <table:table-cell table:style-name="Таблица11.A1" office:value-type="string">
            <text:p text:style-name="P93"/>
          </table:table-cell>
          <table:table-cell table:style-name="Таблица11.J5" office:value-type="string">
            <text:p text:style-name="P93"/>
          </table:table-cell>
          <table:table-cell table:style-name="Таблица11.K5" office:value-type="string">
            <text:p text:style-name="P93">1,2</text:p>
          </table:table-cell>
          <table:table-cell table:style-name="Таблица11.A1" office:value-type="string">
            <text:p text:style-name="P95"/>
          </table:table-cell>
          <table:table-cell table:style-name="Таблица11.M5" office:value-type="string">
            <text:p text:style-name="P93"/>
          </table:table-cell>
          <table:table-cell table:style-name="Таблица11.N5" office:value-type="string">
            <text:p text:style-name="P93"/>
          </table:table-cell>
          <table:table-cell table:style-name="Таблица11.A1" office:value-type="string">
            <text:p text:style-name="P93"/>
          </table:table-cell>
          <table:table-cell table:style-name="Таблица11.P5" office:value-type="string">
            <text:p text:style-name="P93"/>
          </table:table-cell>
        </table:table-row>
        <table:table-row table:style-name="Таблица11.4">
          <table:table-cell table:style-name="Таблица11.A1" office:value-type="string">
            <text:p text:style-name="P93">2</text:p>
          </table:table-cell>
          <table:table-cell table:style-name="Таблица11.A1" office:value-type="string">
            <text:p text:style-name="NOINDENT-12"><text:span text:style-name="Основной_20_шрифт_20_абзаца"><text:span text:style-name="T24">знать </text:span></text:span>методики обработки рекурсивных структур данных</text:p>
          </table:table-cell>
          <table:table-cell table:style-name="Таблица11.C6"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6" office:value-type="string">
            <text:p text:style-name="P95">2-4</text:p>
          </table:table-cell>
          <table:table-cell table:style-name="Таблица11.E6" office:value-type="string">
            <text:p text:style-name="P93">1,2</text:p>
          </table:table-cell>
          <table:table-cell table:style-name="Таблица11.A1" office:value-type="string">
            <text:p text:style-name="P93">3</text:p>
          </table:table-cell>
          <table:table-cell table:style-name="Таблица11.G6" office:value-type="string">
            <text:p text:style-name="P93"/>
          </table:table-cell>
          <table:table-cell table:style-name="Таблица11.H6" office:value-type="string">
            <text:p text:style-name="P93"/>
          </table:table-cell>
          <table:table-cell table:style-name="Таблица11.A1" office:value-type="string">
            <text:p text:style-name="P93"/>
          </table:table-cell>
          <table:table-cell table:style-name="Таблица11.J6" office:value-type="string">
            <text:p text:style-name="P93"/>
          </table:table-cell>
          <table:table-cell table:style-name="Таблица11.K6" office:value-type="string">
            <text:p text:style-name="P93">1,2</text:p>
          </table:table-cell>
          <table:table-cell table:style-name="Таблица11.A1" office:value-type="string">
            <text:p text:style-name="P93">3</text:p>
          </table:table-cell>
          <table:table-cell table:style-name="Таблица11.M6" office:value-type="string">
            <text:p text:style-name="P93"/>
          </table:table-cell>
          <table:table-cell table:style-name="Таблица11.N6" office:value-type="string">
            <text:p text:style-name="P93"/>
          </table:table-cell>
          <table:table-cell table:style-name="Таблица11.A1" office:value-type="string">
            <text:p text:style-name="P93"/>
          </table:table-cell>
          <table:table-cell table:style-name="Таблица11.P6" office:value-type="string">
            <text:p text:style-name="P93"/>
          </table:table-cell>
        </table:table-row>
        <table:table-row table:style-name="Таблица11.4">
          <table:table-cell table:style-name="Таблица11.A1" office:value-type="string">
            <text:p text:style-name="P93">3</text:p>
          </table:table-cell>
          <table:table-cell table:style-name="Таблица11.A1" office:value-type="string">
            <text:p text:style-name="NOINDENT-12"><text:span text:style-name="Основной_20_шрифт_20_абзаца"><text:span text:style-name="T24">знать </text:span></text:span>методы эвристического целенаправленного перебора</text:p>
          </table:table-cell>
          <table:table-cell table:style-name="Таблица11.C7"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7" office:value-type="string">
            <text:p text:style-name="P95">2-5</text:p>
          </table:table-cell>
          <table:table-cell table:style-name="Таблица11.E7" office:value-type="string">
            <text:p text:style-name="P93"/>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G7" office:value-type="string">
            <text:p text:style-name="P95">5</text:p>
          </table:table-cell>
          <table:table-cell table:style-name="Таблица11.H7" office:value-type="string">
            <text:p text:style-name="P93"/>
          </table:table-cell>
          <table:table-cell table:style-name="Таблица11.A1" office:value-type="string">
            <text:p text:style-name="P93"/>
          </table:table-cell>
          <table:table-cell table:style-name="Таблица11.J7" office:value-type="string">
            <text:p text:style-name="P93"/>
          </table:table-cell>
          <table:table-cell table:style-name="Таблица11.K7" office:value-type="string">
            <text:p text:style-name="P93"/>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M7" office:value-type="string">
            <text:p text:style-name="P95">5</text:p>
          </table:table-cell>
          <table:table-cell table:style-name="Таблица11.N7" office:value-type="string">
            <text:p text:style-name="P93"/>
          </table:table-cell>
          <table:table-cell table:style-name="Таблица11.A1" office:value-type="string">
            <text:p text:style-name="P93"/>
          </table:table-cell>
          <table:table-cell table:style-name="Таблица11.P7" office:value-type="string">
            <text:p text:style-name="P93"/>
          </table:table-cell>
        </table:table-row>
        <table:table-row table:style-name="Таблица11.4">
          <table:table-cell table:style-name="Таблица11.A1" office:value-type="string">
            <text:p text:style-name="P93">4</text:p>
          </table:table-cell>
          <table:table-cell table:style-name="Таблица11.A1" office:value-type="string">
            <text:p text:style-name="NOINDENT-12"><text:span text:style-name="Основной_20_шрифт_20_абзаца"><text:span text:style-name="T24">уметь </text:span></text:span>разрабатывать программы в соответствии с логической парадигмой программирования</text:p>
          </table:table-cell>
          <table:table-cell table:style-name="Таблица11.C8"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8" office:value-type="string">
            <text:p text:style-name="P95">1-3,6</text:p>
          </table:table-cell>
          <table:table-cell table:style-name="Таблица11.E8" office:value-type="string">
            <text:p text:style-name="P93">1,2</text:p>
          </table:table-cell>
          <table:table-cell table:style-name="Таблица11.A1" office:value-type="string">
            <text:p text:style-name="P93"/>
          </table:table-cell>
          <table:table-cell table:style-name="Таблица11.G8" office:value-type="string">
            <text:p text:style-name="P93"/>
          </table:table-cell>
          <table:table-cell table:style-name="Таблица11.H8" office:value-type="string">
            <text:p text:style-name="P93"/>
          </table:table-cell>
          <table:table-cell table:style-name="Таблица11.A1" office:value-type="string">
            <text:p text:style-name="P93"/>
          </table:table-cell>
          <table:table-cell table:style-name="Таблица11.J8" office:value-type="string">
            <text:p text:style-name="P93"/>
          </table:table-cell>
          <table:table-cell table:style-name="Таблица11.K8" office:value-type="string">
            <text:p text:style-name="P93">1,2</text:p>
          </table:table-cell>
          <table:table-cell table:style-name="Таблица11.A1" office:value-type="string">
            <text:p text:style-name="P93"/>
          </table:table-cell>
          <table:table-cell table:style-name="Таблица11.M8" office:value-type="string">
            <text:p text:style-name="P93"/>
          </table:table-cell>
          <table:table-cell table:style-name="Таблица11.N8" office:value-type="string">
            <text:p text:style-name="P93"/>
          </table:table-cell>
          <table:table-cell table:style-name="Таблица11.A1" office:value-type="string">
            <text:p text:style-name="P93"/>
          </table:table-cell>
          <table:table-cell table:style-name="Таблица11.P8" office:value-type="string">
            <text:p text:style-name="P93"/>
          </table:table-cell>
        </table:table-row>
        <table:table-row table:style-name="Таблица11.4">
          <table:table-cell table:style-name="Таблица11.A1" office:value-type="string">
            <text:p text:style-name="P93">5</text:p>
          </table:table-cell>
          <table:table-cell table:style-name="Таблица11.A1" office:value-type="string">
            <text:p text:style-name="NOINDENT-12"><text:span text:style-name="Основной_20_шрифт_20_абзаца"><text:span text:style-name="T24">уметь </text:span></text:span>обосновывать корректность рекурсивных программ</text:p>
          </table:table-cell>
          <table:table-cell table:style-name="Таблица11.C9"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2</text:span></text:span></text:p>
          </table:table-cell>
          <table:table-cell table:style-name="Таблица11.D9" office:value-type="string">
            <text:p text:style-name="P95">2</text:p>
          </table:table-cell>
          <table:table-cell table:style-name="Таблица11.E9" office:value-type="string">
            <text:p text:style-name="P93">1,2</text:p>
          </table:table-cell>
          <table:table-cell table:style-name="Таблица11.A1" office:value-type="string">
            <text:p text:style-name="P93"/>
          </table:table-cell>
          <table:table-cell table:style-name="Таблица11.G9" office:value-type="string">
            <text:p text:style-name="P93"/>
          </table:table-cell>
          <table:table-cell table:style-name="Таблица11.H9" office:value-type="string">
            <text:p text:style-name="P93"/>
          </table:table-cell>
          <table:table-cell table:style-name="Таблица11.A1" office:value-type="string">
            <text:p text:style-name="P93"/>
          </table:table-cell>
          <table:table-cell table:style-name="Таблица11.J9" office:value-type="string">
            <text:p text:style-name="P93"/>
          </table:table-cell>
          <table:table-cell table:style-name="Таблица11.K9" office:value-type="string">
            <text:p text:style-name="P93">1,2</text:p>
          </table:table-cell>
          <table:table-cell table:style-name="Таблица11.A1" office:value-type="string">
            <text:p text:style-name="P93"/>
          </table:table-cell>
          <table:table-cell table:style-name="Таблица11.M9" office:value-type="string">
            <text:p text:style-name="P93"/>
          </table:table-cell>
          <table:table-cell table:style-name="Таблица11.N9" office:value-type="string">
            <text:p text:style-name="P93"/>
          </table:table-cell>
          <table:table-cell table:style-name="Таблица11.A1" office:value-type="string">
            <text:p text:style-name="P93"/>
          </table:table-cell>
          <table:table-cell table:style-name="Таблица11.P9" office:value-type="string">
            <text:p text:style-name="P93"/>
          </table:table-cell>
        </table:table-row>
        <table:table-row table:style-name="Таблица11.4">
          <table:table-cell table:style-name="Таблица11.A1" office:value-type="string">
            <text:p text:style-name="P93">6</text:p>
          </table:table-cell>
          <table:table-cell table:style-name="Таблица11.A1" office:value-type="string">
            <text:p text:style-name="NOINDENT-12"><text:span text:style-name="Основной_20_шрифт_20_абзаца"><text:span text:style-name="T24">уметь </text:span></text:span>разрабатывать алгоритмы автоматизации принятия решения</text:p>
          </table:table-cell>
          <table:table-cell table:style-name="Таблица11.C10" office:value-type="string">
            <text:p text:style-name="P94"><text:span text:style-name="Основной_20_шрифт_20_абзаца"><text:span text:style-name="T25">ОК-</text:span></text:span><text:span text:style-name="Основной_20_шрифт_20_абзаца"><text:span text:style-name="T26">7<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0" office:value-type="string">
            <text:p text:style-name="P95">1-8</text:p>
          </table:table-cell>
          <table:table-cell table:style-name="Таблица11.E10" office:value-type="string">
            <text:p text:style-name="P93">1</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G10" office:value-type="string">
            <text:p text:style-name="P95">5</text:p>
          </table:table-cell>
          <table:table-cell table:style-name="Таблица11.H10" office:value-type="string">
            <text:p text:style-name="P93"/>
          </table:table-cell>
          <table:table-cell table:style-name="Таблица11.A1" office:value-type="string">
            <text:p text:style-name="P93"/>
          </table:table-cell>
          <table:table-cell table:style-name="Таблица11.J10" office:value-type="string">
            <text:p text:style-name="P93"/>
          </table:table-cell>
          <table:table-cell table:style-name="Таблица11.K10" office:value-type="string">
            <text:p text:style-name="P93">1</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M10" office:value-type="string">
            <text:p text:style-name="P95">5</text:p>
          </table:table-cell>
          <table:table-cell table:style-name="Таблица11.N10" office:value-type="string">
            <text:p text:style-name="P93"/>
          </table:table-cell>
          <table:table-cell table:style-name="Таблица11.A1" office:value-type="string">
            <text:p text:style-name="P93"/>
          </table:table-cell>
          <table:table-cell table:style-name="Таблица11.P10" office:value-type="string">
            <text:p text:style-name="P93"/>
          </table:table-cell>
        </table:table-row>
        <table:table-row table:style-name="Таблица11.4">
          <table:table-cell table:style-name="Таблица11.A1" office:value-type="string">
            <text:p text:style-name="P93">7</text:p>
          </table:table-cell>
          <table:table-cell table:style-name="Таблица11.A1" office:value-type="string">
            <text:p text:style-name="NOINDENT-12"><text:span text:style-name="Основной_20_шрифт_20_абзаца"><text:span text:style-name="T24">владеть </text:span></text:span>языком программирования Пролог стандарта ISO/IEC 13211-1:1995</text:p>
          </table:table-cell>
          <table:table-cell table:style-name="Таблица11.C11" office:value-type="string">
            <text:p text:style-name="P94"><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1" office:value-type="string">
            <text:p text:style-name="P95">2</text:p>
          </table:table-cell>
          <table:table-cell table:style-name="Таблица11.E11" office:value-type="string">
            <text:p text:style-name="P93">1,2</text:p>
          </table:table-cell>
          <table:table-cell table:style-name="Таблица11.A1" office:value-type="string">
            <text:p text:style-name="P93"/>
          </table:table-cell>
          <table:table-cell table:style-name="Таблица11.G11" office:value-type="string">
            <text:p text:style-name="P93"/>
          </table:table-cell>
          <table:table-cell table:style-name="Таблица11.H11" office:value-type="string">
            <text:p text:style-name="P93"/>
          </table:table-cell>
          <table:table-cell table:style-name="Таблица11.A1" office:value-type="string">
            <text:p text:style-name="P93"/>
          </table:table-cell>
          <table:table-cell table:style-name="Таблица11.J11" office:value-type="string">
            <text:p text:style-name="P93"/>
          </table:table-cell>
          <table:table-cell table:style-name="Таблица11.K11" office:value-type="string">
            <text:p text:style-name="P93">1,2</text:p>
          </table:table-cell>
          <table:table-cell table:style-name="Таблица11.A1" office:value-type="string">
            <text:p text:style-name="P93"/>
          </table:table-cell>
          <table:table-cell table:style-name="Таблица11.M11" office:value-type="string">
            <text:p text:style-name="P93"/>
          </table:table-cell>
          <table:table-cell table:style-name="Таблица11.N11" office:value-type="string">
            <text:p text:style-name="P93"/>
          </table:table-cell>
          <table:table-cell table:style-name="Таблица11.A1" office:value-type="string">
            <text:p text:style-name="P93"/>
          </table:table-cell>
          <table:table-cell table:style-name="Таблица11.P11" office:value-type="string">
            <text:p text:style-name="P93"/>
          </table:table-cell>
        </table:table-row>
        <table:table-row table:style-name="Таблица11.4">
          <table:table-cell table:style-name="Таблица11.A1" office:value-type="string">
            <text:p text:style-name="P93">8</text:p>
          </table:table-cell>
          <table:table-cell table:style-name="Таблица11.A1" office:value-type="string">
            <text:p text:style-name="NOINDENT-12"><text:span text:style-name="Основной_20_шрифт_20_абзаца"><text:span text:style-name="T24">владеть </text:span></text:span>методами построения переборных и рекурсивных алгоритмов</text:p>
          </table:table-cell>
          <table:table-cell table:style-name="Таблица11.C12" office:value-type="string">
            <text:p text:style-name="P94"><text:span text:style-name="Основной_20_шрифт_20_абзаца"><text:span text:style-name="T25">ОПК-2</text:span></text:span><text:span text:style-name="Основной_20_шрифт_20_абзаца"><text:span text:style-name="T26"><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2" office:value-type="string">
            <text:p text:style-name="P95">2</text:p>
          </table:table-cell>
          <table:table-cell table:style-name="Таблица11.E12" office:value-type="string">
            <text:p text:style-name="P93">1,2</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G12" office:value-type="string">
            <text:p text:style-name="P95">5</text:p>
          </table:table-cell>
          <table:table-cell table:style-name="Таблица11.H12" office:value-type="string">
            <text:p text:style-name="P93"/>
          </table:table-cell>
          <table:table-cell table:style-name="Таблица11.A1" office:value-type="string">
            <text:p text:style-name="P93"/>
          </table:table-cell>
          <table:table-cell table:style-name="Таблица11.J12" office:value-type="string">
            <text:p text:style-name="P93"/>
          </table:table-cell>
          <table:table-cell table:style-name="Таблица11.K12" office:value-type="string">
            <text:p text:style-name="P93">1,2</text:p>
          </table:table-cell>
          <table:table-cell table:style-name="Таблица11.A1" office:value-type="string">
            <text:p text:style-name="P93">3<text:span text:style-name="Основной_20_шрифт_20_абзаца"><text:span text:style-name="T17">,4</text:span></text:span></text:p>
          </table:table-cell>
          <table:table-cell table:style-name="Таблица11.M12" office:value-type="string">
            <text:p text:style-name="P95">5</text:p>
          </table:table-cell>
          <table:table-cell table:style-name="Таблица11.N12" office:value-type="string">
            <text:p text:style-name="P93"/>
          </table:table-cell>
          <table:table-cell table:style-name="Таблица11.A1" office:value-type="string">
            <text:p text:style-name="P93"/>
          </table:table-cell>
          <table:table-cell table:style-name="Таблица11.P12" office:value-type="string">
            <text:p text:style-name="P93"/>
          </table:table-cell>
        </table:table-row>
        <text:soft-page-break/>
        <table:table-row table:style-name="Таблица11.4">
          <table:table-cell table:style-name="Таблица11.A1" office:value-type="string">
            <text:p text:style-name="P93">9</text:p>
          </table:table-cell>
          <table:table-cell table:style-name="Таблица11.A1" office:value-type="string">
            <text:p text:style-name="NOINDENT-12"><text:span text:style-name="Основной_20_шрифт_20_абзаца"><text:span text:style-name="T24">владеть </text:span></text:span>методами разработки оптимизационных программ класса эволюционных алгоритмов</text:p>
          </table:table-cell>
          <table:table-cell table:style-name="Таблица11.C13" office:value-type="string">
            <text:p text:style-name="P94"><text:span text:style-name="Основной_20_шрифт_20_абзаца"><text:span text:style-name="T25">ОПК-2</text:span></text:span><text:span text:style-name="Основной_20_шрифт_20_абзаца"><text:span text:style-name="T26"><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3" office:value-type="string">
            <text:p text:style-name="P95">6-8</text:p>
          </table:table-cell>
          <table:table-cell table:style-name="Таблица11.E13" office:value-type="string">
            <text:p text:style-name="P93"/>
          </table:table-cell>
          <table:table-cell table:style-name="Таблица11.A1" office:value-type="string">
            <text:p text:style-name="P93"><text:span text:style-name="Основной_20_шрифт_20_абзаца"><text:span text:style-name="T17">4</text:span></text:span></text:p>
          </table:table-cell>
          <table:table-cell table:style-name="Таблица11.G13" office:value-type="string">
            <text:p text:style-name="P95"/>
          </table:table-cell>
          <table:table-cell table:style-name="Таблица11.H13" office:value-type="string">
            <text:p text:style-name="P93"/>
          </table:table-cell>
          <table:table-cell table:style-name="Таблица11.A1" office:value-type="string">
            <text:p text:style-name="P93"/>
          </table:table-cell>
          <table:table-cell table:style-name="Таблица11.J13" office:value-type="string">
            <text:p text:style-name="P93"/>
          </table:table-cell>
          <table:table-cell table:style-name="Таблица11.K13" office:value-type="string">
            <text:p text:style-name="P93"/>
          </table:table-cell>
          <table:table-cell table:style-name="Таблица11.A1" office:value-type="string">
            <text:p text:style-name="P93"><text:span text:style-name="Основной_20_шрифт_20_абзаца"><text:span text:style-name="T17">4</text:span></text:span></text:p>
          </table:table-cell>
          <table:table-cell table:style-name="Таблица11.M13" office:value-type="string">
            <text:p text:style-name="P95"/>
          </table:table-cell>
          <table:table-cell table:style-name="Таблица11.N13" office:value-type="string">
            <text:p text:style-name="P93"/>
          </table:table-cell>
          <table:table-cell table:style-name="Таблица11.A1" office:value-type="string">
            <text:p text:style-name="P93"/>
          </table:table-cell>
          <table:table-cell table:style-name="Таблица11.P13" office:value-type="string">
            <text:p text:style-name="P93"/>
          </table:table-cell>
        </table:table-row>
        <table:table-row table:style-name="Таблица11.4">
          <table:table-cell table:style-name="Таблица11.A1" office:value-type="string">
            <text:p text:style-name="P93">10</text:p>
          </table:table-cell>
          <table:table-cell table:style-name="Таблица11.A1" office:value-type="string">
            <text:p text:style-name="NOINDENT-12"><text:span text:style-name="Основной_20_шрифт_20_абзаца"><text:span text:style-name="T24">владеть </text:span></text:span>методами программными средствами разработки экспертных систем</text:p>
          </table:table-cell>
          <table:table-cell table:style-name="Таблица11.C14" office:value-type="string">
            <text:p text:style-name="P94"><text:span text:style-name="Основной_20_шрифт_20_абзаца"><text:span text:style-name="T25">ОПК-2</text:span></text:span><text:span text:style-name="Основной_20_шрифт_20_абзаца"><text:span text:style-name="T26"><text:line-break/></text:span></text:span><text:span text:style-name="Основной_20_шрифт_20_абзаца"><text:span text:style-name="T25">ОПК-</text:span></text:span><text:span text:style-name="Основной_20_шрифт_20_абзаца"><text:span text:style-name="T27">5</text:span></text:span></text:p>
          </table:table-cell>
          <table:table-cell table:style-name="Таблица11.D14" office:value-type="string">
            <text:p text:style-name="P95">5</text:p>
          </table:table-cell>
          <table:table-cell table:style-name="Таблица11.E14" office:value-type="string">
            <text:p text:style-name="P93">1</text:p>
          </table:table-cell>
          <table:table-cell table:style-name="Таблица11.A1" office:value-type="string">
            <text:p text:style-name="P95">3</text:p>
          </table:table-cell>
          <table:table-cell table:style-name="Таблица11.G14" office:value-type="string">
            <text:p text:style-name="P95">5</text:p>
          </table:table-cell>
          <table:table-cell table:style-name="Таблица11.H14" office:value-type="string">
            <text:p text:style-name="P93"/>
          </table:table-cell>
          <table:table-cell table:style-name="Таблица11.A1" office:value-type="string">
            <text:p text:style-name="P93"/>
          </table:table-cell>
          <table:table-cell table:style-name="Таблица11.J14" office:value-type="string">
            <text:p text:style-name="P93"/>
          </table:table-cell>
          <table:table-cell table:style-name="Таблица11.K14" office:value-type="string">
            <text:p text:style-name="P93">1</text:p>
          </table:table-cell>
          <table:table-cell table:style-name="Таблица11.A1" office:value-type="string">
            <text:p text:style-name="P95">3</text:p>
          </table:table-cell>
          <table:table-cell table:style-name="Таблица11.M14" office:value-type="string">
            <text:p text:style-name="P95">5</text:p>
          </table:table-cell>
          <table:table-cell table:style-name="Таблица11.N14" office:value-type="string">
            <text:p text:style-name="P93"/>
          </table:table-cell>
          <table:table-cell table:style-name="Таблица11.A1" office:value-type="string">
            <text:p text:style-name="P93"/>
          </table:table-cell>
          <table:table-cell table:style-name="Таблица11.P14" office:value-type="string">
            <text:p text:style-name="P93"/>
          </table:table-cell>
        </table:table-row>
      </table:table>
      <text:p text:style-name="P96"/>
      <text:p text:style-name="P118"/>
      <text:h text:style-name="Heading_20_2" text:outline-level="2">Показатели и критерии оценивания компетенций</text:h>
      <text:p text:style-name="Обычный">Показатели, критерии и процедуры оценивания знаний, умений и навыков студентов рассмотрены в фонде оценочных средств по данной дисциплине и в балльно-рейтинговой системе оценки успеваемости студентов в ИРНИТУ.</text:p>
      <text:h text:style-name="Heading_20_2" text:outline-level="2">Шкалы оценивания</text:h>
      <text:p text:style-name="Обычный">Рейтинг каждого обучающегося по дисциплине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150359272891095" text:style-name="LFO7">
        <text:list-item>
          <text:p text:style-name="List_20_of_20_buttons">60% от текущего контроля,</text:p>
        </text:list-item>
        <text:list-item>
          <text:p text:style-name="List_20_of_20_buttons">40% от промежуточной аттестации.</text:p>
        </text:list-item>
      </text:list>
      <text:p text:style-name="Обычный">Оценка по 4-х балльной системе производится по шкале, приведенной в таблице 10.</text:p>
      <text:p text:style-name="P46">Таблица 10 – Шкалы оценивания</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27">Рейтинг, %</text:p>
          </table:table-cell>
          <table:table-cell table:style-name="Таблица12.A1" office:value-type="string">
            <text:p text:style-name="P27">Оценка при 2-х балльной системе</text:p>
          </table:table-cell>
          <table:table-cell table:style-name="Таблица12.A1" office:value-type="string">
            <text:p text:style-name="P27">Оценка при 4-х балльной системе</text:p>
          </table:table-cell>
        </table:table-row>
        <table:table-row>
          <table:table-cell table:style-name="Таблица12.A2" office:value-type="string">
            <text:p text:style-name="P13">Менее 60</text:p>
          </table:table-cell>
          <table:table-cell table:style-name="Таблица12.B2" office:value-type="string">
            <text:p text:style-name="P13">Незачтено</text:p>
          </table:table-cell>
          <table:table-cell table:style-name="Таблица12.C2" office:value-type="string">
            <text:p text:style-name="P13">Неудовлетворительно</text:p>
          </table:table-cell>
        </table:table-row>
        <table:table-row>
          <table:table-cell table:style-name="Таблица12.A3" office:value-type="string">
            <text:p text:style-name="P1"><text:span text:style-name="Основной_20_шрифт_20_абзаца"><text:span text:style-name="T22">От 60 до 73</text:span></text:span></text:p>
          </table:table-cell>
          <table:table-cell table:style-name="Таблица12.B3" office:value-type="string">
            <text:p text:style-name="P13">Зачтено</text:p>
          </table:table-cell>
          <table:table-cell table:style-name="Таблица12.C3" office:value-type="string">
            <text:p text:style-name="P13">Удовлетворительно</text:p>
          </table:table-cell>
        </table:table-row>
        <table:table-row>
          <table:table-cell table:style-name="Таблица12.A4" office:value-type="string">
            <text:p text:style-name="P13">Свыше 73 до 87</text:p>
          </table:table-cell>
          <table:table-cell table:style-name="Таблица12.B4" office:value-type="string">
            <text:p text:style-name="P13">Зачтено</text:p>
          </table:table-cell>
          <table:table-cell table:style-name="Таблица12.C4" office:value-type="string">
            <text:p text:style-name="P13">Хорошо</text:p>
          </table:table-cell>
        </table:table-row>
        <table:table-row table:style-name="Таблица12.5">
          <table:table-cell table:style-name="Таблица12.A5" office:value-type="string">
            <text:p text:style-name="P13">Свыше 87 до 100</text:p>
          </table:table-cell>
          <table:table-cell table:style-name="Таблица12.B5" office:value-type="string">
            <text:p text:style-name="P13">Зачтено</text:p>
          </table:table-cell>
          <table:table-cell table:style-name="Таблица12.C5" office:value-type="string">
            <text:p text:style-name="P13">Отлично</text:p>
          </table:table-cell>
        </table:table-row>
      </table:table>
      <text:p text:style-name="P45">Текущий контроль успеваемости оценивается по таблицам 11 и 12.</text:p>
      <text:p text:style-name="P13"/>
      <text:p text:style-name="P13">Таблица 11– График текущего контроля успеваемости по компетенциям дисциплины</text:p>
      <table:table table:name="Таблица13" table:style-name="Таблица13">
        <table:table-column table:style-name="Таблица13.A" table:number-columns-repeated="3"/>
        <table:table-column table:style-name="Таблица13.D"/>
        <table:table-column table:style-name="Таблица13.E"/>
        <table:table-column table:style-name="Таблица13.F"/>
        <table:table-column table:style-name="Таблица13.G"/>
        <table:table-column table:style-name="Таблица13.H"/>
        <table:table-column table:style-name="Таблица13.I"/>
        <table:table-column table:style-name="Таблица13.J"/>
        <table:table-column table:style-name="Таблица13.I"/>
        <table:table-column table:style-name="Таблица13.L"/>
        <table:table-column table:style-name="Таблица13.M"/>
        <table:table-row>
          <table:table-cell table:style-name="Таблица13.A1" table:number-columns-spanned="12" office:value-type="string">
            <text:p text:style-name="P27">Этапы текущего контроля*</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3.A1" table:number-rows-spanned="3" office:value-type="string">
            <text:p text:style-name="P27">Итого</text:p>
          </table:table-cell>
        </table:table-row>
        <table:table-row>
          <table:table-cell table:style-name="Таблица13.A1" table:number-columns-spanned="4" office:value-type="string">
            <text:p text:style-name="P27">№1 (1 - 9 нед.)</text:p>
          </table:table-cell>
          <table:covered-table-cell/>
          <table:covered-table-cell/>
          <table:covered-table-cell/>
          <table:table-cell table:style-name="Таблица13.A1" table:number-columns-spanned="4" office:value-type="string">
            <text:p text:style-name="P27">№2 (10 - 13 нед.)</text:p>
          </table:table-cell>
          <table:covered-table-cell/>
          <table:covered-table-cell/>
          <table:covered-table-cell/>
          <table:table-cell table:style-name="Таблица13.A1" table:number-columns-spanned="4" office:value-type="string">
            <text:p text:style-name="P27">№3 (14 - 17 нед.)</text:p>
          </table:table-cell>
          <table:covered-table-cell/>
          <table:covered-table-cell/>
          <table:covered-table-cell/>
          <table:covered-table-cell/>
        </table:table-row>
        <table:table-row table:style-name="Таблица13.3">
          <table:table-cell table:style-name="Таблица13.A3" office:value-type="string">
            <text:p text:style-name="P27">ЛР №</text:p>
          </table:table-cell>
          <table:table-cell table:style-name="Таблица13.B3" office:value-type="string">
            <text:p text:style-name="P27">ПЗ №</text:p>
          </table:table-cell>
          <table:table-cell table:style-name="Таблица13.C3" office:value-type="string">
            <text:p text:style-name="P27">СРС №</text:p>
          </table:table-cell>
          <table:table-cell table:style-name="Таблица13.D3" office:value-type="string">
            <text:p text:style-name="P27">Рейт.</text:p>
          </table:table-cell>
          <table:table-cell table:style-name="Таблица13.E3" office:value-type="string">
            <text:p text:style-name="P27">ЛР №</text:p>
          </table:table-cell>
          <table:table-cell table:style-name="Таблица13.F3" office:value-type="string">
            <text:p text:style-name="P27">ПЗ №</text:p>
          </table:table-cell>
          <table:table-cell table:style-name="Таблица13.G3" office:value-type="string">
            <text:p text:style-name="P27">СРС №</text:p>
          </table:table-cell>
          <table:table-cell table:style-name="Таблица13.H3" office:value-type="string">
            <text:p text:style-name="P27">Рейт.</text:p>
          </table:table-cell>
          <table:table-cell table:style-name="Таблица13.I3" office:value-type="string">
            <text:p text:style-name="P27">ЛР №</text:p>
          </table:table-cell>
          <table:table-cell table:style-name="Таблица13.J3" office:value-type="string">
            <text:p text:style-name="P27">ПЗ №</text:p>
          </table:table-cell>
          <table:table-cell table:style-name="Таблица13.K3" office:value-type="string">
            <text:p text:style-name="P27">СРС №</text:p>
          </table:table-cell>
          <table:table-cell table:style-name="Таблица13.L3" office:value-type="string">
            <text:p text:style-name="P27">Рейт.</text:p>
          </table:table-cell>
          <table:covered-table-cell/>
        </table:table-row>
        <table:table-row table:style-name="Таблица13.4">
          <table:table-cell table:style-name="Таблица13.A1" table:number-columns-spanned="13" office:value-type="string">
            <text:p text:style-name="P26">Семестр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3.5">
          <table:table-cell table:style-name="Таблица13.A1" office:value-type="string">
            <text:p text:style-name="P31"><text:span text:style-name="Основной_20_шрифт_20_абзаца"><text:span text:style-name="T22">1</text:span></text:span><text:span text:style-name="Основной_20_шрифт_20_абзаца"><text:span text:style-name="T19">,2</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22">1</text:span></text:span><text:span text:style-name="Основной_20_шрифт_20_абзаца"><text:span text:style-name="T19">,2</text:span></text:span></text:p>
          </table:table-cell>
          <table:table-cell table:style-name="Таблица13.A1" office:value-type="string">
            <text:p text:style-name="P14">30%</text:p>
          </table:table-cell>
          <table:table-cell table:style-name="Таблица13.A1" office:value-type="string">
            <text:p text:style-name="P31"><text:span text:style-name="Основной_20_шрифт_20_абзаца"><text:span text:style-name="T22">3</text:span></text:span><text:span text:style-name="Основной_20_шрифт_20_абзаца"><text:span text:style-name="T19">,4</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19">3,4</text:span></text:span></text:p>
          </table:table-cell>
          <table:table-cell table:style-name="Таблица13.A1" office:value-type="string">
            <text:p text:style-name="P31"><text:span text:style-name="Основной_20_шрифт_20_абзаца"><text:span text:style-name="T19">50</text:span></text:span><text:span text:style-name="Основной_20_шрифт_20_абзаца"><text:span text:style-name="T22">%</text:span></text:span></text:p>
          </table:table-cell>
          <table:table-cell table:style-name="Таблица13.A1" office:value-type="string">
            <text:p text:style-name="P33">5</text:p>
          </table:table-cell>
          <table:table-cell table:style-name="Таблица13.A1" office:value-type="string">
            <text:p text:style-name="P14">-</text:p>
          </table:table-cell>
          <table:table-cell table:style-name="Таблица13.A1" office:value-type="string">
            <text:p text:style-name="P14">5</text:p>
          </table:table-cell>
          <table:table-cell table:style-name="Таблица13.A1" office:value-type="string">
            <text:p text:style-name="P31"><text:span text:style-name="Основной_20_шрифт_20_абзаца"><text:span text:style-name="T19">20</text:span></text:span><text:span text:style-name="Основной_20_шрифт_20_абзаца"><text:span text:style-name="T22">%</text:span></text:span></text:p>
          </table:table-cell>
          <table:table-cell table:style-name="Таблица13.A1" office:value-type="string">
            <text:p text:style-name="P31"><text:span text:style-name="Основной_20_шрифт_20_абзаца"><text:span text:style-name="T19">10</text:span></text:span><text:span text:style-name="Основной_20_шрифт_20_абзаца"><text:span text:style-name="T22">0%</text:span></text:span></text:p>
          </table:table-cell>
        </table:table-row>
      </table:table>
      <text:p text:style-name="P45">Таблица 12– График текущего контроля выполнения курсового проекта</text:p>
      <table:table table:name="Таблица14" table:style-name="Таблица14">
        <table:table-column table:style-name="Таблица14.A"/>
        <table:table-column table:style-name="Таблица14.B"/>
        <table:table-column table:style-name="Таблица14.C"/>
        <table:table-column table:style-name="Таблица14.B"/>
        <table:table-column table:style-name="Таблица14.E"/>
        <table:table-column table:style-name="Таблица14.B"/>
        <table:table-column table:style-name="Таблица14.G"/>
        <table:table-row>
          <table:table-cell table:style-name="Таблица14.A1" table:number-columns-spanned="6" office:value-type="string">
            <text:p text:style-name="P27">Этапы текущего контроля*</text:p>
          </table:table-cell>
          <table:covered-table-cell/>
          <table:covered-table-cell/>
          <table:covered-table-cell/>
          <table:covered-table-cell/>
          <table:covered-table-cell/>
          <table:table-cell table:style-name="Таблица14.A1" table:number-rows-spanned="3" office:value-type="string">
            <text:p text:style-name="P27">Итого</text:p>
          </table:table-cell>
        </table:table-row>
        <table:table-row>
          <table:table-cell table:style-name="Таблица14.A1" table:number-columns-spanned="2" office:value-type="string">
            <text:p text:style-name="P27">№1 (1 – 4 нед.)</text:p>
          </table:table-cell>
          <table:covered-table-cell/>
          <table:table-cell table:style-name="Таблица14.A1" table:number-columns-spanned="2" office:value-type="string">
            <text:p text:style-name="P27">№2 (5 – 13 нед.)</text:p>
          </table:table-cell>
          <table:covered-table-cell/>
          <table:table-cell table:style-name="Таблица14.A1" table:number-columns-spanned="2" office:value-type="string">
            <text:p text:style-name="P27">№3 (14 – 18 нед.)</text:p>
          </table:table-cell>
          <table:covered-table-cell/>
          <table:covered-table-cell/>
        </table:table-row>
        <table:table-row>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covered-table-cell/>
        </table:table-row>
        <table:table-row>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row>
      </table:table>
      <text:p text:style-name="P13">*Согласовать с календарным графиком учебного процесса и установить на заседании ученого совета института.</text:p>
      <text:h text:style-name="Heading_20_2" text:outline-level="2">Материалы для оценки знаний, умений, навыков на различных этапах формирования компетенций</text:h>
      <text:p text:style-name="Обычный">Оценка знаний, умений, навыков осуществляется по компетенциям, приведенным в таблице 9. По лабораторным работам и СРС оценка производится по вопросам, которые <text:soft-page-break/>приведены в фонде оценочных средств по дисциплине.</text:p>
      <text:h text:style-name="P100" text:outline-level="1">Рекомендуемое информационное обеспечение дисциплины</text:h>
      <text:h text:style-name="Heading_20_2" text:outline-level="2">Основная учебная литература</text:h>
      <text:list xml:id="list1256820117789216684" text:style-name="LFO19">
        <text:list-item>
          <text:p text:style-name="List_20_of_20_papers">Глухов, М. М. Задачи и упражнения по математической логике, дискретным функциям и теории алгоритмов [Текст] / М. М. Глухов, О. А. Козлитин, А. Б. Шишков, В. А. Шапошников. - Москва : Лань, 2008. - 112 с. : ил. - Режим доступа: ЭБС "Издательство "Лань". - Неогранич. доступ в библиотеках ИГУ, ИРНИТУ. - <text:span text:style-name="Основной_20_шрифт_20_абзаца"><text:span text:style-name="T17">ISBN</text:span></text:span> 978-5-8114-0853-5 : Б. ц.</text:p>
        </text:list-item>
        <text:list-item>
          <text:p text:style-name="List_20_of_20_papers">Жданов, Александр Аркадьевич. Автономный искусственный интеллект [Электронный ресурс] : научное издание / А. А. Жданов. - 3-е изд. - ЭВК. - М. : Бином. Лаборатория знаний, 2012. - (Адаптивные и интеллектуальные системы). - Режим доступа: ЭЧЗ "Библиотех". - 20 доступов. - <text:span text:style-name="Основной_20_шрифт_20_абзаца"><text:span text:style-name="T17">ISBN</text:span></text:span> 978-5-9963-0798-2 : 275.00 р. Экз-ры (ИГУ): нф Э3029 (20 экз.)</text:p>
        </text:list-item>
        <text:list-item>
          <text:p text:style-name="P121">И.Братко, Алгоритмы искусственного интеллекта на языке PROLOG // М.: «Вильямс» - 2004, 640 с. ISBN 5-8459-0664-4.</text:p>
        </text:list-item>
        <text:list-item>
          <text:p text:style-name="P121">С. Рассел, П. Норвиг. Искусственный интеллект: современный подход (AIMA-2). 2-е издание. 2007. 1408 С., с ил.; ISBN 978-5-8459-0887-2, 0-13-790395-2.</text:p>
        </text:list-item>
        <text:list-item>
          <text:p text:style-name="P121">Ясницкий Л.Н. Введение в искусственный интеллект : учеб. пособие для вузов / Л. Н. Ясницкий. - 3-е изд., стер. - М.: Академия, 2010. - 174 с. 5. Сидоркина И. Г. Системы искусственного интеллекта : учеб. пособие для студентов высш. учеб. заведений, обучающихся по направлению 230100 «Информатика и вычислительная техника» / И. Г. Сидоркина . – Москва: КНОРУС, 2011. – 245 с.(Добавлено в 2011)</text:p>
        </text:list-item>
        <text:list-item>
          <text:p text:style-name="P121">Сосинская С.С. Представление знаний в информационной системе. Методы искусственного интеллекта и представления знаний : учеб. пособие / С. С. Сосинская. - Старый Оскол: ТНТ, 2011. - 215 с.(Добавлено в 2010).</text:p>
        </text:list-item>
      </text:list>
      <text:h text:style-name="Heading_20_2" text:outline-level="2">Дополнительная учебная и справочная литература</text:h>
      <text:list xml:id="list122614491905269" text:continue-numbering="true" text:style-name="LFO19">
        <text:list-item>
          <text:p text:style-name="List_20_of_20_papers"><text:span text:style-name="Основной_20_шрифт_20_абзаца"><text:span text:style-name="T28">Искусственный интеллект</text:span></text:span> и интеллектуальные системы управления [Текст] : научное издание / И. М. Макаров [и др.] ; Рос. акад. наук, Отд-ние информ. технолог. и выч. сист. - М. : Наука, 2006. - 334 с. : ил. ; 22 см. - <text:span text:style-name="Основной_20_шрифт_20_абзаца"><text:span text:style-name="T17">ISBN</text:span></text:span> 5-02-033782-<text:span text:style-name="Основной_20_шрифт_20_абзаца"><text:span text:style-name="T17">X</text:span></text:span> : 123.20 р. Экз-ры <text:s/>(ИГУ): нф А596362.</text:p>
        </text:list-item>
        <text:list-item>
          <text:p text:style-name="List_20_of_20_papers">Балюкевич, Э. Л. Математическая логика и теория алгоритмов [Электронный ресурс] : учеб.-метод. комплекс, учеб. пособие для студ. вузов, обуч. по спец. 080801 "Прикл. информатика" и др. экон. спец. / Э. Л. Балюкевич, Л. Ф. Экз-ры (ИГУ): нф Э2582(1 экз.)</text:p>
        </text:list-item>
        <text:list-item>
          <text:p text:style-name="List_20_of_20_papers">Зубов, Александр Васильевич. Основы искусственного интеллекта для лингвистов [Текст] : учеб. пособие для студ. / А. В. Зубов, И. И. Зубова. - М. : Логос : Университет. кн., 2007. - 319 с. : граф. ; 21 см. - (Новая Университетская Библиотека). - Библиогр.: с. 291-319. - <text:span text:style-name="Основной_20_шрифт_20_абзаца"><text:span text:style-name="T17">ISBN</text:span></text:span> 5-98704-118-х : 261.08 р., 261.08 р. Экз-ры (ИГУ): нф А600085; истфил 25932(3 экз.)</text:p>
        </text:list-item>
        <text:list-item>
          <text:p text:style-name="List_20_of_20_papers">Шамис, Александр Львович. Пути моделирования мышления. Активные синергетические нейронные сети. Мышление и творчество. Формальные модели поведения и "распознавания с пониманием" [Текст] : научное издание / А. Л. Шамис. - М. : КомКнига, 2006. - 333 с. ; 21 см. - Библиогр.: с. 327-333. - <text:span text:style-name="Основной_20_шрифт_20_абзаца"><text:span text:style-name="T17">ISBN</text:span></text:span> 5-<text:soft-page-break/>484-00578-7 : 322.00 р. Экз-ры (ИГУ): нф А602345</text:p>
        </text:list-item>
        <text:list-item>
          <text:p text:style-name="List_20_of_20_papers">Осипов, Геннадий Семенович. Лекции по искусственному интеллекту [Текст] : учебное пособие / Г. С. Осипов ; РАН, Ин-т сист. анализа. - 2-е изд., испр. и доп. - М. : Либроком, 2013. - 267 с. ; 21 см. - (Науки об искусственном). - Библиогр.: с. 263-267. - <text:span text:style-name="Основной_20_шрифт_20_абзаца"><text:span text:style-name="T17">ISBN</text:span></text:span> 978-5-397-03599-6 : 329.00 р. Экз-ры (ИГУ): нф А638097</text:p>
        </text:list-item>
        <text:list-item>
          <text:p text:style-name="List_20_of_20_papers">А.Тей и др., Логический подход к искусственному интеллекту // М.: «Мир», 1990 – 432 с. </text:p>
        </text:list-item>
        <text:list-item>
          <text:p text:style-name="List_20_of_20_papers">Андерсен. Доказательство правильности программ. 1982. 168 С.</text:p>
        </text:list-item>
        <text:list-item>
          <text:p text:style-name="List_20_of_20_papers">Дж. Малпас, Реляционный язык ПРОЛОГ и его применение // М.: «Наука» - 1990, 464 с.</text:p>
        </text:list-item>
        <text:list-item>
          <text:p text:style-name="List_20_of_20_papers">Л.Стерлинг, Э.Шапиро, Искусство программирования на языке ПРОЛОГ // М.: «Мир» - 1990, 235 с.</text:p>
        </text:list-item>
        <text:list-item>
          <text:p text:style-name="List_20_of_20_papers">Приобретение знаний: пер. с японского, под ред. С.Осуги, Ю.Саэки // М.: «Мир» - 1990, 304 с.</text:p>
        </text:list-item>
        <text:list-item>
          <text:p text:style-name="List_20_of_20_papers">Искусственный интеллект: справочник в трех томах // М.: «Радио и связь», 1990.</text:p>
        </text:list-item>
        <text:list-item>
          <text:p text:style-name="List_20_of_20_papers">К.Нейлор, Как построить свою экспертную систему // М.: «Энергоатомиздат», 1991 - 286 с.</text:p>
        </text:list-item>
        <text:list-item>
          <text:p text:style-name="List_20_of_20_papers">Ж.-Л. Лорьер, Системы искусственного интеллекта: пер. с франц. // М.: «Мир», 1991 – 568 с., ил.</text:p>
        </text:list-item>
        <text:list-item>
          <text:p text:style-name="List_20_of_20_papers">Черкашин Е.А. Введение в системы искусственного интеллекта. Логическое программирование: конспект лекций / Е. А. Черкашин. - Иркутск: Изд-во ИрГТУ, 2003. - 95 с.</text:p>
        </text:list-item>
        <text:list-item>
          <text:p text:style-name="List_20_of_20_papers">Джексон «Экспертные системы» – М.: Издательский дом «Вильямс», 2001 – 624 С., ил.</text:p>
        </text:list-item>
      </text:list>
      <text:h text:style-name="Heading_20_2" text:outline-level="2">Электронные образовательные ресурсы</text:h>
      <text:p text:style-name="P89">Ресурсы ИРНИТУ, доступные в библиотеке университета или в локальной сети университета</text:p>
      <text:p text:style-name="Обычный">1.<text:span text:style-name="Основной_20_шрифт_20_абзаца"><text:span text:style-name="T17"> </text:span></text:span>Сетевой диск кафедры ВТ, <text:span text:style-name="Основной_20_шрифт_20_абзаца"><text:span text:style-name="T17">Y</text:span></text:span>:\Common\Базы данных\</text:p>
      <text:p text:style-name="Обычный"><text:bookmark-start text:name="OLE_LINK133"/><text:bookmark-start text:name="OLE_LINK132"/><text:bookmark-start text:name="OLE_LINK131"/>2.<text:span text:style-name="Основной_20_шрифт_20_абзаца"><text:span text:style-name="T17"> </text:span></text:span>http://www.istu.edu/docs/education/normativ/2016/sto/sto_005.pdf (<text:a xlink:type="simple" xlink:href="http://www.istu.edu/docs/education/normativ/2016/sto/sto_005.pdf" office:target-frame-name="_top" xlink:show="replace" text:style-name="Internet_20_link" text:visited-style-name="Visited_20_Internet_20_Link">СТО 005-2015</text:a> Система менеджмента качества. Учебно-методическая деятельность. Оформление курсовых проектов (работ) и выпускных квалификационных работ технических специальностей).</text:p>
      <text:h text:style-name="Heading_20_2" text:outline-level="2"><text:bookmark-end text:name="OLE_LINK133"/><text:bookmark-end text:name="OLE_LINK132"/><text:bookmark-end text:name="OLE_LINK131"/>Ресурсы сети «Интернет»</text:h>
      <text:p text:style-name="Обычный"><text:span text:style-name="Основной_20_шрифт_20_абзаца"><text:span text:style-name="T17">1. How to Design Programs, Second Edition [</text:span></text:span>Электронный<text:span text:style-name="Основной_20_шрифт_20_абзаца"><text:span text:style-name="T17"> </text:span></text:span>ресурс<text:span text:style-name="Основной_20_шрифт_20_абзаца"><text:span text:style-name="T17">] URL: </text:span></text:span><text:a xlink:type="simple" xlink:href="http://www.ccs.neu.edu/home/matthias/HtDP2e/index.html" office:target-frame-name="_top" xlink:show="replace" text:style-name="Internet_20_link" text:visited-style-name="Visited_20_Internet_20_Link"><text:span text:style-name="Гиперссылка"><text:span text:style-name="T17">http://www.ccs.neu.edu/home/matthias/HtDP2e/index.html</text:span></text:span></text:a><text:span text:style-name="Основной_20_шрифт_20_абзаца"><text:span text:style-name="T17"> (</text:span></text:span>дата<text:span text:style-name="Основной_20_шрифт_20_абзаца"><text:span text:style-name="T17"> </text:span></text:span>обращения<text:span text:style-name="Основной_20_шрифт_20_абзаца"><text:span text:style-name="T17"> – 25.06.2016).</text:span></text:span></text:p>
      <text:p text:style-name="Обычный"><text:span text:style-name="Основной_20_шрифт_20_абзаца"><text:span text:style-name="T17">2. Artificial Intelligence: A Modern Approach [</text:span></text:span>Электронный<text:span text:style-name="Основной_20_шрифт_20_абзаца"><text:span text:style-name="T17"> </text:span></text:span>ресурс<text:span text:style-name="Основной_20_шрифт_20_абзаца"><text:span text:style-name="T17">] URL: </text:span></text:span><text:a xlink:type="simple" xlink:href="http://aima.cs.berkeley.edu/" office:target-frame-name="_top" xlink:show="replace" text:style-name="Internet_20_link" text:visited-style-name="Visited_20_Internet_20_Link"><text:span text:style-name="Гиперссылка"><text:span text:style-name="T17">http://aima.cs.berkeley.edu/</text:span></text:span></text:a><text:span text:style-name="Основной_20_шрифт_20_абзаца"><text:span text:style-name="T17"> (</text:span></text:span>дата<text:span text:style-name="Основной_20_шрифт_20_абзаца"><text:span text:style-name="T17"> </text:span></text:span>обращения<text:span text:style-name="Основной_20_шрифт_20_абзаца"><text:span text:style-name="T17"> – 25.06.2016).</text:span></text:span></text:p>
      <text:h text:style-name="Heading_20_1" text:outline-level="1">Рекомендуемые специализированные программные средства</text:h>
      <text:p text:style-name="Обычный">1.<text:span text:style-name="Основной_20_шрифт_20_абзаца"><text:span text:style-name="T17"> SWI</text:span></text:span>-<text:span text:style-name="Основной_20_шрифт_20_абзаца"><text:span text:style-name="T17">Prolog</text:span></text:span>. [Электронный ресурс] <text:span text:style-name="Основной_20_шрифт_20_абзаца"><text:span text:style-name="T17">URL</text:span></text:span>: <text:a xlink:type="simple" xlink:href="http://www.swi-prolog.org/" office:target-frame-name="_top" xlink:show="replace" text:style-name="Internet_20_link" text:visited-style-name="Visited_20_Internet_20_Link"><text:span text:style-name="Гиперссылка"><text:span text:style-name="T17">http</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www</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swi</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prolog</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7">org</text:span></text:span></text:a><text:a xlink:type="simple" xlink:href="http://www.swi-prolog.org/" office:target-frame-name="_top" xlink:show="replace" text:style-name="Internet_20_link" text:visited-style-name="Visited_20_Internet_20_Link"><text:span text:style-name="Гиперссылка">/</text:span></text:a> (дата обращения – 25.06.2016).</text:p>
      <text:p text:style-name="Обычный"><text:soft-page-break/><text:span text:style-name="Основной_20_шрифт_20_абзаца"><text:span text:style-name="T17">2. R: The R Project for Statistical Computing. </text:span></text:span>[Электронный ресурс] <text:span text:style-name="Основной_20_шрифт_20_абзаца"><text:span text:style-name="T17">URL</text:span></text:span>: <text:a xlink:type="simple" xlink:href="https://www.r-project.org/" office:target-frame-name="_top" xlink:show="replace" text:style-name="Internet_20_link" text:visited-style-name="Visited_20_Internet_20_Link"><text:span text:style-name="Гиперссылка"><text:span text:style-name="T17">https</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www</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r</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project</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7">org</text:span></text:span></text:a><text:a xlink:type="simple" xlink:href="https://www.r-project.org/" office:target-frame-name="_top" xlink:show="replace" text:style-name="Internet_20_link" text:visited-style-name="Visited_20_Internet_20_Link"><text:span text:style-name="Гиперссылка">/</text:span></text:a> (дата обращения – 25.06.2016).</text:p>
      <text:p text:style-name="Обычный"><text:span text:style-name="Основной_20_шрифт_20_абзаца"><text:span text:style-name="T17">3. CLIPS: A Tool for Building Expert Systems [</text:span></text:span>Электронный<text:span text:style-name="Основной_20_шрифт_20_абзаца"><text:span text:style-name="T17"> </text:span></text:span>ресурс<text:span text:style-name="Основной_20_шрифт_20_абзаца"><text:span text:style-name="T17">] URL: </text:span></text:span><text:a xlink:type="simple" xlink:href="http://clipsrules.sourceforge.net/" office:target-frame-name="_top" xlink:show="replace" text:style-name="Internet_20_link" text:visited-style-name="Visited_20_Internet_20_Link"><text:span text:style-name="Гиперссылка"><text:span text:style-name="T17">http://clipsrules.sourceforge.net/</text:span></text:span></text:a><text:span text:style-name="Основной_20_шрифт_20_абзаца"><text:span text:style-name="T17"> (</text:span></text:span>дата<text:span text:style-name="Основной_20_шрифт_20_абзаца"><text:span text:style-name="T17"> </text:span></text:span>обращения<text:span text:style-name="Основной_20_шрифт_20_абзаца"><text:span text:style-name="T17"> – 25.06.2016).</text:span></text:span></text:p>
      <text:p text:style-name="P90"/>
      <text:p text:style-name="Обычный">Все программное обеспечение является открытым и кросс-платформенным (не требует установки коммерческих операционных систем на персональный компьютер студента).</text:p>
      <text:h text:style-name="Heading_20_1" text:outline-level="1">Методические указания для обучающихся по освоению дисциплины</text:h>
      <text:p text:style-name="Обычный">Лекционные занятия предназначены для изложения аудитории основных теоретических положений разделов курса. Вводная лекция служит для создания общего впечатления о дисциплине, представления класса задач, а также оценке современного состояния перспектив развития искусственного интеллекта. На занятии до сведения учащегося доводятся основные вопросы дисциплины, показывается ее роль и место в соответствующей области знаний, определяется значение дисциплины для формирования компетенций. Для закрепления материала обучающимся на лекции предлагается провести дисскуссию по темам:</text:p>
      <text:list xml:id="list150357452991581" text:style-name="LFO7">
        <text:list-item>
          <text:p text:style-name="List_20_of_20_buttons">Логическая формализация задачи и ее связь с теоретическими положениями баз данных;</text:p>
        </text:list-item>
        <text:list-item>
          <text:p text:style-name="List_20_of_20_buttons">Рекурсивные структуры данных в языках императивного типа;</text:p>
        </text:list-item>
        <text:list-item>
          <text:p text:style-name="List_20_of_20_buttons">Задача планирования действий и ее приложения в видеоиграх;</text:p>
        </text:list-item>
        <text:list-item>
          <text:p text:style-name="List_20_of_20_buttons">Анализ данных как основа формирования содержательных отчетов руководству предприятия.</text:p>
        </text:list-item>
      </text:list>
      <text:p text:style-name="Обычный">Неотъемлемой частью изучения дисциплины «Интеллектные вычислительные системы» является выполнение лабораторных работ, основной целью которых является выработка навыков проектирования программного обеспечения решения комбинаторных задач, автоматизации принятия решения, обработки символьной информации, изучения технологий интегрирования средств интеллектуализации с информационными системами, разработки приложений для обеспечения взаимодействия пользователя с интеллектуальной системой.</text:p>
      <text:p text:style-name="Обычный">В лабораторных работах студент должен выполнить конкретное задание (лабораторные работы 1,2,5) или решить сложную задачу, реализовав один из представленных на лекциях методов искусственного интеллекта (по выбору в лабораторной работе 3). Лабораторная работа 4 организована аналогично лабораторной работе 4 – студент выбирает набор данных и производит их анализ, в результате он должен представить отчет с содержательной интерпретацией результата. Предметную область лабораторной работы 5 студент выбирает самостоятельно, согласовывая с преподавателем.</text:p>
      <text:p text:style-name="Обычный">Совокупность методических указаний по выполнению заданий лабораторных работ и СРС, существующее открытое программное обеспечение, а также материалов конспекта лекций, обеспечивают достаточный объем информации для успешного освоения дисциплины.</text:p>
      <text:h text:style-name="Heading_20_1" text:outline-level="1">Материально-техническое обеспечение дисциплины</text:h>
      <text:p text:style-name="Обычный">Лекции по дисциплине проводятся в мультимедийном классе, оборудованном проектором и экраном (В-108). Лабораторные работы по дисциплине проводятся в учебной исследовательской лаборатории «Аппаратные и программные средства вычислительной техники» кафедры ВТ (В-106/208, оборудованном проектором с экраном, 15 ПК).</text:p>
      <text:p text:style-name="P44"/>
      <text:p text:style-name="P37"><text:span text:style-name="Основной_20_шрифт_20_абзаца"><text:span text:style-name="T8">Программа составлена</text:span></text:span><text:span text:style-name="Основной_20_шрифт_20_абзаца"><text:span text:style-name="T9"> в соответствии с образовательным стандартом высшего образования</text:span></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table-cell table:style-name="Таблица15.A1" table:number-columns-spanned="5" office:value-type="string">
            <text:p text:style-name="P32"><text:span text:style-name="Основной_20_шрифт_20_абзаца"><text:span text:style-name="T22">09.03.01 Информатика и вычислительная техника</text:span></text:span></text:p>
          </table:table-cell>
          <table:covered-table-cell/>
          <table:covered-table-cell/>
          <table:covered-table-cell/>
          <table:covered-table-cell/>
        </table:table-row>
        <table:table-row>
          <table:table-cell table:style-name="Таблица15.A2" table:number-columns-spanned="5" office:value-type="string">
            <text:p text:style-name="P39">(код и наименование направления подготовки/специальности)</text:p>
          </table:table-cell>
          <table:covered-table-cell/>
          <table:covered-table-cell/>
          <table:covered-table-cell/>
          <table:covered-table-cell/>
        </table:table-row>
        <table:table-row>
          <table:table-cell table:style-name="Таблица15.A3" office:value-type="string">
            <text:p text:style-name="P40"><text:span text:style-name="Основной_20_шрифт_20_абзаца"><text:span text:style-name="T22">Приказ Минобрнауки России от</text:span></text:span></text:p>
          </table:table-cell>
          <table:table-cell table:style-name="Таблица15.A1" office:value-type="string">
            <text:p text:style-name="P15">12.01.2016 г.</text:p>
          </table:table-cell>
          <table:table-cell table:style-name="Таблица15.A3" office:value-type="string">
            <text:p text:style-name="P15">№</text:p>
          </table:table-cell>
          <table:table-cell table:style-name="Таблица15.A1" office:value-type="string">
            <text:p text:style-name="P15">5</text:p>
          </table:table-cell>
          <table:table-cell table:style-name="Таблица15.A3" office:value-type="string">
            <text:p text:style-name="P23">.</text:p>
          </table:table-cell>
        </table:table-row>
      </table:table>
      <text:p text:style-name="P10"/>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C"/>
        <table:table-column table:style-name="Таблица16.F"/>
        <table:table-column table:style-name="Таблица16.G"/>
        <table:table-row>
          <table:table-cell table:style-name="Таблица16.A1" table:number-columns-spanned="7" office:value-type="string">
            <text:p text:style-name="P23">Программу составил:</text:p>
          </table:table-cell>
          <table:covered-table-cell/>
          <table:covered-table-cell/>
          <table:covered-table-cell/>
          <table:covered-table-cell/>
          <table:covered-table-cell/>
          <table:covered-table-cell/>
        </table:table-row>
        <table:table-row>
          <table:table-cell table:style-name="Таблица16.A2" table:number-columns-spanned="7" office:value-type="string">
            <text:p text:style-name="P15">Черкашин Евгений Александрович, доцент кафедры ВТ, к.т.н., доцент</text:p>
          </table:table-cell>
          <table:covered-table-cell/>
          <table:covered-table-cell/>
          <table:covered-table-cell/>
          <table:covered-table-cell/>
          <table:covered-table-cell/>
          <table:covered-table-cell/>
        </table:table-row>
        <table:table-row>
          <table:table-cell table:style-name="Таблица16.A1" table:number-columns-spanned="7" office:value-type="string">
            <text:p text:style-name="P39">(ФИО, должность, ученая степень, ученое звание)</text:p>
          </table:table-cell>
          <table:covered-table-cell/>
          <table:covered-table-cell/>
          <table:covered-table-cell/>
          <table:covered-table-cell/>
          <table:covered-table-cell/>
          <table:covered-table-cell/>
        </table:table-row>
        <table:table-row table:style-name="Таблица16.4">
          <table:table-cell table:style-name="Таблица16.A2" office:value-type="string">
            <text:p text:style-name="P14"/>
          </table:table-cell>
          <table:table-cell table:style-name="Таблица16.A1"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G4" office:value-type="string">
            <text:p text:style-name="P14">2016 г.</text:p>
          </table:table-cell>
        </table:table-row>
        <table:table-row table:style-name="Таблица16.4">
          <table:table-cell table:style-name="Таблица16.A5" office:value-type="string">
            <text:p text:style-name="P38">(подпись)</text:p>
          </table:table-cell>
          <table:table-cell table:style-name="Таблица16.A1" office:value-type="string">
            <text:p text:style-name="P14"/>
          </table:table-cell>
          <table:table-cell table:style-name="Таблица16.A1" office:value-type="string">
            <text:p text:style-name="P14"/>
          </table:table-cell>
          <table:table-cell table:style-name="Таблица16.D5" office:value-type="string">
            <text:p text:style-name="P14"/>
          </table:table-cell>
          <table:table-cell table:style-name="Таблица16.A1" office:value-type="string">
            <text:p text:style-name="P14"/>
          </table:table-cell>
          <table:table-cell table:style-name="Таблица16.F5" office:value-type="string">
            <text:p text:style-name="P14"/>
          </table:table-cell>
          <table:table-cell table:style-name="Таблица16.G4" office:value-type="string">
            <text:p text:style-name="P14"/>
          </table:table-cell>
        </table:table-row>
      </table:table>
      <text:p text:style-name="P2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column table:style-name="Таблица17.H"/>
        <table:table-column table:style-name="Таблица17.I"/>
        <table:table-column table:style-name="Таблица17.J"/>
        <table:table-column table:style-name="Таблица17.K"/>
        <table:table-row>
          <table:table-cell table:style-name="Таблица17.A1" table:number-columns-spanned="10" office:value-type="string">
            <text:p text:style-name="P23">Программа согласована </text:p>
          </table:table-cell>
          <table:covered-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office:value-type="string">
            <text:p text:style-name="P23">с кафедрой</text:p>
          </table:table-cell>
          <table:table-cell table:style-name="Таблица17.B2" table:number-columns-spanned="9" office:value-type="string">
            <text:p text:style-name="P23">Автоматизированные системы</text:p>
          </table: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7.4">
          <table:table-cell table:style-name="Таблица17.A1" table:number-columns-spanned="2" office:value-type="string">
            <text:p text:style-name="P14">Зав. кафедрой</text:p>
          </table:table-cell>
          <table:covered-table-cell/>
          <table:table-cell table:style-name="Таблица17.A1" office:value-type="string">
            <text:p text:style-name="P14"/>
          </table:table-cell>
          <table:table-cell table:style-name="Таблица17.A1" office:value-type="string">
            <text:p text:style-name="P14">/</text:p>
          </table:table-cell>
          <table:table-cell table:style-name="Таблица17.B2" office:value-type="string">
            <text:p text:style-name="P14">С.В. Бахвалов</text:p>
          </table:table-cell>
          <table:table-cell table:style-name="Таблица17.A1" office:value-type="string">
            <text:p text:style-name="P98">/«</text:p>
          </table:table-cell>
          <table:table-cell table:style-name="Таблица17.B2" office:value-type="string">
            <text:p text:style-name="P14"/>
          </table:table-cell>
          <table:table-cell table:style-name="Таблица17.A1" office:value-type="string">
            <text:p text:style-name="P14">»</text:p>
          </table:table-cell>
          <table:table-cell table:style-name="Таблица17.B2" office:value-type="string">
            <text:p text:style-name="P14"/>
          </table:table-cell>
          <table:table-cell table:style-name="Таблица17.J4" table:number-columns-spanned="2" office:value-type="string">
            <text:p text:style-name="P14">2016 г.</text:p>
          </table:table-cell>
          <table:covered-table-cell/>
        </table:table-row>
        <table:table-row table:style-name="Таблица17.4">
          <table:table-cell table:style-name="Таблица17.A1" table:number-columns-spanned="2" office:value-type="string">
            <text:p text:style-name="P38"/>
          </table:table-cell>
          <table:covered-table-cell/>
          <table:table-cell table:style-name="Таблица17.C5" office:value-type="string">
            <text:p text:style-name="P38">(подпись)</text:p>
          </table:table-cell>
          <table:table-cell table:style-name="Таблица17.A1" office:value-type="string">
            <text:p text:style-name="P14"/>
          </table:table-cell>
          <table:table-cell table:style-name="Таблица17.E5" office:value-type="string">
            <text:p text:style-name="P31"><text:span text:style-name="Основной_20_шрифт_20_абзаца"><text:span text:style-name="T29">(ФИО)</text:span></text:span></text:p>
          </table:table-cell>
          <table:table-cell table:style-name="Таблица17.A1" office:value-type="string">
            <text:p text:style-name="P14"/>
          </table:table-cell>
          <table:table-cell table:style-name="Таблица17.G5" office:value-type="string">
            <text:p text:style-name="P14"/>
          </table:table-cell>
          <table:table-cell table:style-name="Таблица17.A1" office:value-type="string">
            <text:p text:style-name="P14"/>
          </table:table-cell>
          <table:table-cell table:style-name="Таблица17.I5" office:value-type="string">
            <text:p text:style-name="P14"/>
          </table:table-cell>
          <table:table-cell table:style-name="Таблица17.J4" table:number-columns-spanned="2" office:value-type="string">
            <text:p text:style-name="P14"/>
          </table:table-cell>
          <table:covered-table-cell/>
        </table:table-row>
      </table:table>
      <text:p text:style-name="P24"/>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column table:style-name="Таблица18.H"/>
        <table:table-column table:style-name="Таблица18.I"/>
        <table:table-column table:style-name="Таблица18.J"/>
        <table:table-column table:style-name="Таблица18.K"/>
        <table:table-column table:style-name="Таблица18.L"/>
        <table:table-column table:style-name="Таблица18.M"/>
        <table:table-column table:style-name="Таблица18.N"/>
        <table:table-column table:style-name="Таблица18.O"/>
        <table:table-column table:style-name="Таблица18.P"/>
        <table:table-column table:style-name="Таблица18.Q" table:number-columns-repeated="2"/>
        <table:table-column table:style-name="Таблица18.S"/>
        <table:table-column table:style-name="Таблица18.P"/>
        <table:table-column table:style-name="Таблица18.U"/>
        <table:table-column table:style-name="Таблица18.V"/>
        <table:table-column table:style-name="Таблица18.W"/>
        <table:table-column table:style-name="Таблица18.X"/>
        <table:table-row>
          <table:table-cell table:style-name="Таблица18.A1" table:number-columns-spanned="21" office:value-type="string">
            <text:p text:style-name="P13"/>
            <text:p text:style-name="P13"/>
            <text:p text:style-name="P13">Программа одобрена на заседании кафедры вычислительной техники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cell office:value-type="string">
            <text:p text:style-name="P13"/>
          </table:table-cell>
        </table:table-row>
        <table:table-row>
          <table:table-cell table:style-name="Таблица18.A1" office:value-type="string">
            <text:p text:style-name="P23">Протокол № </text:p>
          </table:table-cell>
          <table:table-cell table:style-name="Таблица18.B2" office:value-type="string">
            <text:p text:style-name="P23"/>
          </table:table-cell>
          <table:table-cell table:style-name="Таблица18.A1" table:number-columns-spanned="2" office:value-type="string">
            <text:p text:style-name="P25">от «</text:p>
          </table:table-cell>
          <table:covered-table-cell/>
          <table:table-cell table:style-name="Таблица18.B2" table:number-columns-spanned="2" office:value-type="string">
            <text:p text:style-name="P23"/>
          </table:table-cell>
          <table:covered-table-cell/>
          <table:table-cell table:style-name="Таблица18.A1" table:number-columns-spanned="2" office:value-type="string">
            <text:p text:style-name="P23">»</text:p>
          </table:table-cell>
          <table:covered-table-cell/>
          <table:table-cell table:style-name="Таблица18.B2" table:number-columns-spanned="4" office:value-type="string">
            <text:p text:style-name="P23"/>
          </table:table-cell>
          <table:covered-table-cell/>
          <table:covered-table-cell/>
          <table:covered-table-cell/>
          <table:table-cell table:style-name="Таблица18.A1" table:number-columns-spanned="5" office:value-type="string">
            <text:p text:style-name="P86">2016 г.</text:p>
          </table:table-cell>
          <table:covered-table-cell/>
          <table:covered-table-cell/>
          <table:covered-table-cell/>
          <table:covered-table-cell/>
          <table:table-cell table:style-name="Таблица18.A1" table:number-columns-spanned="4" office:value-type="string">
            <text:p text:style-name="P23"/>
          </table:table-cell>
          <table:covered-table-cell/>
          <table:covered-table-cell/>
          <table:covered-table-cell/>
          <table:table-cell office:value-type="string">
            <text:p text:style-name="P23"/>
          </table:table-cell>
          <table:table-cell office:value-type="string">
            <text:p text:style-name="P23"/>
          </table:table-cell>
          <table:table-cell office:value-type="string">
            <text:p text:style-name="P23"/>
          </table:table-cell>
        </table:table-row>
        <table:table-row>
          <table:table-cell table:style-name="Таблица18.A1" table:number-columns-spanned="2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cell office:value-type="string">
            <text:p text:style-name="P39"/>
          </table:table-cell>
        </table:table-row>
        <table:table-row table:style-name="Таблица18.4">
          <table:table-cell table:style-name="Таблица18.A1" office:value-type="string">
            <text:p text:style-name="P14">Зав. кафедрой</text:p>
          </table:table-cell>
          <table:table-cell table:style-name="Таблица18.A1" table:number-columns-spanned="4" office:value-type="string">
            <text:p text:style-name="P14"/>
          </table:table-cell>
          <table:covered-table-cell/>
          <table:covered-table-cell/>
          <table:covered-table-cell/>
          <table:table-cell table:style-name="Таблица18.A1" office:value-type="string">
            <text:p text:style-name="P14">/</text:p>
          </table:table-cell>
          <table:table-cell table:style-name="Таблица18.B2" table:number-columns-spanned="4" office:value-type="string">
            <text:p text:style-name="P14">А.С. Дорофеев</text:p>
          </table:table-cell>
          <table:covered-table-cell/>
          <table:covered-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P4" table:number-columns-spanned="2" office:value-type="string">
            <text:p text:style-name="P13">»</text:p>
          </table:table-cell>
          <table:covered-table-cell/>
          <table:table-cell table:style-name="Таблица18.B2" table:number-columns-spanned="2" office:value-type="string">
            <text:p text:style-name="P14"/>
          </table:table-cell>
          <table:covered-table-cell/>
          <table:table-cell table:style-name="Таблица18.T4" table:number-columns-spanned="3" office:value-type="string">
            <text:p text:style-name="P14">2016 г.</text:p>
          </table:table-cell>
          <table:covered-table-cell/>
          <table:covered-table-cell/>
          <table:table-cell office:value-type="string">
            <text:p text:style-name="P14"/>
          </table:table-cell>
          <table:table-cell office:value-type="string">
            <text:p text:style-name="P14"/>
          </table:table-cell>
        </table:table-row>
        <table:table-row table:style-name="Таблица18.4">
          <table:table-cell table:style-name="Таблица18.A1" office:value-type="string">
            <text:p text:style-name="P38"/>
          </table:table-cell>
          <table:table-cell table:style-name="Таблица18.B5" table:number-columns-spanned="4" office:value-type="string">
            <text:p text:style-name="P38">(подпись)</text:p>
          </table:table-cell>
          <table:covered-table-cell/>
          <table:covered-table-cell/>
          <table:covered-table-cell/>
          <table:table-cell table:style-name="Таблица18.A1" office:value-type="string">
            <text:p text:style-name="P14"/>
          </table:table-cell>
          <table:table-cell table:style-name="Таблица18.G5" table:number-columns-spanned="4" office:value-type="string">
            <text:p text:style-name="P31"><text:span text:style-name="Основной_20_шрифт_20_абзаца"><text:span text:style-name="T29">(ФИО)</text:span></text:span></text:p>
          </table:table-cell>
          <table:covered-table-cell/>
          <table:covered-table-cell/>
          <table:covered-table-cell/>
          <table:table-cell table:style-name="Таблица18.A1" table:number-columns-spanned="3" office:value-type="string">
            <text:p text:style-name="P14"/>
          </table:table-cell>
          <table:covered-table-cell/>
          <table:covered-table-cell/>
          <table:table-cell table:style-name="Таблица18.N5"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R5" table:number-columns-spanned="2" office:value-type="string">
            <text:p text:style-name="P14"/>
          </table:table-cell>
          <table:covered-table-cell/>
          <table:table-cell table:style-name="Таблица18.T4" table:number-columns-spanned="3" office:value-type="string">
            <text:p text:style-name="P14"/>
          </table:table-cell>
          <table:covered-table-cell/>
          <table:covered-table-cell/>
          <table:table-cell office:value-type="string">
            <text:p text:style-name="P14"/>
          </table:table-cell>
          <table:table-cell office:value-type="string">
            <text:p text:style-name="P14"/>
          </table:table-cell>
        </table:table-row>
        <table:table-row table:style-name="Таблица18.6">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8.4">
          <table:table-cell table:style-name="Таблица18.A1" table:number-columns-spanned="3" office:value-type="string">
            <text:p text:style-name="P14">Руководитель ООП (ЭВМ)</text:p>
          </table:table-cell>
          <table:covered-table-cell/>
          <table:covered-table-cell/>
          <table:table-cell table:style-name="Таблица18.A1" table:number-columns-spanned="4" office:value-type="string">
            <text:p text:style-name="P14"/>
          </table:table-cell>
          <table:covered-table-cell/>
          <table:covered-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87">А.С. Дорофеев</text:p>
          </table: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14"/>
          </table:table-cell>
          <table:covered-table-cell/>
          <table:table-cell table:style-name="Таблица18.T4" table:number-columns-spanned="4" office:value-type="string">
            <text:p text:style-name="P14">2016 г.</text:p>
          </table:table-cell>
          <table:covered-table-cell/>
          <table:covered-table-cell/>
          <table:covered-table-cell/>
        </table:table-row>
        <table:table-row table:style-name="Таблица18.4">
          <table:table-cell table:style-name="Таблица18.A1" table:number-columns-spanned="3" office:value-type="string">
            <text:p text:style-name="P38"/>
          </table:table-cell>
          <table:covered-table-cell/>
          <table:covered-table-cell/>
          <table:table-cell table:style-name="Таблица18.D9" table:number-columns-spanned="4" office:value-type="string">
            <text:p text:style-name="P38">(подпись)</text:p>
          </table:table-cell>
          <table:covered-table-cell/>
          <table:covered-table-cell/>
          <table:covered-table-cell/>
          <table:table-cell table:style-name="Таблица18.A1" table:number-columns-spanned="2" office:value-type="string">
            <text:p text:style-name="P14"/>
          </table:table-cell>
          <table:covered-table-cell/>
          <table:table-cell table:style-name="Таблица18.J9" table:number-columns-spanned="2" office:value-type="string">
            <text:p text:style-name="P31"><text:span text:style-name="Основной_20_шрифт_20_абзаца"><text:span text:style-name="T29">(ФИО)</text:span></text:span></text:p>
          </table:table-cell>
          <table:covered-table-cell/>
          <table:table-cell table:style-name="Таблица18.A1" table:number-columns-spanned="3" office:value-type="string">
            <text:p text:style-name="P14"/>
          </table:table-cell>
          <table:covered-table-cell/>
          <table:covered-table-cell/>
          <table:table-cell table:style-name="Таблица18.O9"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S9" table:number-columns-spanned="2" office:value-type="string">
            <text:p text:style-name="P14"/>
          </table:table-cell>
          <table:covered-table-cell/>
          <table:table-cell table:style-name="Таблица18.T4" table:number-columns-spanned="4" office:value-type="string">
            <text:p text:style-name="P14"/>
          </table:table-cell>
          <table:covered-table-cell/>
          <table:covered-table-cell/>
          <table:covered-table-cell/>
        </table:table-row>
      </table:table>
      <text:p text:style-name="P24"/>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column table:style-name="Таблица19.H"/>
        <table:table-column table:style-name="Таблица19.I"/>
        <table:table-column table:style-name="Таблица19.J"/>
        <table:table-column table:style-name="Таблица19.K"/>
        <table:table-column table:style-name="Таблица19.L"/>
        <table:table-column table:style-name="Таблица19.M"/>
        <table:table-column table:style-name="Таблица19.N"/>
        <table:table-column table:style-name="Таблица19.O"/>
        <table:table-column table:style-name="Таблица19.P"/>
        <table:table-column table:style-name="Таблица19.Q"/>
        <table:table-column table:style-name="Таблица19.R"/>
        <table:table-column table:style-name="Таблица19.S"/>
        <table:table-column table:style-name="Таблица19.T"/>
        <table:table-column table:style-name="Таблица19.U"/>
        <table:table-column table:style-name="Таблица19.V"/>
        <table:table-column table:style-name="Таблица19.W"/>
        <table:table-column table:style-name="Таблица19.X"/>
        <table:table-column table:style-name="Таблица19.Y"/>
        <table:table-row table:style-name="Таблица19.1">
          <table:table-cell table:style-name="Таблица19.A1" table:number-columns-spanned="4" office:value-type="string">
            <text:p text:style-name="P14">Руководитель ООП (АСУ)</text:p>
          </table:table-cell>
          <table:covered-table-cell/>
          <table:covered-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87">С.В. Бахвалов</text:p>
          </table:table-cell>
          <table:covered-table-cell/>
          <table:covered-table-cell/>
          <table:table-cell table:style-name="Таблица19.A1" table:number-columns-spanned="3" office:value-type="string">
            <text:p text:style-name="P98">/«</text:p>
          </table:table-cell>
          <table:covered-table-cell/>
          <table:covered-table-cell/>
          <table:table-cell table:style-name="Таблица19.K1" table:number-columns-spanned="2" office:value-type="string">
            <text:p text:style-name="P14"/>
          </table:table-cell>
          <table:covered-table-cell/>
          <table:table-cell table:style-name="Таблица19.A1" table:number-columns-spanned="3" office:value-type="string">
            <text:p text:style-name="P14">»</text:p>
          </table:table-cell>
          <table:covered-table-cell/>
          <table:covered-table-cell/>
          <table:table-cell table:style-name="Таблица19.K1" office:value-type="string">
            <text:p text:style-name="P14"/>
          </table: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4" office:value-type="string">
            <text:p text:style-name="P38"/>
          </table:table-cell>
          <table:covered-table-cell/>
          <table:covered-table-cell/>
          <table:covered-table-cell/>
          <table:table-cell table:style-name="Таблица19.E2" table:number-columns-spanned="4" office:value-type="string">
            <text:p text:style-name="P38">(подпись)</text:p>
          </table:table-cell>
          <table:covered-table-cell/>
          <table:covered-table-cell/>
          <table:covered-table-cell/>
          <table:table-cell table:style-name="Таблица19.A1" table:number-columns-spanned="2" office:value-type="string">
            <text:p text:style-name="P14"/>
          </table:table-cell>
          <table:covered-table-cell/>
          <table:table-cell table:style-name="Таблица19.K2" table:number-columns-spanned="3" office:value-type="string">
            <text:p text:style-name="P31"><text:span text:style-name="Основной_20_шрифт_20_абзаца"><text:span text:style-name="T29">(ФИО)</text:span></text:span></text:p>
          </table:table-cell>
          <table:covered-table-cell/>
          <table:covered-table-cell/>
          <table:table-cell table:style-name="Таблица19.A1" table:number-columns-spanned="3" office:value-type="string">
            <text:p text:style-name="P14"/>
          </table:table-cell>
          <table:covered-table-cell/>
          <table:covered-table-cell/>
          <table:table-cell table:style-name="Таблица19.Q2" table:number-columns-spanned="2" office:value-type="string">
            <text:p text:style-name="P14"/>
          </table:table-cell>
          <table:covered-table-cell/>
          <table:table-cell table:style-name="Таблица19.A1" table:number-columns-spanned="3" office:value-type="string">
            <text:p text:style-name="P14"/>
          </table:table-cell>
          <table:covered-table-cell/>
          <table:covered-table-cell/>
          <table:table-cell table:style-name="Таблица19.V2" office:value-type="string">
            <text:p text:style-name="P14"/>
          </table:table-cell>
          <table:table-cell table:style-name="Таблица19.W1" table:number-columns-spanned="2" office:value-type="string">
            <text:p text:style-name="P14"/>
          </table:table-cell>
          <table:covered-table-cell/>
          <table:table-cell office:value-type="string">
            <text:p text:style-name="P14"/>
          </table:table-cell>
        </table:table-row>
        <table:table-row>
          <table:table-cell table:style-name="Таблица19.A1" table:number-columns-spanned="23" office:value-type="string">
            <text:p text:style-name="P13"/>
            <text:p text:style-name="P13"/>
            <text:p text:style-name="P13">Программа одобрена на заседании Методической комиссии </text:p>
            <text:p text:style-name="P13">института кибернетики им. Е.И. Попова ИРНИТ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row>
        <table:table-row>
          <table:table-cell table:style-name="Таблица19.A1" office:value-type="string">
            <text:p text:style-name="P23">Протокол № </text:p>
          </table:table-cell>
          <table:table-cell table:style-name="Таблица19.K1" table:number-columns-spanned="2" office:value-type="string">
            <text:p text:style-name="P23"/>
          </table:table-cell>
          <table:covered-table-cell/>
          <table:table-cell table:style-name="Таблица19.A1" table:number-columns-spanned="2" office:value-type="string">
            <text:p text:style-name="P25">от «</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2" office:value-type="string">
            <text:p text:style-name="P23">»</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5" office:value-type="string">
            <text:p text:style-name="P99">2016 г.</text:p>
          </table:table-cell>
          <table:covered-table-cell/>
          <table:covered-table-cell/>
          <table:covered-table-cell/>
          <table:covered-table-cell/>
          <table:table-cell table:style-name="Таблица19.A1" table:number-columns-spanned="5" office:value-type="string">
            <text:p text:style-name="P23"/>
          </table:table-cell>
          <table:covered-table-cell/>
          <table:covered-table-cell/>
          <table:covered-table-cell/>
          <table:covered-table-cell/>
        </table:table-row>
        <table:table-row>
          <table:table-cell table:style-name="Таблица19.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row>
        <table:table-row table:style-name="Таблица19.1">
          <table:table-cell table:style-name="Таблица19.A1" table:number-columns-spanned="2" office:value-type="string">
            <text:p text:style-name="P14">Директор института</text:p>
          </table: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office:value-type="string">
            <text:p text:style-name="P14">/</text:p>
          </table:table-cell>
          <table:table-cell table:style-name="Таблица19.K1" table:number-columns-spanned="5" office:value-type="string">
            <text:p text:style-name="P14">О.В. Дударева</text:p>
          </table:table-cell>
          <table:covered-table-cell/>
          <table:covered-table-cell/>
          <table:covered-table-cell/>
          <table:covered-table-cell/>
          <table:table-cell table:style-name="Таблица19.A1" table:number-columns-spanned="2" office:value-type="string">
            <text:p text:style-name="P98">/«</text:p>
          </table:table-cell>
          <table:covered-table-cell/>
          <table:table-cell table:style-name="Таблица19.K1" table:number-columns-spanned="3" office:value-type="string">
            <text:p text:style-name="P14"/>
          </table: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14"/>
          </table:table-cell>
          <table:covered-table-cell/>
          <table:covered-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2" office:value-type="string">
            <text:p text:style-name="P38"/>
          </table:table-cell>
          <table:covered-table-cell/>
          <table:table-cell table:style-name="Таблица19.C7" table:number-columns-spanned="4" office:value-type="string">
            <text:p text:style-name="P38">(подпись)</text:p>
          </table:table-cell>
          <table:covered-table-cell/>
          <table:covered-table-cell/>
          <table:covered-table-cell/>
          <table:table-cell table:style-name="Таблица19.A1" office:value-type="string">
            <text:p text:style-name="P14"/>
          </table:table-cell>
          <table:table-cell table:style-name="Таблица19.H7" table:number-columns-spanned="5" office:value-type="string">
            <text:p text:style-name="P31"><text:span text:style-name="Основной_20_шрифт_20_абзаца"><text:span text:style-name="T29">(ФИО)</text:span></text:span></text:p>
          </table:table-cell>
          <table:covered-table-cell/>
          <table:covered-table-cell/>
          <table:covered-table-cell/>
          <table:covered-table-cell/>
          <table:table-cell table:style-name="Таблица19.A1" table:number-columns-spanned="2" office:value-type="string">
            <text:p text:style-name="P14"/>
          </table:table-cell>
          <table:covered-table-cell/>
          <table:table-cell table:style-name="Таблица19.O7" table:number-columns-spanned="3" office:value-type="string">
            <text:p text:style-name="P14"/>
          </table:table-cell>
          <table:covered-table-cell/>
          <table:covered-table-cell/>
          <table:table-cell table:style-name="Таблица19.A1" table:number-columns-spanned="2" office:value-type="string">
            <text:p text:style-name="P14"/>
          </table:table-cell>
          <table:covered-table-cell/>
          <table:table-cell table:style-name="Таблица19.T7" table:number-columns-spanned="3" office:value-type="string">
            <text:p text:style-name="P14"/>
          </table:table-cell>
          <table:covered-table-cell/>
          <table:covered-table-cell/>
          <table:table-cell table:style-name="Таблица19.W1" table:number-columns-spanned="2" office:value-type="string">
            <text:p text:style-name="P14"/>
          </table:table-cell>
          <table:covered-table-cell/>
          <table:table-cell office:value-type="string">
            <text:p text:style-name="P14"/>
          </table:table-cell>
        </table:table-row>
      </table:table>
      <text:p text:style-name="P97"/>
      <text:p text:style-name="Обычный"><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left="0cm" fo:margin-right="0cm" fo:margin-top="0cm" fo:margin-bottom="0.212cm" loext:contextual-spacing="false" fo:hyphenation-ladder-count="no-limit" fo:text-indent="1.3cm" style:auto-text-indent="false">
        <style:tab-stops/>
      </style:paragraph-properties>
      <style:text-properties style:language-asian="zh" style:country-asian="CN" style:font-size-complex="10pt" fo:hyphenate="false"/>
    </style:style>
    <style:style style:name="Heading_20_1" style:display-name="Heading 1" style:family="paragraph" style:parent-style-name="Обычный" style:next-style-name="Обычный" style:default-outline-level="1" style:class="text">
      <style:paragraph-properties fo:margin-left="0.635cm" fo:margin-right="0cm" fo:margin-top="0.847cm" fo:margin-bottom="0.282cm" loext:contextual-spacing="false" fo:keep-together="always" fo:hyphenation-ladder-count="no-limit" fo:text-indent="0cm" style:auto-text-indent="false" fo:keep-with-next="always">
        <style:tab-stops>
          <style:tab-stop style:position="2.117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Обычный" style:next-style-name="Обычный" style:default-outline-level="2" style:class="text">
      <style:paragraph-properties fo:margin-left="0.794cm" fo:margin-right="0cm" fo:margin-top="0.353cm" fo:margin-bottom="0.212cm" loext:contextual-spacing="false" fo:keep-together="always" fo:hyphenation-ladder-count="no-limit" fo:text-indent="0cm" style:auto-text-indent="false" fo:keep-with-next="always">
        <style:tab-stops>
          <style:tab-stop style:position="1.958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353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Обычный" style:family="paragraph">
      <style:paragraph-properties fo:margin-left="0cm" fo:margin-right="0cm" fo:margin-top="0cm" fo:margin-bottom="0cm" loext:contextual-spacing="false" fo:line-height="100%" fo:text-align="justify" style:justify-single-word="false" fo:orphans="0" fo:widows="0" fo:hyphenation-ladder-count="no-limit" fo:text-indent="0.953cm" style:auto-text-indent="false" style:text-autospace="none">
        <style:tab-stops>
          <style:tab-stop style:position="2.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tab-stop style:position="1.482cm"/>
        </style:tab-stops>
      </style:paragraph-properties>
      <style:text-properties fo:hyphenate="false"/>
    </style:style>
    <style:style style:name="List_20_of_20_buttons" style:display-name="List of buttons" style:family="paragraph" style:parent-style-name="Абзац_20_списка" style:list-style-name="LFO7">
      <style:paragraph-properties fo:margin-left="0.953cm" fo:margin-right="0cm" fo:hyphenation-ladder-count="no-limit" fo:text-indent="0cm" style:auto-text-indent="false">
        <style:tab-stops>
          <style:tab-stop style:position="1.799cm"/>
        </style:tab-stops>
      </style:paragraph-properties>
      <style:text-properties fo:hyphenate="false"/>
    </style:style>
    <style:style style:name="Text_20_body_20_indent" style:display-name="Text body indent" style:family="paragraph" style:parent-style-name="Обычный" style:class="text">
      <style:paragraph-properties fo:margin-left="0.635cm" fo:margin-right="0cm" fo:margin-top="0cm" fo:margin-bottom="0.212cm" loext:contextual-spacing="false" fo:hyphenation-ladder-count="no-limit" fo:text-indent="0cm" style:auto-text-indent="false">
        <style:tab-stops>
          <style:tab-stop style:position="2.117cm"/>
        </style:tab-stops>
      </style:paragraph-properties>
      <style:text-properties fo:hyphenate="false"/>
    </style:style>
    <style:style style:name="Style52" style:family="paragraph" style:parent-style-name="Обычный">
      <style:paragraph-properties fo:margin-left="0cm" fo:margin-right="0cm" fo:line-height="0.446cm" fo:hyphenation-ladder-count="no-limit" fo:text-indent="0.998cm" style:auto-text-indent="false">
        <style:tab-stops/>
      </style:paragraph-properties>
      <style:text-properties style:font-size-complex="12pt" fo:hyphenate="false"/>
    </style:style>
    <style:style style:name="List_20_of_20_papers" style:display-name="List of papers" style:family="paragraph" style:parent-style-name="Text_20_body" style:list-style-name="LFO19">
      <style:paragraph-properties fo:margin-left="0cm" fo:margin-right="0cm" fo:hyphenation-ladder-count="no-limit" fo:text-indent="0.953cm" style:auto-text-indent="false">
        <style:tab-stops>
          <style:tab-stop style:position="1.588cm"/>
        </style:tab-stops>
      </style:paragraph-properties>
      <style:text-properties fo:hyphenate="false"/>
    </style:style>
    <style:style style:name="NOINDENT-12" style:family="paragraph" style:parent-style-name="Text_20_body">
      <style:paragraph-properties fo:margin-left="0cm" fo:margin-right="0cm" fo:hyphenation-ladder-count="no-limit" fo:text-indent="0cm" style:auto-text-indent="false"/>
      <style:text-properties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Абзац_20_списка_20_Знак" style:display-name="Абзац списка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List_20_of_20_buttons_20_Знак" style:display-name="List of button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style>
    <style:style style:name="Основной_20_текст_20_с_20_отступом_20_Знак" style:display-name="Основной текст с отступом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List_20_of_20_papers_20_Знак" style:display-name="List of paper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NOINDENT-12_20_Знак" style:display-name="NOINDENT-12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weight="bold" style:font-weight-asian="bold" style:font-name-complex="Calibri" style:font-family-complex="Calibri" style:font-family-generic-complex="swiss" style:font-pitch-complex="variable"/>
    </style:style>
    <style:style style:name="WW_5f_CharLFO1LVL3" style:display-name="WW_CharLFO1LVL3" style:family="text">
      <style:text-properties fo:font-weight="normal" style:font-weight-asian="normal" style:font-name-complex="Calibri" style:font-family-complex="Calibri" style:font-family-generic-complex="swiss" style:font-pitch-complex="variable"/>
    </style:style>
    <style:style style:name="WW_5f_CharLFO1LVL4" style:display-name="WW_CharLFO1LVL4" style:family="text">
      <style:text-properties fo:font-weight="normal" style:font-weight-asian="normal" style:font-name-complex="Calibri" style:font-family-complex="Calibri" style:font-family-generic-complex="swiss" style:font-pitch-complex="variable"/>
    </style:style>
    <style:style style:name="WW_5f_CharLFO1LVL5" style:display-name="WW_CharLFO1LVL5" style:family="text">
      <style:text-properties fo:font-weight="normal" style:font-weight-asian="normal" style:font-name-complex="Calibri" style:font-family-complex="Calibri" style:font-family-generic-complex="swiss" style:font-pitch-complex="variable"/>
    </style:style>
    <style:style style:name="WW_5f_CharLFO1LVL6" style:display-name="WW_CharLFO1LVL6" style:family="text">
      <style:text-properties fo:font-weight="normal" style:font-weight-asian="normal" style:font-name-complex="Calibri" style:font-family-complex="Calibri" style:font-family-generic-complex="swiss" style:font-pitch-complex="variable"/>
    </style:style>
    <style:style style:name="WW_5f_CharLFO1LVL7" style:display-name="WW_CharLFO1LVL7" style:family="text">
      <style:text-properties fo:font-weight="normal" style:font-weight-asian="normal" style:font-name-complex="Calibri" style:font-family-complex="Calibri" style:font-family-generic-complex="swiss" style:font-pitch-complex="variable"/>
    </style:style>
    <style:style style:name="WW_5f_CharLFO1LVL8" style:display-name="WW_CharLFO1LVL8" style:family="text">
      <style:text-properties fo:font-weight="normal" style:font-weight-asian="normal" style:font-name-complex="Calibri" style:font-family-complex="Calibri" style:font-family-generic-complex="swiss" style:font-pitch-complex="variable"/>
    </style:style>
    <style:style style:name="WW_5f_CharLFO1LVL9" style:display-name="WW_CharLFO1LVL9" style:family="text">
      <style:text-properties fo:font-weight="normal" style:font-weight-asian="normal" style:font-name-complex="Calibri" style:font-family-complex="Calibri" style:font-family-generic-complex="swiss" style:font-pitch-complex="variable"/>
    </style:style>
    <style:style style:name="WW_5f_CharLFO2LVL1" style:display-name="WW_CharLFO2LVL1" style:family="text">
      <style:text-properties style:use-window-font-color="true"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Arial" fo:font-family="Arial" style:font-family-generic="swiss" style:font-pitch="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2.858cm" text:min-label-width="0.635cm"/>
      </text:list-level-style-number>
      <text:list-level-style-number text:level="3" style:num-suffix="." style:num-format="i">
        <style:list-level-properties text:space-before="4.445cm" text:min-label-width="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space-before="8.255cm" text:min-label-width="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space-before="12.06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3cm" fo:margin-bottom="1.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style:master-page style:name="MP3" style:page-layout-name="Mpm3"/>
    <style:master-page style:name="MP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
    <dc:description/>
    <dc:subject/>
    <meta:initial-creator>e</meta:initial-creator>
    <meta:creation-date>2017-03-01T07:03:00Z</meta:creation-date>
    <dc:date>2017-03-03T12:26:13.929695437</dc:date>
    <meta:editing-cycles>22</meta:editing-cycles>
    <meta:editing-duration>PT2H33M56S</meta:editing-duration>
    <meta:document-statistic meta:table-count="19" meta:image-count="0" meta:object-count="0" meta:page-count="20" meta:paragraph-count="625" meta:word-count="3505" meta:character-count="25884" meta:non-whitespace-character-count="23033"/>
    <meta:template xlink:type="simple" xlink:actuate="onRequest" xlink:title="" xlink:href="Normal.dotm"/>
  </office:meta>
</office:document-meta>
</file>